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namemodel</text:p>
          </table:table-cell>
          <table:table-cell office:value-type="string" calcext:value-type="string">
            <text:p>NW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SE3</text:p>
          </table:table-cell>
          <table:table-cell office:value-type="string" calcext:value-type="string">
            <text:p>NW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SE3</text:p>
          </table:table-cell>
          <table:table-cell office:value-type="string" calcext:value-type="string">
            <text:p>NW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SE3</text:p>
          </table:table-cell>
        </table:table-row>
        <table:table-row table:style-name="ro1">
          <table:table-cell office:value-type="string" calcext:value-type="string">
            <text:p>signal_angle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2.856" calcext:value-type="float">
            <text:p>2.856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2.856" calcext:value-type="float">
            <text:p>2.856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2.856" calcext:value-type="float">
            <text:p>2.856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2.856" calcext:value-type="float">
            <text:p>2.856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2.856" calcext:value-type="float">
            <text:p>2.856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2.856" calcext:value-type="float">
            <text:p>2.856</text:p>
          </table:table-cell>
        </table:table-row>
        <table:table-row table:style-name="ro1">
          <table:table-cell office:value-type="string" calcext:value-type="string">
            <text:p>camera_width</text:p>
          </table:table-cell>
          <table:table-cell table:number-columns-repeated="2" office:value-type="float" office:value="2.0944" calcext:value-type="float">
            <text:p>2.0944</text:p>
          </table:table-cell>
          <table:table-cell table:number-columns-repeated="2" office:value-type="float" office:value="3.49066" calcext:value-type="float">
            <text:p>3.49066</text:p>
          </table:table-cell>
          <table:table-cell table:number-columns-repeated="2" office:value-type="float" office:value="2.0944" calcext:value-type="float">
            <text:p>2.0944</text:p>
          </table:table-cell>
          <table:table-cell table:number-columns-repeated="2" office:value-type="float" office:value="3.49066" calcext:value-type="float">
            <text:p>3.49066</text:p>
          </table:table-cell>
          <table:table-cell table:number-columns-repeated="2" office:value-type="float" office:value="2.0944" calcext:value-type="float">
            <text:p>2.0944</text:p>
          </table:table-cell>
          <table:table-cell table:number-columns-repeated="2" office:value-type="float" office:value="3.49066" calcext:value-type="float">
            <text:p>3.49066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number-columns-repeated="1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p_time_sti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ter1</text:p>
          </table:table-cell>
          <table:table-cell office:value-type="float" office:value="1.6534019276" calcext:value-type="float">
            <text:p>1.6534019276</text:p>
          </table:table-cell>
          <table:table-cell office:value-type="float" office:value="0.4474580116" calcext:value-type="float">
            <text:p>0.4474580116</text:p>
          </table:table-cell>
          <table:table-cell office:value-type="float" office:value="0.7279130877" calcext:value-type="float">
            <text:p>0.7279130877</text:p>
          </table:table-cell>
          <table:table-cell office:value-type="float" office:value="0.6426598616" calcext:value-type="float">
            <text:p>0.6426598616</text:p>
          </table:table-cell>
          <table:table-cell office:value-type="float" office:value="-0.2590354458" calcext:value-type="float">
            <text:p>-0.2590354458</text:p>
          </table:table-cell>
          <table:table-cell office:value-type="float" office:value="-1.7875621539" calcext:value-type="float">
            <text:p>-1.7875621539</text:p>
          </table:table-cell>
          <table:table-cell office:value-type="float" office:value="0.7279130877" calcext:value-type="float">
            <text:p>0.7279130877</text:p>
          </table:table-cell>
          <table:table-cell office:value-type="float" office:value="0.6950324513" calcext:value-type="float">
            <text:p>0.6950324513</text:p>
          </table:table-cell>
          <table:table-cell office:value-type="float" office:value="-0.4429236548" calcext:value-type="float">
            <text:p>-0.4429236548</text:p>
          </table:table-cell>
          <table:table-cell office:value-type="float" office:value="-2.0187711365" calcext:value-type="float">
            <text:p>-2.0187711365</text:p>
          </table:table-cell>
          <table:table-cell office:value-type="float" office:value="0.9071687852" calcext:value-type="float">
            <text:p>0.9071687852</text:p>
          </table:table-cell>
          <table:table-cell office:value-type="float" office:value="0.8696077503" calcext:value-type="float">
            <text:p>0.8696077503</text:p>
          </table:table-cell>
        </table:table-row>
        <table:table-row table:style-name="ro1">
          <table:table-cell office:value-type="string" calcext:value-type="string">
            <text:p>iter2</text:p>
          </table:table-cell>
          <table:table-cell office:value-type="float" office:value="-0.1119248786" calcext:value-type="float">
            <text:p>-0.1119248786</text:p>
          </table:table-cell>
          <table:table-cell office:value-type="float" office:value="-1.9930812496" calcext:value-type="float">
            <text:p>-1.9930812496</text:p>
          </table:table-cell>
          <table:table-cell office:value-type="float" office:value="0.1901459953" calcext:value-type="float">
            <text:p>0.1901459953</text:p>
          </table:table-cell>
          <table:table-cell office:value-type="float" office:value="-0.9110602993" calcext:value-type="float">
            <text:p>-0.9110602993</text:p>
          </table:table-cell>
          <table:table-cell office:value-type="float" office:value="-1.1233100281" calcext:value-type="float">
            <text:p>-1.1233100281</text:p>
          </table:table-cell>
          <table:table-cell office:value-type="float" office:value="-3.3032654845" calcext:value-type="float">
            <text:p>-3.3032654845</text:p>
          </table:table-cell>
          <table:table-cell office:value-type="float" office:value="0.3694016927" calcext:value-type="float">
            <text:p>0.3694016927</text:p>
          </table:table-cell>
          <table:table-cell office:value-type="float" office:value="-0.7539425302" calcext:value-type="float">
            <text:p>-0.7539425302</text:p>
          </table:table-cell>
          <table:table-cell office:value-type="float" office:value="-1.2336429534" calcext:value-type="float">
            <text:p>-1.2336429534</text:p>
          </table:table-cell>
          <table:table-cell office:value-type="float" office:value="-3.2518857106" calcext:value-type="float">
            <text:p>-3.2518857106</text:p>
          </table:table-cell>
          <table:table-cell office:value-type="float" office:value="0.4659239914" calcext:value-type="float">
            <text:p>0.4659239914</text:p>
          </table:table-cell>
          <table:table-cell office:value-type="float" office:value="-0.7714000601" calcext:value-type="float">
            <text:p>-0.7714000601</text:p>
          </table:table-cell>
        </table:table-row>
        <table:table-row table:style-name="ro1">
          <table:table-cell office:value-type="string" calcext:value-type="string">
            <text:p>iter3</text:p>
          </table:table-cell>
          <table:table-cell office:value-type="float" office:value="0.1087409722" calcext:value-type="float">
            <text:p>0.1087409722</text:p>
          </table:table-cell>
          <table:table-cell office:value-type="float" office:value="-0.2204790493" calcext:value-type="float">
            <text:p>-0.2204790493</text:p>
          </table:table-cell>
          <table:table-cell office:value-type="float" office:value="0.3556127929" calcext:value-type="float">
            <text:p>0.3556127929</text:p>
          </table:table-cell>
          <table:table-cell office:value-type="float" office:value="0.3807969132" calcext:value-type="float">
            <text:p>0.3807969132</text:p>
          </table:table-cell>
          <table:table-cell office:value-type="float" office:value="0.0167968677" calcext:value-type="float">
            <text:p>0.0167968677</text:p>
          </table:table-cell>
          <table:table-cell office:value-type="float" office:value="-0.3746183711" calcext:value-type="float">
            <text:p>-0.3746183711</text:p>
          </table:table-cell>
          <table:table-cell office:value-type="float" office:value="0.5762351898" calcext:value-type="float">
            <text:p>0.5762351898</text:p>
          </table:table-cell>
          <table:table-cell office:value-type="float" office:value="0.5902872719" calcext:value-type="float">
            <text:p>0.5902872719</text:p>
          </table:table-cell>
          <table:table-cell office:value-type="float" office:value="-0.0015919532" calcext:value-type="float">
            <text:p>-0.0015919532</text:p>
          </table:table-cell>
          <table:table-cell office:value-type="float" office:value="-0.5287576929" calcext:value-type="float">
            <text:p>-0.5287576929</text:p>
          </table:table-cell>
          <table:table-cell office:value-type="float" office:value="0.4521350916" calcext:value-type="float">
            <text:p>0.4521350916</text:p>
          </table:table-cell>
          <table:table-cell office:value-type="float" office:value="0.4506270328" calcext:value-type="float">
            <text:p>0.4506270328</text:p>
          </table:table-cell>
        </table:table-row>
        <table:table-row table:style-name="ro1">
          <table:table-cell office:value-type="string" calcext:value-type="string">
            <text:p>iter4</text:p>
          </table:table-cell>
          <table:table-cell office:value-type="float" office:value="-0.8474777146" calcext:value-type="float">
            <text:p>-0.8474777146</text:p>
          </table:table-cell>
          <table:table-cell office:value-type="float" office:value="-0.6572071277" calcext:value-type="float">
            <text:p>-0.6572071277</text:p>
          </table:table-cell>
          <table:table-cell office:value-type="float" office:value="-0.5130878949" calcext:value-type="float">
            <text:p>-0.5130878949</text:p>
          </table:table-cell>
          <table:table-cell office:value-type="float" office:value="-0.282589223" calcext:value-type="float">
            <text:p>-0.282589223</text:p>
          </table:table-cell>
          <table:table-cell office:value-type="float" office:value="0.2558515393" calcext:value-type="float">
            <text:p>0.2558515393</text:p>
          </table:table-cell>
          <table:table-cell office:value-type="float" office:value="-1.0425554321" calcext:value-type="float">
            <text:p>-1.0425554321</text:p>
          </table:table-cell>
          <table:table-cell office:value-type="float" office:value="-0.5130878949" calcext:value-type="float">
            <text:p>-0.5130878949</text:p>
          </table:table-cell>
          <table:table-cell office:value-type="float" office:value="-0.2127591034" calcext:value-type="float">
            <text:p>-0.2127591034</text:p>
          </table:table-cell>
          <table:table-cell office:value-type="float" office:value="0.2742403602" calcext:value-type="float">
            <text:p>0.2742403602</text:p>
          </table:table-cell>
          <table:table-cell office:value-type="float" office:value="-0.9141059973" calcext:value-type="float">
            <text:p>-0.9141059973</text:p>
          </table:table-cell>
          <table:table-cell office:value-type="float" office:value="-0.4165655962" calcext:value-type="float">
            <text:p>-0.4165655962</text:p>
          </table:table-cell>
          <table:table-cell office:value-type="float" office:value="-0.1603865137" calcext:value-type="float">
            <text:p>-0.1603865137</text:p>
          </table:table-cell>
        </table:table-row>
        <table:table-row table:style-name="ro1">
          <table:table-cell office:value-type="string" calcext:value-type="string">
            <text:p>iter5</text:p>
          </table:table-cell>
          <table:table-cell office:value-type="float" office:value="-0.8290888937" calcext:value-type="float">
            <text:p>-0.8290888937</text:p>
          </table:table-cell>
          <table:table-cell office:value-type="float" office:value="0.9355658638" calcext:value-type="float">
            <text:p>0.9355658638</text:p>
          </table:table-cell>
          <table:table-cell office:value-type="float" office:value="-0.292465498" calcext:value-type="float">
            <text:p>-0.292465498</text:p>
          </table:table-cell>
          <table:table-cell office:value-type="float" office:value="0.4680845627" calcext:value-type="float">
            <text:p>0.4680845627</text:p>
          </table:table-cell>
          <table:table-cell office:value-type="float" office:value="-2.9805809388" calcext:value-type="float">
            <text:p>-2.9805809388</text:p>
          </table:table-cell>
          <table:table-cell office:value-type="float" office:value="-1.8646318148" calcext:value-type="float">
            <text:p>-1.8646318148</text:p>
          </table:table-cell>
          <table:table-cell office:value-type="float" office:value="-0.4165655962" calcext:value-type="float">
            <text:p>-0.4165655962</text:p>
          </table:table-cell>
          <table:table-cell office:value-type="float" office:value="0.3458818534" calcext:value-type="float">
            <text:p>0.3458818534</text:p>
          </table:table-cell>
          <table:table-cell office:value-type="float" office:value="-2.8702480134" calcext:value-type="float">
            <text:p>-2.8702480134</text:p>
          </table:table-cell>
          <table:table-cell office:value-type="float" office:value="-1.6591127191" calcext:value-type="float">
            <text:p>-1.6591127191</text:p>
          </table:table-cell>
          <table:table-cell office:value-type="float" office:value="-0.3889877966" calcext:value-type="float">
            <text:p>-0.3889877966</text:p>
          </table:table-cell>
          <table:table-cell office:value-type="float" office:value="0.3109667936" calcext:value-type="float">
            <text:p>0.3109667936</text:p>
          </table:table-cell>
        </table:table-row>
        <table:table-row table:style-name="ro1">
          <table:table-cell office:value-type="string" calcext:value-type="string">
            <text:p>iter6</text:p>
          </table:table-cell>
          <table:table-cell office:value-type="float" office:value="0.8259049872" calcext:value-type="float">
            <text:p>0.8259049872</text:p>
          </table:table-cell>
          <table:table-cell office:value-type="float" office:value="1.4236737161" calcext:value-type="float">
            <text:p>1.4236737161</text:p>
          </table:table-cell>
          <table:table-cell office:value-type="float" office:value="1.0450577833" calcext:value-type="float">
            <text:p>1.0450577833</text:p>
          </table:table-cell>
          <table:table-cell office:value-type="float" office:value="0.5379146822" calcext:value-type="float">
            <text:p>0.5379146822</text:p>
          </table:table-cell>
          <table:table-cell office:value-type="float" office:value="1.4879025396" calcext:value-type="float">
            <text:p>1.4879025396</text:p>
          </table:table-cell>
          <table:table-cell office:value-type="float" office:value="1.5264332639" calcext:value-type="float">
            <text:p>1.5264332639</text:p>
          </table:table-cell>
          <table:table-cell office:value-type="float" office:value="1.0312688835" calcext:value-type="float">
            <text:p>1.0312688835</text:p>
          </table:table-cell>
          <table:table-cell office:value-type="float" office:value="0.5379146822" calcext:value-type="float">
            <text:p>0.5379146822</text:p>
          </table:table-cell>
          <table:table-cell office:value-type="float" office:value="1.3407919724" calcext:value-type="float">
            <text:p>1.3407919724</text:p>
          </table:table-cell>
          <table:table-cell office:value-type="float" office:value="1.1924647334" calcext:value-type="float">
            <text:p>1.1924647334</text:p>
          </table:table-cell>
          <table:table-cell office:value-type="float" office:value="1.1553689817" calcext:value-type="float">
            <text:p>1.1553689817</text:p>
          </table:table-cell>
          <table:table-cell office:value-type="float" office:value="0.6426598616" calcext:value-type="float">
            <text:p>0.6426598616</text:p>
          </table:table-cell>
        </table:table-row>
        <table:table-row table:style-name="ro1">
          <table:table-cell office:value-type="string" calcext:value-type="string">
            <text:p>iter7</text:p>
          </table:table-cell>
          <table:table-cell office:value-type="float" office:value="1.8372901366" calcext:value-type="float">
            <text:p>1.8372901366</text:p>
          </table:table-cell>
          <table:table-cell office:value-type="float" office:value="3.5302444467" calcext:value-type="float">
            <text:p>3.5302444467</text:p>
          </table:table-cell>
          <table:table-cell office:value-type="float" office:value="1.0726355829" calcext:value-type="float">
            <text:p>1.0726355829</text:p>
          </table:table-cell>
          <table:table-cell office:value-type="float" office:value="1.4631637668" calcext:value-type="float">
            <text:p>1.4631637668</text:p>
          </table:table-cell>
          <table:table-cell office:value-type="float" office:value="1.2488478679" calcext:value-type="float">
            <text:p>1.2488478679</text:p>
          </table:table-cell>
          <table:table-cell office:value-type="float" office:value="3.0421365945" calcext:value-type="float">
            <text:p>3.0421365945</text:p>
          </table:table-cell>
          <table:table-cell office:value-type="float" office:value="1.0864244827" calcext:value-type="float">
            <text:p>1.0864244827</text:p>
          </table:table-cell>
          <table:table-cell office:value-type="float" office:value="1.4980788266" calcext:value-type="float">
            <text:p>1.4980788266</text:p>
          </table:table-cell>
          <table:table-cell office:value-type="float" office:value="0.8994602708" calcext:value-type="float">
            <text:p>0.8994602708</text:p>
          </table:table-cell>
          <table:table-cell office:value-type="float" office:value="2.8109276119" calcext:value-type="float">
            <text:p>2.8109276119</text:p>
          </table:table-cell>
          <table:table-cell office:value-type="float" office:value="1.0588466831" calcext:value-type="float">
            <text:p>1.0588466831</text:p>
          </table:table-cell>
          <table:table-cell office:value-type="float" office:value="1.5329938864" calcext:value-type="float">
            <text:p>1.5329938864</text:p>
          </table:table-cell>
        </table:table-row>
        <table:table-row table:style-name="ro1">
          <table:table-cell office:value-type="string" calcext:value-type="string">
            <text:p>iter8</text:p>
          </table:table-cell>
          <table:table-cell office:value-type="float" office:value="0.4397397483" calcext:value-type="float">
            <text:p>0.4397397483</text:p>
          </table:table-cell>
          <table:table-cell office:value-type="float" office:value="0.164869255" calcext:value-type="float">
            <text:p>0.164869255</text:p>
          </table:table-cell>
          <table:table-cell office:value-type="float" office:value="0.0108902978" calcext:value-type="float">
            <text:p>0.0108902978</text:p>
          </table:table-cell>
          <table:table-cell office:value-type="float" office:value="-0.4047919322" calcext:value-type="float">
            <text:p>-0.4047919322</text:p>
          </table:table-cell>
          <table:table-cell office:value-type="float" office:value="2.0395671665" calcext:value-type="float">
            <text:p>2.0395671665</text:p>
          </table:table-cell>
          <table:table-cell office:value-type="float" office:value="2.091610777" calcext:value-type="float">
            <text:p>2.091610777</text:p>
          </table:table-cell>
          <table:table-cell office:value-type="float" office:value="0.1074125964" calcext:value-type="float">
            <text:p>0.1074125964</text:p>
          </table:table-cell>
          <table:table-cell office:value-type="float" office:value="-0.3000467529" calcext:value-type="float">
            <text:p>-0.3000467529</text:p>
          </table:table-cell>
          <table:table-cell office:value-type="float" office:value="1.7085683903" calcext:value-type="float">
            <text:p>1.7085683903</text:p>
          </table:table-cell>
          <table:table-cell office:value-type="float" office:value="1.7319523596" calcext:value-type="float">
            <text:p>1.7319523596</text:p>
          </table:table-cell>
          <table:table-cell office:value-type="float" office:value="-0.0304764017" calcext:value-type="float">
            <text:p>-0.0304764017</text:p>
          </table:table-cell>
          <table:table-cell office:value-type="float" office:value="-0.4571645219" calcext:value-type="float">
            <text:p>-0.4571645219</text:p>
          </table:table-cell>
        </table:table-row>
        <table:table-row table:style-name="ro1">
          <table:table-cell office:value-type="string" calcext:value-type="string">
            <text:p>iter9</text:p>
          </table:table-cell>
          <table:table-cell office:value-type="float" office:value="-0.5532565802" calcext:value-type="float">
            <text:p>-0.5532565802</text:p>
          </table:table-cell>
          <table:table-cell office:value-type="float" office:value="0.7043568812" calcext:value-type="float">
            <text:p>0.7043568812</text:p>
          </table:table-cell>
          <table:table-cell office:value-type="float" office:value="-1.8781889757" calcext:value-type="float">
            <text:p>-1.8781889757</text:p>
          </table:table-cell>
          <table:table-cell office:value-type="float" office:value="-0.9808904189" calcext:value-type="float">
            <text:p>-0.9808904189</text:p>
          </table:table-cell>
          <table:table-cell office:value-type="float" office:value="-0.8107000728" calcext:value-type="float">
            <text:p>-0.8107000728</text:p>
          </table:table-cell>
          <table:table-cell office:value-type="float" office:value="-0.0406498406" calcext:value-type="float">
            <text:p>-0.0406498406</text:p>
          </table:table-cell>
          <table:table-cell office:value-type="float" office:value="-2.0574446732" calcext:value-type="float">
            <text:p>-2.0574446732</text:p>
          </table:table-cell>
          <table:table-cell office:value-type="float" office:value="-1.1554657179" calcext:value-type="float">
            <text:p>-1.1554657179</text:p>
          </table:table-cell>
          <table:table-cell office:value-type="float" office:value="-0.8107000728" calcext:value-type="float">
            <text:p>-0.8107000728</text:p>
          </table:table-cell>
          <table:table-cell office:value-type="float" office:value="-0.0920296146" calcext:value-type="float">
            <text:p>-0.0920296146</text:p>
          </table:table-cell>
          <table:table-cell office:value-type="float" office:value="-2.1126002725" calcext:value-type="float">
            <text:p>-2.1126002725</text:p>
          </table:table-cell>
          <table:table-cell office:value-type="float" office:value="-1.2078383075" calcext:value-type="float">
            <text:p>-1.2078383075</text:p>
          </table:table-cell>
        </table:table-row>
        <table:table-row table:style-name="ro1">
          <table:table-cell office:value-type="string" calcext:value-type="string">
            <text:p>iter10</text:p>
          </table:table-cell>
          <table:table-cell office:value-type="float" office:value="-0.8658665355" calcext:value-type="float">
            <text:p>-0.8658665355</text:p>
          </table:table-cell>
          <table:table-cell office:value-type="float" office:value="0.1391793681" calcext:value-type="float">
            <text:p>0.1391793681</text:p>
          </table:table-cell>
          <table:table-cell office:value-type="float" office:value="-1.1060105866" calcext:value-type="float">
            <text:p>-1.1060105866</text:p>
          </table:table-cell>
          <table:table-cell office:value-type="float" office:value="-0.7015699405" calcext:value-type="float">
            <text:p>-0.7015699405</text:p>
          </table:table-cell>
          <table:table-cell office:value-type="float" office:value="-0.2958130876" calcext:value-type="float">
            <text:p>-0.2958130876</text:p>
          </table:table-cell>
          <table:table-cell office:value-type="float" office:value="1.9888512292" calcext:value-type="float">
            <text:p>1.9888512292</text:p>
          </table:table-cell>
          <table:table-cell office:value-type="float" office:value="-1.078432787" calcext:value-type="float">
            <text:p>-1.078432787</text:p>
          </table:table-cell>
          <table:table-cell office:value-type="float" office:value="-0.7190274704" calcext:value-type="float">
            <text:p>-0.7190274704</text:p>
          </table:table-cell>
          <table:table-cell office:value-type="float" office:value="-0.4429236548" calcext:value-type="float">
            <text:p>-0.4429236548</text:p>
          </table:table-cell>
          <table:table-cell office:value-type="float" office:value="1.7833321335" calcext:value-type="float">
            <text:p>1.7833321335</text:p>
          </table:table-cell>
          <table:table-cell office:value-type="float" office:value="-1.216321785" calcext:value-type="float">
            <text:p>-1.216321785</text:p>
          </table:table-cell>
          <table:table-cell office:value-type="float" office:value="-0.8237726498" calcext:value-type="float">
            <text:p>-0.8237726498</text:p>
          </table:table-cell>
        </table:table-row>
        <table:table-row table:style-name="ro1">
          <table:table-cell office:value-type="string" calcext:value-type="string">
            <text:p>iter11</text:p>
          </table:table-cell>
          <table:table-cell office:value-type="float" office:value="-0.7187559683" calcext:value-type="float">
            <text:p>-0.7187559683</text:p>
          </table:table-cell>
          <table:table-cell office:value-type="float" office:value="-0.9911756581" calcext:value-type="float">
            <text:p>-0.9911756581</text:p>
          </table:table-cell>
          <table:table-cell office:value-type="float" office:value="-0.3338321974" calcext:value-type="float">
            <text:p>-0.3338321974</text:p>
          </table:table-cell>
          <table:table-cell office:value-type="float" office:value="-0.0730988642" calcext:value-type="float">
            <text:p>-0.0730988642</text:p>
          </table:table-cell>
          <table:table-cell office:value-type="float" office:value="0.3845732856" calcext:value-type="float">
            <text:p>0.3845732856</text:p>
          </table:table-cell>
          <table:table-cell office:value-type="float" office:value="1.0897051856" calcext:value-type="float">
            <text:p>1.0897051856</text:p>
          </table:table-cell>
          <table:table-cell office:value-type="float" office:value="-0.1407876001" calcext:value-type="float">
            <text:p>-0.1407876001</text:p>
          </table:table-cell>
          <table:table-cell office:value-type="float" office:value="0.1538490245" calcext:value-type="float">
            <text:p>0.1538490245</text:p>
          </table:table-cell>
          <table:table-cell office:value-type="float" office:value="0.1271297931" calcext:value-type="float">
            <text:p>0.1271297931</text:p>
          </table:table-cell>
          <table:table-cell office:value-type="float" office:value="1.0383254117" calcext:value-type="float">
            <text:p>1.0383254117</text:p>
          </table:table-cell>
          <table:table-cell office:value-type="float" office:value="-0.3338321974" calcext:value-type="float">
            <text:p>-0.3338321974</text:p>
          </table:table-cell>
          <table:table-cell office:value-type="float" office:value="-0.1254714539" calcext:value-type="float">
            <text:p>-0.1254714539</text:p>
          </table:table-cell>
        </table:table-row>
        <table:table-row table:style-name="ro1">
          <table:table-cell office:value-type="string" calcext:value-type="string">
            <text:p>iter12</text:p>
          </table:table-cell>
          <table:table-cell office:value-type="float" office:value="-0.1119248786" calcext:value-type="float">
            <text:p>-0.1119248786</text:p>
          </table:table-cell>
          <table:table-cell office:value-type="float" office:value="-1.2994543016" calcext:value-type="float">
            <text:p>-1.2994543016</text:p>
          </table:table-cell>
          <table:table-cell office:value-type="float" office:value="-0.4579322957" calcext:value-type="float">
            <text:p>-0.4579322957</text:p>
          </table:table-cell>
          <table:table-cell office:value-type="float" office:value="0.415711973" calcext:value-type="float">
            <text:p>0.415711973</text:p>
          </table:table-cell>
          <table:table-cell office:value-type="float" office:value="-1.2336429534" calcext:value-type="float">
            <text:p>-1.2336429534</text:p>
          </table:table-cell>
          <table:table-cell office:value-type="float" office:value="-2.9179171801" calcext:value-type="float">
            <text:p>-2.9179171801</text:p>
          </table:table-cell>
          <table:table-cell office:value-type="float" office:value="-0.6096101935" calcext:value-type="float">
            <text:p>-0.6096101935</text:p>
          </table:table-cell>
          <table:table-cell office:value-type="float" office:value="0.3109667936" calcext:value-type="float">
            <text:p>0.3109667936</text:p>
          </table:table-cell>
          <table:table-cell office:value-type="float" office:value="-1.1600876699" calcext:value-type="float">
            <text:p>-1.1600876699</text:p>
          </table:table-cell>
          <table:table-cell office:value-type="float" office:value="-2.9436070671" calcext:value-type="float">
            <text:p>-2.9436070671</text:p>
          </table:table-cell>
          <table:table-cell office:value-type="float" office:value="-0.3476210972" calcext:value-type="float">
            <text:p>-0.3476210972</text:p>
          </table:table-cell>
          <table:table-cell office:value-type="float" office:value="0.4680845627" calcext:value-type="float">
            <text:p>0.4680845627</text:p>
          </table:table-cell>
        </table:table-row>
        <table:table-row table:style-name="ro1">
          <table:table-cell office:value-type="string" calcext:value-type="string">
            <text:p>iter13</text:p>
          </table:table-cell>
          <table:table-cell office:value-type="float" office:value="-0.590034222" calcext:value-type="float">
            <text:p>-0.590034222</text:p>
          </table:table-cell>
          <table:table-cell office:value-type="float" office:value="-0.8113464494" calcext:value-type="float">
            <text:p>-0.8113464494</text:p>
          </table:table-cell>
          <table:table-cell office:value-type="float" office:value="-1.0094882879" calcext:value-type="float">
            <text:p>-1.0094882879</text:p>
          </table:table-cell>
          <table:table-cell office:value-type="float" office:value="-1.295125957" calcext:value-type="float">
            <text:p>-1.295125957</text:p>
          </table:table-cell>
          <table:table-cell office:value-type="float" office:value="0.6052391364" calcext:value-type="float">
            <text:p>0.6052391364</text:p>
          </table:table-cell>
          <table:table-cell office:value-type="float" office:value="0.3446984638" calcext:value-type="float">
            <text:p>0.3446984638</text:p>
          </table:table-cell>
          <table:table-cell office:value-type="float" office:value="-0.9129659893" calcext:value-type="float">
            <text:p>-0.9129659893</text:p>
          </table:table-cell>
          <table:table-cell office:value-type="float" office:value="-1.2078383075" calcext:value-type="float">
            <text:p>-1.2078383075</text:p>
          </table:table-cell>
          <table:table-cell office:value-type="float" office:value="0.5316838528" calcext:value-type="float">
            <text:p>0.5316838528</text:p>
          </table:table-cell>
          <table:table-cell office:value-type="float" office:value="0.4217681246" calcext:value-type="float">
            <text:p>0.4217681246</text:p>
          </table:table-cell>
          <table:table-cell office:value-type="float" office:value="-1.0232771877" calcext:value-type="float">
            <text:p>-1.0232771877</text:p>
          </table:table-cell>
          <table:table-cell office:value-type="float" office:value="-1.3649560766" calcext:value-type="float">
            <text:p>-1.3649560766</text:p>
          </table:table-cell>
        </table:table-row>
        <table:table-row table:style-name="ro1">
          <table:table-cell office:value-type="string" calcext:value-type="string">
            <text:p>iter14</text:p>
          </table:table-cell>
          <table:table-cell office:value-type="float" office:value="-0.1303136995" calcext:value-type="float">
            <text:p>-0.1303136995</text:p>
          </table:table-cell>
          <table:table-cell office:value-type="float" office:value="0.4731478986" calcext:value-type="float">
            <text:p>0.4731478986</text:p>
          </table:table-cell>
          <table:table-cell office:value-type="float" office:value="0.066045897" calcext:value-type="float">
            <text:p>0.066045897</text:p>
          </table:table-cell>
          <table:table-cell office:value-type="float" office:value="0.1538490245" calcext:value-type="float">
            <text:p>0.1538490245</text:p>
          </table:table-cell>
          <table:table-cell office:value-type="float" office:value="0.0719633304" calcext:value-type="float">
            <text:p>0.0719633304</text:p>
          </table:table-cell>
          <table:table-cell office:value-type="float" office:value="1.9374714552" calcext:value-type="float">
            <text:p>1.9374714552</text:p>
          </table:table-cell>
          <table:table-cell office:value-type="float" office:value="-0.0580542013" calcext:value-type="float">
            <text:p>-0.0580542013</text:p>
          </table:table-cell>
          <table:table-cell office:value-type="float" office:value="0.0491038451" calcext:value-type="float">
            <text:p>0.0491038451</text:p>
          </table:table-cell>
          <table:table-cell office:value-type="float" office:value="0.2742403602" calcext:value-type="float">
            <text:p>0.2742403602</text:p>
          </table:table-cell>
          <table:table-cell office:value-type="float" office:value="2.3228197596" calcext:value-type="float">
            <text:p>2.3228197596</text:p>
          </table:table-cell>
          <table:table-cell office:value-type="float" office:value="-0.0166875018" calcext:value-type="float">
            <text:p>-0.0166875018</text:p>
          </table:table-cell>
          <table:table-cell office:value-type="float" office:value="0.0141887853" calcext:value-type="float">
            <text:p>0.0141887853</text:p>
          </table:table-cell>
        </table:table-row>
        <table:table-row table:style-name="ro1">
          <table:table-cell office:value-type="string" calcext:value-type="string">
            <text:p>iter15</text:p>
          </table:table-cell>
          <table:table-cell office:value-type="float" office:value="-0.9945882818" calcext:value-type="float">
            <text:p>-0.9945882818</text:p>
          </table:table-cell>
          <table:table-cell office:value-type="float" office:value="0.0107299333" calcext:value-type="float">
            <text:p>0.0107299333</text:p>
          </table:table-cell>
          <table:table-cell office:value-type="float" office:value="-0.9819104883" calcext:value-type="float">
            <text:p>-0.9819104883</text:p>
          </table:table-cell>
          <table:table-cell office:value-type="float" office:value="-0.3698768724" calcext:value-type="float">
            <text:p>-0.3698768724</text:p>
          </table:table-cell>
          <table:table-cell office:value-type="float" office:value="-1.2152541325" calcext:value-type="float">
            <text:p>-1.2152541325</text:p>
          </table:table-cell>
          <table:table-cell office:value-type="float" office:value="0.0877995942" calcext:value-type="float">
            <text:p>0.0877995942</text:p>
          </table:table-cell>
          <table:table-cell office:value-type="float" office:value="-0.9819104883" calcext:value-type="float">
            <text:p>-0.9819104883</text:p>
          </table:table-cell>
          <table:table-cell office:value-type="float" office:value="-0.3873344023" calcext:value-type="float">
            <text:p>-0.3873344023</text:p>
          </table:table-cell>
          <table:table-cell office:value-type="float" office:value="-1.1600876699" calcext:value-type="float">
            <text:p>-1.1600876699</text:p>
          </table:table-cell>
          <table:table-cell office:value-type="float" office:value="0.1391793681" calcext:value-type="float">
            <text:p>0.1391793681</text:p>
          </table:table-cell>
          <table:table-cell office:value-type="float" office:value="-0.7474991916" calcext:value-type="float">
            <text:p>-0.7474991916</text:p>
          </table:table-cell>
          <table:table-cell office:value-type="float" office:value="-0.0381838044" calcext:value-type="float">
            <text:p>-0.0381838044</text:p>
          </table:table-cell>
        </table:table-row>
        <table:table-row table:style-name="ro1">
          <table:table-cell office:value-type="string" calcext:value-type="string">
            <text:p>iter16</text:p>
          </table:table-cell>
          <table:table-cell office:value-type="float" office:value="-1.3623646997" calcext:value-type="float">
            <text:p>-1.3623646997</text:p>
          </table:table-cell>
          <table:table-cell office:value-type="float" office:value="-2.3784295539" calcext:value-type="float">
            <text:p>-2.3784295539</text:p>
          </table:table-cell>
          <table:table-cell office:value-type="float" office:value="-1.57483318" calcext:value-type="float">
            <text:p>-1.57483318</text:p>
          </table:table-cell>
          <table:table-cell office:value-type="float" office:value="-2.6393557592" calcext:value-type="float">
            <text:p>-2.6393557592</text:p>
          </table:table-cell>
          <table:table-cell office:value-type="float" office:value="-0.8107000728" calcext:value-type="float">
            <text:p>-0.8107000728</text:p>
          </table:table-cell>
          <table:table-cell office:value-type="float" office:value="-2.6867081975" calcext:value-type="float">
            <text:p>-2.6867081975</text:p>
          </table:table-cell>
          <table:table-cell office:value-type="float" office:value="-1.5334664806" calcext:value-type="float">
            <text:p>-1.5334664806</text:p>
          </table:table-cell>
          <table:table-cell office:value-type="float" office:value="-2.5346105798" calcext:value-type="float">
            <text:p>-2.5346105798</text:p>
          </table:table-cell>
          <table:table-cell office:value-type="float" office:value="-0.6268118638" calcext:value-type="float">
            <text:p>-0.6268118638</text:p>
          </table:table-cell>
          <table:table-cell office:value-type="float" office:value="-2.5068789887" calcext:value-type="float">
            <text:p>-2.5068789887</text:p>
          </table:table-cell>
          <table:table-cell office:value-type="float" office:value="-1.5334664806" calcext:value-type="float">
            <text:p>-1.5334664806</text:p>
          </table:table-cell>
          <table:table-cell office:value-type="float" office:value="-2.6218982293" calcext:value-type="float">
            <text:p>-2.6218982293</text:p>
          </table:table-cell>
        </table:table-row>
        <table:table-row table:style-name="ro1">
          <table:table-cell office:value-type="string" calcext:value-type="string">
            <text:p>iter17</text:p>
          </table:table-cell>
          <table:table-cell office:value-type="float" office:value="3.0141746741" calcext:value-type="float">
            <text:p>3.0141746741</text:p>
          </table:table-cell>
          <table:table-cell office:value-type="float" office:value="1.1924647334" calcext:value-type="float">
            <text:p>1.1924647334</text:p>
          </table:table-cell>
          <table:table-cell office:value-type="float" office:value="2.4791033632" calcext:value-type="float">
            <text:p>2.4791033632</text:p>
          </table:table-cell>
          <table:table-cell office:value-type="float" office:value="1.9170595442" calcext:value-type="float">
            <text:p>1.9170595442</text:p>
          </table:table-cell>
          <table:table-cell office:value-type="float" office:value="2.0947336292" calcext:value-type="float">
            <text:p>2.0947336292</text:p>
          </table:table-cell>
          <table:table-cell office:value-type="float" office:value="1.1410849595" calcext:value-type="float">
            <text:p>1.1410849595</text:p>
          </table:table-cell>
          <table:table-cell office:value-type="float" office:value="2.3274254653" calcext:value-type="float">
            <text:p>2.3274254653</text:p>
          </table:table-cell>
          <table:table-cell office:value-type="float" office:value="1.8472294246" calcext:value-type="float">
            <text:p>1.8472294246</text:p>
          </table:table-cell>
          <table:table-cell office:value-type="float" office:value="2.1866777337" calcext:value-type="float">
            <text:p>2.1866777337</text:p>
          </table:table-cell>
          <table:table-cell office:value-type="float" office:value="1.4236737161" calcext:value-type="float">
            <text:p>1.4236737161</text:p>
          </table:table-cell>
          <table:table-cell office:value-type="float" office:value="2.4239477639" calcext:value-type="float">
            <text:p>2.4239477639</text:p>
          </table:table-cell>
          <table:table-cell office:value-type="float" office:value="1.8821444844" calcext:value-type="float">
            <text:p>1.8821444844</text:p>
          </table:table-cell>
        </table:table-row>
        <table:table-row table:style-name="ro1">
          <table:table-cell office:value-type="string" calcext:value-type="string">
            <text:p>iter18</text:p>
          </table:table-cell>
          <table:table-cell office:value-type="float" office:value="1.5430690022" calcext:value-type="float">
            <text:p>1.5430690022</text:p>
          </table:table-cell>
          <table:table-cell office:value-type="float" office:value="-1.5049733973" calcext:value-type="float">
            <text:p>-1.5049733973</text:p>
          </table:table-cell>
          <table:table-cell office:value-type="float" office:value="1.4035691782" calcext:value-type="float">
            <text:p>1.4035691782</text:p>
          </table:table-cell>
          <table:table-cell office:value-type="float" office:value="1.1489282287" calcext:value-type="float">
            <text:p>1.1489282287</text:p>
          </table:table-cell>
          <table:table-cell office:value-type="float" office:value="1.9844007038" calcext:value-type="float">
            <text:p>1.9844007038</text:p>
          </table:table-cell>
          <table:table-cell office:value-type="float" office:value="-0.2461689363" calcext:value-type="float">
            <text:p>-0.2461689363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1.0616405792" calcext:value-type="float">
            <text:p>1.0616405792</text:p>
          </table:table-cell>
          <table:table-cell office:value-type="float" office:value="2.1131224501" calcext:value-type="float">
            <text:p>2.1131224501</text:p>
          </table:table-cell>
          <table:table-cell office:value-type="float" office:value="-0.1177195015" calcext:value-type="float">
            <text:p>-0.1177195015</text:p>
          </table:table-cell>
          <table:table-cell office:value-type="float" office:value="1.1829467813" calcext:value-type="float">
            <text:p>1.1829467813</text:p>
          </table:table-cell>
          <table:table-cell office:value-type="float" office:value="0.8521502204" calcext:value-type="float">
            <text:p>0.8521502204</text:p>
          </table:table-cell>
        </table:table-row>
        <table:table-row table:style-name="ro1">
          <table:table-cell office:value-type="string" calcext:value-type="string">
            <text:p>iter19</text:p>
          </table:table-cell>
          <table:table-cell office:value-type="float" office:value="-0.8107000728" calcext:value-type="float">
            <text:p>-0.8107000728</text:p>
          </table:table-cell>
          <table:table-cell office:value-type="float" office:value="-1.0168655451" calcext:value-type="float">
            <text:p>-1.0168655451</text:p>
          </table:table-cell>
          <table:table-cell office:value-type="float" office:value="-1.1335883862" calcext:value-type="float">
            <text:p>-1.1335883862</text:p>
          </table:table-cell>
          <table:table-cell office:value-type="float" office:value="-1.2252958374" calcext:value-type="float">
            <text:p>-1.2252958374</text:p>
          </table:table-cell>
          <table:table-cell office:value-type="float" office:value="-1.2704205952" calcext:value-type="float">
            <text:p>-1.2704205952</text:p>
          </table:table-cell>
          <table:table-cell office:value-type="float" office:value="-1.2223846408" calcext:value-type="float">
            <text:p>-1.2223846408</text:p>
          </table:table-cell>
          <table:table-cell office:value-type="float" office:value="-0.9267548891" calcext:value-type="float">
            <text:p>-0.9267548891</text:p>
          </table:table-cell>
          <table:table-cell office:value-type="float" office:value="-1.0158054787" calcext:value-type="float">
            <text:p>-1.0158054787</text:p>
          </table:table-cell>
          <table:table-cell office:value-type="float" office:value="-1.141698849" calcext:value-type="float">
            <text:p>-1.141698849</text:p>
          </table:table-cell>
          <table:table-cell office:value-type="float" office:value="-1.1196250929" calcext:value-type="float">
            <text:p>-1.1196250929</text:p>
          </table:table-cell>
          <table:table-cell office:value-type="float" office:value="-1.0232771877" calcext:value-type="float">
            <text:p>-1.0232771877</text:p>
          </table:table-cell>
          <table:table-cell office:value-type="float" office:value="-1.0332630086" calcext:value-type="float">
            <text:p>-1.0332630086</text:p>
          </table:table-cell>
        </table:table-row>
        <table:table-row table:style-name="ro1">
          <table:table-cell office:value-type="string" calcext:value-type="string">
            <text:p>iter20</text:p>
          </table:table-cell>
          <table:table-cell office:value-type="float" office:value="1.1752925843" calcext:value-type="float">
            <text:p>1.1752925843</text:p>
          </table:table-cell>
          <table:table-cell office:value-type="float" office:value="1.2695343943" calcext:value-type="float">
            <text:p>1.2695343943</text:p>
          </table:table-cell>
          <table:table-cell office:value-type="float" office:value="1.1967356811" calcext:value-type="float">
            <text:p>1.1967356811</text:p>
          </table:table-cell>
          <table:table-cell office:value-type="float" office:value="0.6077448018" calcext:value-type="float">
            <text:p>0.6077448018</text:p>
          </table:table-cell>
          <table:table-cell office:value-type="float" office:value="1.6901795694" calcext:value-type="float">
            <text:p>1.6901795694</text:p>
          </table:table-cell>
          <table:table-cell office:value-type="float" office:value="0.190559142" calcext:value-type="float">
            <text:p>0.190559142</text:p>
          </table:table-cell>
          <table:table-cell office:value-type="float" office:value="1.1829467813" calcext:value-type="float">
            <text:p>1.1829467813</text:p>
          </table:table-cell>
          <table:table-cell office:value-type="float" office:value="0.6252023317" calcext:value-type="float">
            <text:p>0.6252023317</text:p>
          </table:table-cell>
          <table:table-cell office:value-type="float" office:value="1.8924565993" calcext:value-type="float">
            <text:p>1.8924565993</text:p>
          </table:table-cell>
          <table:table-cell office:value-type="float" office:value="0.4217681246" calcext:value-type="float">
            <text:p>0.4217681246</text:p>
          </table:table-cell>
          <table:table-cell office:value-type="float" office:value="1.1415800819" calcext:value-type="float">
            <text:p>1.1415800819</text:p>
          </table:table-cell>
          <table:table-cell office:value-type="float" office:value="0.5902872719" calcext:value-type="float">
            <text:p>0.5902872719</text:p>
          </table:table-cell>
        </table:table-row>
        <table:table-row table:style-name="ro1">
          <table:table-cell office:value-type="string" calcext:value-type="string">
            <text:p>iter21</text:p>
          </table:table-cell>
          <table:table-cell office:value-type="float" office:value="-1.2336429534" calcext:value-type="float">
            <text:p>-1.2336429534</text:p>
          </table:table-cell>
          <table:table-cell office:value-type="float" office:value="-1.710492493" calcext:value-type="float">
            <text:p>-1.710492493</text:p>
          </table:table-cell>
          <table:table-cell office:value-type="float" office:value="-0.361409997" calcext:value-type="float">
            <text:p>-0.361409997</text:p>
          </table:table-cell>
          <table:table-cell office:value-type="float" office:value="-1.1903807777" calcext:value-type="float">
            <text:p>-1.1903807777</text:p>
          </table:table-cell>
          <table:table-cell office:value-type="float" office:value="-1.5830305505" calcext:value-type="float">
            <text:p>-1.5830305505</text:p>
          </table:table-cell>
          <table:table-cell office:value-type="float" office:value="-1.5820430582" calcext:value-type="float">
            <text:p>-1.5820430582</text:p>
          </table:table-cell>
          <table:table-cell office:value-type="float" office:value="-0.2648876984" calcext:value-type="float">
            <text:p>-0.2648876984</text:p>
          </table:table-cell>
          <table:table-cell office:value-type="float" office:value="-1.2078383075" calcext:value-type="float">
            <text:p>-1.2078383075</text:p>
          </table:table-cell>
          <table:table-cell office:value-type="float" office:value="-1.7301411177" calcext:value-type="float">
            <text:p>-1.7301411177</text:p>
          </table:table-cell>
          <table:table-cell office:value-type="float" office:value="-1.5049733973" calcext:value-type="float">
            <text:p>-1.5049733973</text:p>
          </table:table-cell>
          <table:table-cell office:value-type="float" office:value="-0.2235209989" calcext:value-type="float">
            <text:p>-0.2235209989</text:p>
          </table:table-cell>
          <table:table-cell office:value-type="float" office:value="-1.0856355983" calcext:value-type="float">
            <text:p>-1.0856355983</text:p>
          </table:table-cell>
        </table:table-row>
        <table:table-row table:style-name="ro1">
          <table:table-cell office:value-type="string" calcext:value-type="string">
            <text:p>iter22</text:p>
          </table:table-cell>
          <table:table-cell office:value-type="float" office:value="0.0903521513" calcext:value-type="float">
            <text:p>0.0903521513</text:p>
          </table:table-cell>
          <table:table-cell office:value-type="float" office:value="1.5007433769" calcext:value-type="float">
            <text:p>1.5007433769</text:p>
          </table:table-cell>
          <table:table-cell office:value-type="float" office:value="0.4383461918" calcext:value-type="float">
            <text:p>0.4383461918</text:p>
          </table:table-cell>
          <table:table-cell office:value-type="float" office:value="1.6377390658" calcext:value-type="float">
            <text:p>1.6377390658</text:p>
          </table:table-cell>
          <table:table-cell office:value-type="float" office:value="0.2926291811" calcext:value-type="float">
            <text:p>0.2926291811</text:p>
          </table:table-cell>
          <table:table-cell office:value-type="float" office:value="0.832806316" calcext:value-type="float">
            <text:p>0.832806316</text:p>
          </table:table-cell>
          <table:table-cell office:value-type="float" office:value="0.3556127929" calcext:value-type="float">
            <text:p>0.3556127929</text:p>
          </table:table-cell>
          <table:table-cell office:value-type="float" office:value="1.5504514163" calcext:value-type="float">
            <text:p>1.5504514163</text:p>
          </table:table-cell>
          <table:table-cell office:value-type="float" office:value="0.1639074348" calcext:value-type="float">
            <text:p>0.1639074348</text:p>
          </table:table-cell>
          <table:table-cell office:value-type="float" office:value="0.6529771073" calcext:value-type="float">
            <text:p>0.6529771073</text:p>
          </table:table-cell>
          <table:table-cell office:value-type="float" office:value="0.2453015945" calcext:value-type="float">
            <text:p>0.2453015945</text:p>
          </table:table-cell>
          <table:table-cell office:value-type="float" office:value="1.4806212967" calcext:value-type="float">
            <text:p>1.4806212967</text:p>
          </table:table-cell>
        </table:table-row>
        <table:table-row table:style-name="ro1">
          <table:table-cell office:value-type="string" calcext:value-type="string">
            <text:p>iter23</text:p>
          </table:table-cell>
          <table:table-cell office:value-type="float" office:value="0.0903521513" calcext:value-type="float">
            <text:p>0.0903521513</text:p>
          </table:table-cell>
          <table:table-cell office:value-type="float" office:value="-2.5325688757" calcext:value-type="float">
            <text:p>-2.5325688757</text:p>
          </table:table-cell>
          <table:table-cell office:value-type="float" office:value="0.1763570954" calcext:value-type="float">
            <text:p>0.1763570954</text:p>
          </table:table-cell>
          <table:table-cell office:value-type="float" office:value="0.1014764348" calcext:value-type="float">
            <text:p>0.1014764348</text:p>
          </table:table-cell>
          <table:table-cell office:value-type="float" office:value="-0.5532565802" calcext:value-type="float">
            <text:p>-0.5532565802</text:p>
          </table:table-cell>
          <table:table-cell office:value-type="float" office:value="-2.1986003452" calcext:value-type="float">
            <text:p>-2.1986003452</text:p>
          </table:table-cell>
          <table:table-cell office:value-type="float" office:value="0.0384680974" calcext:value-type="float">
            <text:p>0.0384680974</text:p>
          </table:table-cell>
          <table:table-cell office:value-type="float" office:value="0.0141887853" calcext:value-type="float">
            <text:p>0.0141887853</text:p>
          </table:table-cell>
          <table:table-cell office:value-type="float" office:value="-0.7555336101" calcext:value-type="float">
            <text:p>-0.7555336101</text:p>
          </table:table-cell>
          <table:table-cell office:value-type="float" office:value="-2.2499801191" calcext:value-type="float">
            <text:p>-2.2499801191</text:p>
          </table:table-cell>
          <table:table-cell office:value-type="float" office:value="0.1487792958" calcext:value-type="float">
            <text:p>0.1487792958</text:p>
          </table:table-cell>
          <table:table-cell office:value-type="float" office:value="0.1538490245" calcext:value-type="float">
            <text:p>0.1538490245</text:p>
          </table:table-cell>
        </table:table-row>
        <table:table-row table:style-name="ro1">
          <table:table-cell office:value-type="string" calcext:value-type="string">
            <text:p>iter24</text:p>
          </table:table-cell>
          <table:table-cell office:value-type="float" office:value="-0.4245348339" calcext:value-type="float">
            <text:p>-0.4245348339</text:p>
          </table:table-cell>
          <table:table-cell office:value-type="float" office:value="1.1153950725" calcext:value-type="float">
            <text:p>1.1153950725</text:p>
          </table:table-cell>
          <table:table-cell office:value-type="float" office:value="0.1763570954" calcext:value-type="float">
            <text:p>0.1763570954</text:p>
          </table:table-cell>
          <table:table-cell office:value-type="float" office:value="0.241136674" calcext:value-type="float">
            <text:p>0.241136674</text:p>
          </table:table-cell>
          <table:table-cell office:value-type="float" office:value="0.1271297931" calcext:value-type="float">
            <text:p>0.1271297931</text:p>
          </table:table-cell>
          <table:table-cell office:value-type="float" office:value="0.807116429" calcext:value-type="float">
            <text:p>0.807116429</text:p>
          </table:table-cell>
          <table:table-cell office:value-type="float" office:value="0.134990396" calcext:value-type="float">
            <text:p>0.134990396</text:p>
          </table:table-cell>
          <table:table-cell office:value-type="float" office:value="0.2062216142" calcext:value-type="float">
            <text:p>0.2062216142</text:p>
          </table:table-cell>
          <table:table-cell office:value-type="float" office:value="-0.0935360577" calcext:value-type="float">
            <text:p>-0.0935360577</text:p>
          </table:table-cell>
          <table:table-cell office:value-type="float" office:value="0.5245276725" calcext:value-type="float">
            <text:p>0.5245276725</text:p>
          </table:table-cell>
          <table:table-cell office:value-type="float" office:value="0.0522569972" calcext:value-type="float">
            <text:p>0.0522569972</text:p>
          </table:table-cell>
          <table:table-cell office:value-type="float" office:value="0.0840189049" calcext:value-type="float">
            <text:p>0.0840189049</text:p>
          </table:table-cell>
        </table:table-row>
        <table:table-row table:style-name="ro1">
          <table:table-cell office:value-type="string" calcext:value-type="string">
            <text:p>iter25</text:p>
          </table:table-cell>
          <table:table-cell office:value-type="float" office:value="3.216451704" calcext:value-type="float">
            <text:p>3.216451704</text:p>
          </table:table-cell>
          <table:table-cell office:value-type="float" office:value="4.3523208294" calcext:value-type="float">
            <text:p>4.3523208294</text:p>
          </table:table-cell>
          <table:table-cell office:value-type="float" office:value="2.2998476657" calcext:value-type="float">
            <text:p>2.2998476657</text:p>
          </table:table-cell>
          <table:table-cell office:value-type="float" office:value="2.2312950823" calcext:value-type="float">
            <text:p>2.2312950823</text:p>
          </table:table-cell>
          <table:table-cell office:value-type="float" office:value="3.8048939728" calcext:value-type="float">
            <text:p>3.8048939728</text:p>
          </table:table-cell>
          <table:table-cell office:value-type="float" office:value="5.5854354035" calcext:value-type="float">
            <text:p>5.5854354035</text:p>
          </table:table-cell>
          <table:table-cell office:value-type="float" office:value="2.3550032649" calcext:value-type="float">
            <text:p>2.3550032649</text:p>
          </table:table-cell>
          <table:table-cell office:value-type="float" office:value="2.3011252019" calcext:value-type="float">
            <text:p>2.3011252019</text:p>
          </table:table-cell>
          <table:table-cell office:value-type="float" office:value="3.95200454" calcext:value-type="float">
            <text:p>3.95200454</text:p>
          </table:table-cell>
          <table:table-cell office:value-type="float" office:value="5.6881949513" calcext:value-type="float">
            <text:p>5.6881949513</text:p>
          </table:table-cell>
          <table:table-cell office:value-type="float" office:value="2.3687921647" calcext:value-type="float">
            <text:p>2.3687921647</text:p>
          </table:table-cell>
          <table:table-cell office:value-type="float" office:value="2.3185827318" calcext:value-type="float">
            <text:p>2.3185827318</text:p>
          </table:table-cell>
        </table:table-row>
        <table:table-row table:style-name="ro1">
          <table:table-cell office:value-type="string" calcext:value-type="string">
            <text:p>iter26</text:p>
          </table:table-cell>
          <table:table-cell office:value-type="float" office:value="0.8994602708" calcext:value-type="float">
            <text:p>0.8994602708</text:p>
          </table:table-cell>
          <table:table-cell office:value-type="float" office:value="-1.1453149799" calcext:value-type="float">
            <text:p>-1.1453149799</text:p>
          </table:table-cell>
          <table:table-cell office:value-type="float" office:value="0.5900240896" calcext:value-type="float">
            <text:p>0.5900240896</text:p>
          </table:table-cell>
          <table:table-cell office:value-type="float" office:value="-0.2127591034" calcext:value-type="float">
            <text:p>-0.2127591034</text:p>
          </table:table-cell>
          <table:table-cell office:value-type="float" office:value="1.6901795694" calcext:value-type="float">
            <text:p>1.6901795694</text:p>
          </table:table-cell>
          <table:table-cell office:value-type="float" office:value="0.5245276725" calcext:value-type="float">
            <text:p>0.5245276725</text:p>
          </table:table-cell>
          <table:table-cell office:value-type="float" office:value="0.6451796889" calcext:value-type="float">
            <text:p>0.6451796889</text:p>
          </table:table-cell>
          <table:table-cell office:value-type="float" office:value="-0.0905563941" calcext:value-type="float">
            <text:p>-0.0905563941</text:p>
          </table:table-cell>
          <table:table-cell office:value-type="float" office:value="1.8005124948" calcext:value-type="float">
            <text:p>1.8005124948</text:p>
          </table:table-cell>
          <table:table-cell office:value-type="float" office:value="0.807116429" calcext:value-type="float">
            <text:p>0.807116429</text:p>
          </table:table-cell>
          <table:table-cell office:value-type="float" office:value="0.5486573902" calcext:value-type="float">
            <text:p>0.5486573902</text:p>
          </table:table-cell>
          <table:table-cell office:value-type="float" office:value="-0.2127591034" calcext:value-type="float">
            <text:p>-0.2127591034</text:p>
          </table:table-cell>
        </table:table-row>
        <table:table-row table:style-name="ro1">
          <table:table-cell office:value-type="string" calcext:value-type="string">
            <text:p>iter27</text:p>
          </table:table-cell>
          <table:table-cell office:value-type="float" office:value="1.1385149425" calcext:value-type="float">
            <text:p>1.1385149425</text:p>
          </table:table-cell>
          <table:table-cell office:value-type="float" office:value="0.1134894811" calcext:value-type="float">
            <text:p>0.1134894811</text:p>
          </table:table-cell>
          <table:table-cell office:value-type="float" office:value="1.2932579798" calcext:value-type="float">
            <text:p>1.2932579798</text:p>
          </table:table-cell>
          <table:table-cell office:value-type="float" office:value="0.4331695029" calcext:value-type="float">
            <text:p>0.4331695029</text:p>
          </table:table-cell>
          <table:table-cell office:value-type="float" office:value="2.0211783456" calcext:value-type="float">
            <text:p>2.0211783456</text:p>
          </table:table-cell>
          <table:table-cell office:value-type="float" office:value="0.3446984638" calcext:value-type="float">
            <text:p>0.3446984638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0.5379146822" calcext:value-type="float">
            <text:p>0.5379146822</text:p>
          </table:table-cell>
          <table:table-cell office:value-type="float" office:value="1.9844007038" calcext:value-type="float">
            <text:p>1.9844007038</text:p>
          </table:table-cell>
          <table:table-cell office:value-type="float" office:value="0.4217681246" calcext:value-type="float">
            <text:p>0.4217681246</text:p>
          </table:table-cell>
          <table:table-cell office:value-type="float" office:value="1.2381023806" calcext:value-type="float">
            <text:p>1.2381023806</text:p>
          </table:table-cell>
          <table:table-cell office:value-type="float" office:value="0.4680845627" calcext:value-type="float">
            <text:p>0.4680845627</text:p>
          </table:table-cell>
        </table:table-row>
        <table:table-row table:style-name="ro1">
          <table:table-cell office:value-type="string" calcext:value-type="string">
            <text:p>iter28</text:p>
          </table:table-cell>
          <table:table-cell office:value-type="float" office:value="0.2190738975" calcext:value-type="float">
            <text:p>0.2190738975</text:p>
          </table:table-cell>
          <table:table-cell office:value-type="float" office:value="-0.2461689363" calcext:value-type="float">
            <text:p>-0.2461689363</text:p>
          </table:table-cell>
          <table:table-cell office:value-type="float" office:value="0.9071687852" calcext:value-type="float">
            <text:p>0.9071687852</text:p>
          </table:table-cell>
          <table:table-cell office:value-type="float" office:value="-0.614282291" calcext:value-type="float">
            <text:p>-0.614282291</text:p>
          </table:table-cell>
          <table:table-cell office:value-type="float" office:value="-2.0611398939" calcext:value-type="float">
            <text:p>-2.0611398939</text:p>
          </table:table-cell>
          <table:table-cell office:value-type="float" office:value="-1.4022138495" calcext:value-type="float">
            <text:p>-1.4022138495</text:p>
          </table:table-cell>
          <table:table-cell office:value-type="float" office:value="0.920957685" calcext:value-type="float">
            <text:p>0.920957685</text:p>
          </table:table-cell>
          <table:table-cell office:value-type="float" office:value="-0.5095371116" calcext:value-type="float">
            <text:p>-0.5095371116</text:p>
          </table:table-cell>
          <table:table-cell office:value-type="float" office:value="-1.8036964013" calcext:value-type="float">
            <text:p>-1.8036964013</text:p>
          </table:table-cell>
          <table:table-cell office:value-type="float" office:value="-1.1453149799" calcext:value-type="float">
            <text:p>-1.1453149799</text:p>
          </table:table-cell>
          <table:table-cell office:value-type="float" office:value="0.8795909856" calcext:value-type="float">
            <text:p>0.8795909856</text:p>
          </table:table-cell>
          <table:table-cell office:value-type="float" office:value="-0.6491973508" calcext:value-type="float">
            <text:p>-0.6491973508</text:p>
          </table:table-cell>
        </table:table-row>
        <table:table-row table:style-name="ro1">
          <table:table-cell office:value-type="string" calcext:value-type="string">
            <text:p>iter29</text:p>
          </table:table-cell>
          <table:table-cell office:value-type="float" office:value="1.2488478679" calcext:value-type="float">
            <text:p>1.2488478679</text:p>
          </table:table-cell>
          <table:table-cell office:value-type="float" office:value="-0.8627262233" calcext:value-type="float">
            <text:p>-0.8627262233</text:p>
          </table:table-cell>
          <table:table-cell office:value-type="float" office:value="1.2381023806" calcext:value-type="float">
            <text:p>1.2381023806</text:p>
          </table:table-cell>
          <table:table-cell office:value-type="float" office:value="0.6950324513" calcext:value-type="float">
            <text:p>0.6950324513</text:p>
          </table:table-cell>
          <table:table-cell office:value-type="float" office:value="0.0719633304" calcext:value-type="float">
            <text:p>0.0719633304</text:p>
          </table:table-cell>
          <table:table-cell office:value-type="float" office:value="-1.093935206" calcext:value-type="float">
            <text:p>-1.093935206</text:p>
          </table:table-cell>
          <table:table-cell office:value-type="float" office:value="1.2932579798" calcext:value-type="float">
            <text:p>1.2932579798</text:p>
          </table:table-cell>
          <table:table-cell office:value-type="float" office:value="0.7997776307" calcext:value-type="float">
            <text:p>0.7997776307</text:p>
          </table:table-cell>
          <table:table-cell office:value-type="float" office:value="-0.0015919532" calcext:value-type="float">
            <text:p>-0.0015919532</text:p>
          </table:table-cell>
          <table:table-cell office:value-type="float" office:value="-1.4792835104" calcext:value-type="float">
            <text:p>-1.4792835104</text:p>
          </table:table-cell>
          <table:table-cell office:value-type="float" office:value="1.3622024788" calcext:value-type="float">
            <text:p>1.3622024788</text:p>
          </table:table-cell>
          <table:table-cell office:value-type="float" office:value="0.8870652802" calcext:value-type="float">
            <text:p>0.8870652802</text:p>
          </table:table-cell>
        </table:table-row>
        <table:table-row table:style-name="ro1">
          <table:table-cell office:value-type="string" calcext:value-type="string">
            <text:p>iter30</text:p>
          </table:table-cell>
          <table:table-cell office:value-type="float" office:value="1.5246801813" calcext:value-type="float">
            <text:p>1.5246801813</text:p>
          </table:table-cell>
          <table:table-cell office:value-type="float" office:value="0.6015973334" calcext:value-type="float">
            <text:p>0.6015973334</text:p>
          </table:table-cell>
          <table:table-cell office:value-type="float" office:value="1.1691578815" calcext:value-type="float">
            <text:p>1.1691578815</text:p>
          </table:table-cell>
          <table:table-cell office:value-type="float" office:value="1.3235035277" calcext:value-type="float">
            <text:p>1.3235035277</text:p>
          </table:table-cell>
          <table:table-cell office:value-type="float" office:value="2.2234553755" calcext:value-type="float">
            <text:p>2.2234553755</text:p>
          </table:table-cell>
          <table:table-cell office:value-type="float" office:value="1.6548826987" calcext:value-type="float">
            <text:p>1.6548826987</text:p>
          </table:table-cell>
          <table:table-cell office:value-type="float" office:value="1.2243134808" calcext:value-type="float">
            <text:p>1.2243134808</text:p>
          </table:table-cell>
          <table:table-cell office:value-type="float" office:value="1.3409610576" calcext:value-type="float">
            <text:p>1.3409610576</text:p>
          </table:table-cell>
          <table:table-cell office:value-type="float" office:value="2.6280094353" calcext:value-type="float">
            <text:p>2.6280094353</text:p>
          </table:table-cell>
          <table:table-cell office:value-type="float" office:value="2.1943703248" calcext:value-type="float">
            <text:p>2.1943703248</text:p>
          </table:table-cell>
          <table:table-cell office:value-type="float" office:value="1.3897802784" calcext:value-type="float">
            <text:p>1.3897802784</text:p>
          </table:table-cell>
          <table:table-cell office:value-type="float" office:value="1.5853664761" calcext:value-type="float">
            <text:p>1.5853664761</text:p>
          </table:table-cell>
        </table:table-row>
        <table:table-row table:style-name="ro1">
          <table:table-cell office:value-type="string" calcext:value-type="string">
            <text:p>iter31</text:p>
          </table:table-cell>
          <table:table-cell office:value-type="float" office:value="-3.6609673121" calcext:value-type="float">
            <text:p>-3.6609673121</text:p>
          </table:table-cell>
          <table:table-cell office:value-type="float" office:value="-3.2261958236" calcext:value-type="float">
            <text:p>-3.2261958236</text:p>
          </table:table-cell>
          <table:table-cell office:value-type="float" office:value="-2.8434119622" calcext:value-type="float">
            <text:p>-2.8434119622</text:p>
          </table:table-cell>
          <table:table-cell office:value-type="float" office:value="-2.0632572725" calcext:value-type="float">
            <text:p>-2.0632572725</text:p>
          </table:table-cell>
          <table:table-cell office:value-type="float" office:value="-2.6495821626" calcext:value-type="float">
            <text:p>-2.6495821626</text:p>
          </table:table-cell>
          <table:table-cell office:value-type="float" office:value="-2.1729104583" calcext:value-type="float">
            <text:p>-2.1729104583</text:p>
          </table:table-cell>
          <table:table-cell office:value-type="float" office:value="-2.8158341626" calcext:value-type="float">
            <text:p>-2.8158341626</text:p>
          </table:table-cell>
          <table:table-cell office:value-type="float" office:value="-2.0632572725" calcext:value-type="float">
            <text:p>-2.0632572725</text:p>
          </table:table-cell>
          <table:table-cell office:value-type="float" office:value="-2.4473051328" calcext:value-type="float">
            <text:p>-2.4473051328</text:p>
          </table:table-cell>
          <table:table-cell office:value-type="float" office:value="-2.0444610235" calcext:value-type="float">
            <text:p>-2.0444610235</text:p>
          </table:table-cell>
          <table:table-cell office:value-type="float" office:value="-2.719311864" calcext:value-type="float">
            <text:p>-2.719311864</text:p>
          </table:table-cell>
          <table:table-cell office:value-type="float" office:value="-1.9235970334" calcext:value-type="float">
            <text:p>-1.9235970334</text:p>
          </table:table-cell>
        </table:table-row>
        <table:table-row table:style-name="ro1">
          <table:table-cell office:value-type="string" calcext:value-type="string">
            <text:p>iter32</text:p>
          </table:table-cell>
          <table:table-cell office:value-type="float" office:value="2.4625100472" calcext:value-type="float">
            <text:p>2.4625100472</text:p>
          </table:table-cell>
          <table:table-cell office:value-type="float" office:value="2.759547838" calcext:value-type="float">
            <text:p>2.759547838</text:p>
          </table:table-cell>
          <table:table-cell office:value-type="float" office:value="1.6931360742" calcext:value-type="float">
            <text:p>1.6931360742</text:p>
          </table:table-cell>
          <table:table-cell office:value-type="float" office:value="2.0567197834" calcext:value-type="float">
            <text:p>2.0567197834</text:p>
          </table:table-cell>
          <table:table-cell office:value-type="float" office:value="0.67879442" calcext:value-type="float">
            <text:p>0.67879442</text:p>
          </table:table-cell>
          <table:table-cell office:value-type="float" office:value="1.3209141682" calcext:value-type="float">
            <text:p>1.3209141682</text:p>
          </table:table-cell>
          <table:table-cell office:value-type="float" office:value="1.775869473" calcext:value-type="float">
            <text:p>1.775869473</text:p>
          </table:table-cell>
          <table:table-cell office:value-type="float" office:value="2.1090923731" calcext:value-type="float">
            <text:p>2.1090923731</text:p>
          </table:table-cell>
          <table:table-cell office:value-type="float" office:value="0.8810714499" calcext:value-type="float">
            <text:p>0.8810714499</text:p>
          </table:table-cell>
          <table:table-cell office:value-type="float" office:value="1.4236737161" calcext:value-type="float">
            <text:p>1.4236737161</text:p>
          </table:table-cell>
          <table:table-cell office:value-type="float" office:value="1.8586028719" calcext:value-type="float">
            <text:p>1.8586028719</text:p>
          </table:table-cell>
          <table:table-cell office:value-type="float" office:value="2.1614649628" calcext:value-type="float">
            <text:p>2.1614649628</text:p>
          </table:table-cell>
        </table:table-row>
        <table:table-row table:style-name="ro1">
          <table:table-cell office:value-type="string" calcext:value-type="string">
            <text:p>iter33</text:p>
          </table:table-cell>
          <table:table-cell office:value-type="float" office:value="1.0281820171" calcext:value-type="float">
            <text:p>1.0281820171</text:p>
          </table:table-cell>
          <table:table-cell office:value-type="float" office:value="-0.451688032" calcext:value-type="float">
            <text:p>-0.451688032</text:p>
          </table:table-cell>
          <table:table-cell office:value-type="float" office:value="0.4797128912" calcext:value-type="float">
            <text:p>0.4797128912</text:p>
          </table:table-cell>
          <table:table-cell office:value-type="float" office:value="0.241136674" calcext:value-type="float">
            <text:p>0.241136674</text:p>
          </table:table-cell>
          <table:table-cell office:value-type="float" office:value="0.4397397483" calcext:value-type="float">
            <text:p>0.4397397483</text:p>
          </table:table-cell>
          <table:table-cell office:value-type="float" office:value="-1.3251441886" calcext:value-type="float">
            <text:p>-1.3251441886</text:p>
          </table:table-cell>
          <table:table-cell office:value-type="float" office:value="0.3556127929" calcext:value-type="float">
            <text:p>0.3556127929</text:p>
          </table:table-cell>
          <table:table-cell office:value-type="float" office:value="0.0316463152" calcext:value-type="float">
            <text:p>0.0316463152</text:p>
          </table:table-cell>
          <table:table-cell office:value-type="float" office:value="0.1087409722" calcext:value-type="float">
            <text:p>0.1087409722</text:p>
          </table:table-cell>
          <table:table-cell office:value-type="float" office:value="-1.6591127191" calcext:value-type="float">
            <text:p>-1.6591127191</text:p>
          </table:table-cell>
          <table:table-cell office:value-type="float" office:value="0.424557292" calcext:value-type="float">
            <text:p>0.424557292</text:p>
          </table:table-cell>
          <table:table-cell office:value-type="float" office:value="0.0491038451" calcext:value-type="float">
            <text:p>0.0491038451</text:p>
          </table:table-cell>
        </table:table-row>
        <table:table-row table:style-name="ro1">
          <table:table-cell office:value-type="string" calcext:value-type="string">
            <text:p>iter34</text:p>
          </table:table-cell>
          <table:table-cell office:value-type="float" office:value="1.1017373007" calcext:value-type="float">
            <text:p>1.1017373007</text:p>
          </table:table-cell>
          <table:table-cell office:value-type="float" office:value="-1.1453149799" calcext:value-type="float">
            <text:p>-1.1453149799</text:p>
          </table:table-cell>
          <table:table-cell office:value-type="float" office:value="1.1002133825" calcext:value-type="float">
            <text:p>1.1002133825</text:p>
          </table:table-cell>
          <table:table-cell office:value-type="float" office:value="-0.0032687446" calcext:value-type="float">
            <text:p>-0.0032687446</text:p>
          </table:table-cell>
          <table:table-cell office:value-type="float" office:value="2.6280094353" calcext:value-type="float">
            <text:p>2.6280094353</text:p>
          </table:table-cell>
          <table:table-cell office:value-type="float" office:value="1.3466040552" calcext:value-type="float">
            <text:p>1.3466040552</text:p>
          </table:table-cell>
          <table:table-cell office:value-type="float" office:value="1.0036910838" calcext:value-type="float">
            <text:p>1.0036910838</text:p>
          </table:table-cell>
          <table:table-cell office:value-type="float" office:value="-0.0730988642" calcext:value-type="float">
            <text:p>-0.0730988642</text:p>
          </table:table-cell>
          <table:table-cell office:value-type="float" office:value="2.1682889128" calcext:value-type="float">
            <text:p>2.1682889128</text:p>
          </table:table-cell>
          <table:table-cell office:value-type="float" office:value="0.9355658638" calcext:value-type="float">
            <text:p>0.9355658638</text:p>
          </table:table-cell>
          <table:table-cell office:value-type="float" office:value="0.7830686869" calcext:value-type="float">
            <text:p>0.7830686869</text:p>
          </table:table-cell>
          <table:table-cell office:value-type="float" office:value="-0.3175042828" calcext:value-type="float">
            <text:p>-0.3175042828</text:p>
          </table:table-cell>
        </table:table-row>
        <table:table-row table:style-name="ro1">
          <table:table-cell office:value-type="string" calcext:value-type="string">
            <text:p>iter35</text:p>
          </table:table-cell>
          <table:table-cell office:value-type="float" office:value="-4.3413536853" calcext:value-type="float">
            <text:p>-4.3413536853</text:p>
          </table:table-cell>
          <table:table-cell office:value-type="float" office:value="-4.9987980238" calcext:value-type="float">
            <text:p>-4.9987980238</text:p>
          </table:table-cell>
          <table:table-cell office:value-type="float" office:value="-2.0436557734" calcext:value-type="float">
            <text:p>-2.0436557734</text:p>
          </table:table-cell>
          <table:table-cell office:value-type="float" office:value="-2.5171530499" calcext:value-type="float">
            <text:p>-2.5171530499</text:p>
          </table:table-cell>
          <table:table-cell office:value-type="float" office:value="-1.8036964013" calcext:value-type="float">
            <text:p>-1.8036964013</text:p>
          </table:table-cell>
          <table:table-cell office:value-type="float" office:value="-1.4022138495" calcext:value-type="float">
            <text:p>-1.4022138495</text:p>
          </table:table-cell>
          <table:table-cell office:value-type="float" office:value="-2.0160779738" calcext:value-type="float">
            <text:p>-2.0160779738</text:p>
          </table:table-cell>
          <table:table-cell office:value-type="float" office:value="-2.5520681097" calcext:value-type="float">
            <text:p>-2.5520681097</text:p>
          </table:table-cell>
          <table:table-cell office:value-type="float" office:value="-1.6565858341" calcext:value-type="float">
            <text:p>-1.6565858341</text:p>
          </table:table-cell>
          <table:table-cell office:value-type="float" office:value="-1.4792835104" calcext:value-type="float">
            <text:p>-1.4792835104</text:p>
          </table:table-cell>
          <table:table-cell office:value-type="float" office:value="-1.7954555769" calcext:value-type="float">
            <text:p>-1.7954555769</text:p>
          </table:table-cell>
          <table:table-cell office:value-type="float" office:value="-2.2902051612" calcext:value-type="float">
            <text:p>-2.2902051612</text:p>
          </table:table-cell>
        </table:table-row>
        <table:table-row table:style-name="ro1">
          <table:table-cell office:value-type="string" calcext:value-type="string">
            <text:p>iter36</text:p>
          </table:table-cell>
          <table:table-cell office:value-type="float" office:value="0.8259049872" calcext:value-type="float">
            <text:p>0.8259049872</text:p>
          </table:table-cell>
          <table:table-cell office:value-type="float" office:value="-0.8627262233" calcext:value-type="float">
            <text:p>-0.8627262233</text:p>
          </table:table-cell>
          <table:table-cell office:value-type="float" office:value="0.424557292" calcext:value-type="float">
            <text:p>0.424557292</text:p>
          </table:table-cell>
          <table:table-cell office:value-type="float" office:value="-1.7141066746" calcext:value-type="float">
            <text:p>-1.7141066746</text:p>
          </table:table-cell>
          <table:table-cell office:value-type="float" office:value="-0.4245348339" calcext:value-type="float">
            <text:p>-0.4245348339</text:p>
          </table:table-cell>
          <table:table-cell office:value-type="float" office:value="-2.3784295539" calcext:value-type="float">
            <text:p>-2.3784295539</text:p>
          </table:table-cell>
          <table:table-cell office:value-type="float" office:value="0.3418238931" calcext:value-type="float">
            <text:p>0.3418238931</text:p>
          </table:table-cell>
          <table:table-cell office:value-type="float" office:value="-1.8363093839" calcext:value-type="float">
            <text:p>-1.8363093839</text:p>
          </table:table-cell>
          <table:table-cell office:value-type="float" office:value="-0.2774242667" calcext:value-type="float">
            <text:p>-0.2774242667</text:p>
          </table:table-cell>
          <table:table-cell office:value-type="float" office:value="-2.0701509104" calcext:value-type="float">
            <text:p>-2.0701509104</text:p>
          </table:table-cell>
          <table:table-cell office:value-type="float" office:value="0.5348684904" calcext:value-type="float">
            <text:p>0.5348684904</text:p>
          </table:table-cell>
          <table:table-cell office:value-type="float" office:value="-1.6268190251" calcext:value-type="float">
            <text:p>-1.6268190251</text:p>
          </table:table-cell>
        </table:table-row>
        <table:table-row table:style-name="ro1">
          <table:table-cell office:value-type="string" calcext:value-type="string">
            <text:p>iter37</text:p>
          </table:table-cell>
          <table:table-cell office:value-type="float" office:value="0.2742403602" calcext:value-type="float">
            <text:p>0.2742403602</text:p>
          </table:table-cell>
          <table:table-cell office:value-type="float" office:value="-1.3765239625" calcext:value-type="float">
            <text:p>-1.3765239625</text:p>
          </table:table-cell>
          <table:table-cell office:value-type="float" office:value="-0.002898602" calcext:value-type="float">
            <text:p>-0.002898602</text:p>
          </table:table-cell>
          <table:table-cell office:value-type="float" office:value="0.0141887853" calcext:value-type="float">
            <text:p>0.0141887853</text:p>
          </table:table-cell>
          <table:table-cell office:value-type="float" office:value="1.9108454202" calcext:value-type="float">
            <text:p>1.9108454202</text:p>
          </table:table-cell>
          <table:table-cell office:value-type="float" office:value="0.807116429" calcext:value-type="float">
            <text:p>0.807116429</text:p>
          </table:table-cell>
          <table:table-cell office:value-type="float" office:value="0.0522569972" calcext:value-type="float">
            <text:p>0.0522569972</text:p>
          </table:table-cell>
          <table:table-cell office:value-type="float" office:value="0.066561375" calcext:value-type="float">
            <text:p>0.066561375</text:p>
          </table:table-cell>
          <table:table-cell office:value-type="float" office:value="2.0027895247" calcext:value-type="float">
            <text:p>2.0027895247</text:p>
          </table:table-cell>
          <table:table-cell office:value-type="float" office:value="0.9869456377" calcext:value-type="float">
            <text:p>0.9869456377</text:p>
          </table:table-cell>
          <table:table-cell office:value-type="float" office:value="0.0384680974" calcext:value-type="float">
            <text:p>0.0384680974</text:p>
          </table:table-cell>
          <table:table-cell office:value-type="float" office:value="-0.0556413343" calcext:value-type="float">
            <text:p>-0.0556413343</text:p>
          </table:table-cell>
        </table:table-row>
        <table:table-row table:style-name="ro1">
          <table:table-cell office:value-type="string" calcext:value-type="string">
            <text:p>iter38</text:p>
          </table:table-cell>
          <table:table-cell office:value-type="float" office:value="2.7199535398" calcext:value-type="float">
            <text:p>2.7199535398</text:p>
          </table:table-cell>
          <table:table-cell office:value-type="float" office:value="0.4217681246" calcext:value-type="float">
            <text:p>0.4217681246</text:p>
          </table:table-cell>
          <table:table-cell office:value-type="float" office:value="2.1481697678" calcext:value-type="float">
            <text:p>2.1481697678</text:p>
          </table:table-cell>
          <table:table-cell office:value-type="float" office:value="1.0616405792" calcext:value-type="float">
            <text:p>1.0616405792</text:p>
          </table:table-cell>
          <table:table-cell office:value-type="float" office:value="0.8075161663" calcext:value-type="float">
            <text:p>0.8075161663</text:p>
          </table:table-cell>
          <table:table-cell office:value-type="float" office:value="-0.5544475798" calcext:value-type="float">
            <text:p>-0.5544475798</text:p>
          </table:table-cell>
          <table:table-cell office:value-type="float" office:value="2.134380868" calcext:value-type="float">
            <text:p>2.134380868</text:p>
          </table:table-cell>
          <table:table-cell office:value-type="float" office:value="0.9743529297" calcext:value-type="float">
            <text:p>0.9743529297</text:p>
          </table:table-cell>
          <table:table-cell office:value-type="float" office:value="0.6604055991" calcext:value-type="float">
            <text:p>0.6604055991</text:p>
          </table:table-cell>
          <table:table-cell office:value-type="float" office:value="-0.6828970146" calcext:value-type="float">
            <text:p>-0.6828970146</text:p>
          </table:table-cell>
          <table:table-cell office:value-type="float" office:value="2.1068030684" calcext:value-type="float">
            <text:p>2.1068030684</text:p>
          </table:table-cell>
          <table:table-cell office:value-type="float" office:value="0.9743529297" calcext:value-type="float">
            <text:p>0.9743529297</text:p>
          </table:table-cell>
        </table:table-row>
        <table:table-row table:style-name="ro1">
          <table:table-cell office:value-type="string" calcext:value-type="string">
            <text:p>iter39</text:p>
          </table:table-cell>
          <table:table-cell office:value-type="float" office:value="0.6604055991" calcext:value-type="float">
            <text:p>0.6604055991</text:p>
          </table:table-cell>
          <table:table-cell office:value-type="float" office:value="0.7043568812" calcext:value-type="float">
            <text:p>0.7043568812</text:p>
          </table:table-cell>
          <table:table-cell office:value-type="float" office:value="0.2590904943" calcext:value-type="float">
            <text:p>0.2590904943</text:p>
          </table:table-cell>
          <table:table-cell office:value-type="float" office:value="0.415711973" calcext:value-type="float">
            <text:p>0.415711973</text:p>
          </table:table-cell>
          <table:table-cell office:value-type="float" office:value="0.1639074348" calcext:value-type="float">
            <text:p>0.1639074348</text:p>
          </table:table-cell>
          <table:table-cell office:value-type="float" office:value="0.2419389159" calcext:value-type="float">
            <text:p>0.2419389159</text:p>
          </table:table-cell>
          <table:table-cell office:value-type="float" office:value="0.3280349933" calcext:value-type="float">
            <text:p>0.3280349933</text:p>
          </table:table-cell>
          <table:table-cell office:value-type="float" office:value="0.4331695029" calcext:value-type="float">
            <text:p>0.4331695029</text:p>
          </table:table-cell>
          <table:table-cell office:value-type="float" office:value="0.0535745095" calcext:value-type="float">
            <text:p>0.0535745095</text:p>
          </table:table-cell>
          <table:table-cell office:value-type="float" office:value="0.1391793681" calcext:value-type="float">
            <text:p>0.1391793681</text:p>
          </table:table-cell>
          <table:table-cell office:value-type="float" office:value="0.3142460935" calcext:value-type="float">
            <text:p>0.3142460935</text:p>
          </table:table-cell>
          <table:table-cell office:value-type="float" office:value="0.5204571523" calcext:value-type="float">
            <text:p>0.5204571523</text:p>
          </table:table-cell>
        </table:table-row>
        <table:table-row table:style-name="ro1">
          <table:table-cell office:value-type="string" calcext:value-type="string">
            <text:p>iter40</text:p>
          </table:table-cell>
          <table:table-cell office:value-type="float" office:value="-1.4543088042" calcext:value-type="float">
            <text:p>-1.4543088042</text:p>
          </table:table-cell>
          <table:table-cell office:value-type="float" office:value="-2.2242902322" calcext:value-type="float">
            <text:p>-2.2242902322</text:p>
          </table:table-cell>
          <table:table-cell office:value-type="float" office:value="-2.2504892705" calcext:value-type="float">
            <text:p>-2.2504892705</text:p>
          </table:table-cell>
          <table:table-cell office:value-type="float" office:value="-2.5869831695" calcext:value-type="float">
            <text:p>-2.5869831695</text:p>
          </table:table-cell>
          <table:table-cell office:value-type="float" office:value="-1.6565858341" calcext:value-type="float">
            <text:p>-1.6565858341</text:p>
          </table:table-cell>
          <table:table-cell office:value-type="float" office:value="-2.3013598931" calcext:value-type="float">
            <text:p>-2.3013598931</text:p>
          </table:table-cell>
          <table:table-cell office:value-type="float" office:value="-2.2229114709" calcext:value-type="float">
            <text:p>-2.2229114709</text:p>
          </table:table-cell>
          <table:table-cell office:value-type="float" office:value="-2.5869831695" calcext:value-type="float">
            <text:p>-2.5869831695</text:p>
          </table:table-cell>
          <table:table-cell office:value-type="float" office:value="-1.6381970132" calcext:value-type="float">
            <text:p>-1.6381970132</text:p>
          </table:table-cell>
          <table:table-cell office:value-type="float" office:value="-2.32704978" calcext:value-type="float">
            <text:p>-2.32704978</text:p>
          </table:table-cell>
          <table:table-cell office:value-type="float" office:value="-2.2229114709" calcext:value-type="float">
            <text:p>-2.2229114709</text:p>
          </table:table-cell>
          <table:table-cell office:value-type="float" office:value="-2.5346105798" calcext:value-type="float">
            <text:p>-2.5346105798</text:p>
          </table:table-cell>
        </table:table-row>
        <table:table-row table:style-name="ro1">
          <table:table-cell office:value-type="string" calcext:value-type="string">
            <text:p>iter41</text:p>
          </table:table-cell>
          <table:table-cell office:value-type="float" office:value="0.9546267335" calcext:value-type="float">
            <text:p>0.9546267335</text:p>
          </table:table-cell>
          <table:table-cell office:value-type="float" office:value="2.8623073858" calcext:value-type="float">
            <text:p>2.8623073858</text:p>
          </table:table-cell>
          <table:table-cell office:value-type="float" office:value="0.4107683922" calcext:value-type="float">
            <text:p>0.4107683922</text:p>
          </table:table-cell>
          <table:table-cell office:value-type="float" office:value="0.9918104596" calcext:value-type="float">
            <text:p>0.9918104596</text:p>
          </table:table-cell>
          <table:table-cell office:value-type="float" office:value="1.3959584351" calcext:value-type="float">
            <text:p>1.3959584351</text:p>
          </table:table-cell>
          <table:table-cell office:value-type="float" office:value="2.9393770467" calcext:value-type="float">
            <text:p>2.9393770467</text:p>
          </table:table-cell>
          <table:table-cell office:value-type="float" office:value="0.2039348951" calcext:value-type="float">
            <text:p>0.2039348951</text:p>
          </table:table-cell>
          <table:table-cell office:value-type="float" office:value="0.8172351606" calcext:value-type="float">
            <text:p>0.8172351606</text:p>
          </table:table-cell>
          <table:table-cell office:value-type="float" office:value="1.2856255097" calcext:value-type="float">
            <text:p>1.2856255097</text:p>
          </table:table-cell>
          <table:table-cell office:value-type="float" office:value="2.8623073858" calcext:value-type="float">
            <text:p>2.8623073858</text:p>
          </table:table-cell>
          <table:table-cell office:value-type="float" office:value="0.4797128912" calcext:value-type="float">
            <text:p>0.4797128912</text:p>
          </table:table-cell>
          <table:table-cell office:value-type="float" office:value="1.0092679895" calcext:value-type="float">
            <text:p>1.0092679895</text:p>
          </table:table-cell>
        </table:table-row>
        <table:table-row table:style-name="ro1">
          <table:table-cell office:value-type="string" calcext:value-type="string">
            <text:p>iter42</text:p>
          </table:table-cell>
          <table:table-cell office:value-type="float" office:value="0.0351856886" calcext:value-type="float">
            <text:p>0.0351856886</text:p>
          </table:table-cell>
          <table:table-cell office:value-type="float" office:value="-0.2204790493" calcext:value-type="float">
            <text:p>-0.2204790493</text:p>
          </table:table-cell>
          <table:table-cell office:value-type="float" office:value="-0.0442653015" calcext:value-type="float">
            <text:p>-0.0442653015</text:p>
          </table:table-cell>
          <table:table-cell office:value-type="float" office:value="-0.0556413343" calcext:value-type="float">
            <text:p>-0.0556413343</text:p>
          </table:table-cell>
          <table:table-cell office:value-type="float" office:value="-1.1968653116" calcext:value-type="float">
            <text:p>-1.1968653116</text:p>
          </table:table-cell>
          <table:table-cell office:value-type="float" office:value="-1.3765239625" calcext:value-type="float">
            <text:p>-1.3765239625</text:p>
          </table:table-cell>
          <table:table-cell office:value-type="float" office:value="-0.2648876984" calcext:value-type="float">
            <text:p>-0.2648876984</text:p>
          </table:table-cell>
          <table:table-cell office:value-type="float" office:value="-0.2302166333" calcext:value-type="float">
            <text:p>-0.2302166333</text:p>
          </table:table-cell>
          <table:table-cell office:value-type="float" office:value="-1.3807535206" calcext:value-type="float">
            <text:p>-1.3807535206</text:p>
          </table:table-cell>
          <table:table-cell office:value-type="float" office:value="-1.6334228321" calcext:value-type="float">
            <text:p>-1.6334228321</text:p>
          </table:table-cell>
          <table:table-cell office:value-type="float" office:value="-0.1821542995" calcext:value-type="float">
            <text:p>-0.1821542995</text:p>
          </table:table-cell>
          <table:table-cell office:value-type="float" office:value="-0.2476741632" calcext:value-type="float">
            <text:p>-0.2476741632</text:p>
          </table:table-cell>
        </table:table-row>
        <table:table-row table:style-name="ro1">
          <table:table-cell office:value-type="string" calcext:value-type="string">
            <text:p>iter43</text:p>
          </table:table-cell>
          <table:table-cell office:value-type="float" office:value="0.0167968677" calcext:value-type="float">
            <text:p>0.0167968677</text:p>
          </table:table-cell>
          <table:table-cell office:value-type="float" office:value="0.7300467682" calcext:value-type="float">
            <text:p>0.7300467682</text:p>
          </table:table-cell>
          <table:table-cell office:value-type="float" office:value="0.2039348951" calcext:value-type="float">
            <text:p>0.2039348951</text:p>
          </table:table-cell>
          <table:table-cell office:value-type="float" office:value="-0.3175042828" calcext:value-type="float">
            <text:p>-0.3175042828</text:p>
          </table:table-cell>
          <table:table-cell office:value-type="float" office:value="-0.7187559683" calcext:value-type="float">
            <text:p>-0.7187559683</text:p>
          </table:table-cell>
          <table:table-cell office:value-type="float" office:value="-1.0168655451" calcext:value-type="float">
            <text:p>-1.0168655451</text:p>
          </table:table-cell>
          <table:table-cell office:value-type="float" office:value="0.3142460935" calcext:value-type="float">
            <text:p>0.3142460935</text:p>
          </table:table-cell>
          <table:table-cell office:value-type="float" office:value="-0.1778440436" calcext:value-type="float">
            <text:p>-0.1778440436</text:p>
          </table:table-cell>
          <table:table-cell office:value-type="float" office:value="-0.5716454011" calcext:value-type="float">
            <text:p>-0.5716454011</text:p>
          </table:table-cell>
          <table:table-cell office:value-type="float" office:value="-1.0168655451" calcext:value-type="float">
            <text:p>-1.0168655451</text:p>
          </table:table-cell>
          <table:table-cell office:value-type="float" office:value="0.2590904943" calcext:value-type="float">
            <text:p>0.2590904943</text:p>
          </table:table-cell>
          <table:table-cell office:value-type="float" office:value="-0.2651316931" calcext:value-type="float">
            <text:p>-0.2651316931</text:p>
          </table:table-cell>
        </table:table-row>
        <table:table-row table:style-name="ro1">
          <table:table-cell office:value-type="string" calcext:value-type="string">
            <text:p>iter44</text:p>
          </table:table-cell>
          <table:table-cell office:value-type="float" office:value="-0.95781064" calcext:value-type="float">
            <text:p>-0.95781064</text:p>
          </table:table-cell>
          <table:table-cell office:value-type="float" office:value="-0.8113464494" calcext:value-type="float">
            <text:p>-0.8113464494</text:p>
          </table:table-cell>
          <table:table-cell office:value-type="float" office:value="-0.5130878949" calcext:value-type="float">
            <text:p>-0.5130878949</text:p>
          </table:table-cell>
          <table:table-cell office:value-type="float" office:value="-1.3125834869" calcext:value-type="float">
            <text:p>-1.3125834869</text:p>
          </table:table-cell>
          <table:table-cell office:value-type="float" office:value="-1.2704205952" calcext:value-type="float">
            <text:p>-1.2704205952</text:p>
          </table:table-cell>
          <table:table-cell office:value-type="float" office:value="-0.6572071277" calcext:value-type="float">
            <text:p>-0.6572071277</text:p>
          </table:table-cell>
          <table:table-cell office:value-type="float" office:value="-0.650976893" calcext:value-type="float">
            <text:p>-0.650976893</text:p>
          </table:table-cell>
          <table:table-cell office:value-type="float" office:value="-1.3649560766" calcext:value-type="float">
            <text:p>-1.3649560766</text:p>
          </table:table-cell>
          <table:table-cell office:value-type="float" office:value="-1.3255870579" calcext:value-type="float">
            <text:p>-1.3255870579</text:p>
          </table:table-cell>
          <table:table-cell office:value-type="float" office:value="-0.8370363364" calcext:value-type="float">
            <text:p>-0.8370363364</text:p>
          </table:table-cell>
          <table:table-cell office:value-type="float" office:value="-0.7612880914" calcext:value-type="float">
            <text:p>-0.7612880914</text:p>
          </table:table-cell>
          <table:table-cell office:value-type="float" office:value="-1.5046163158" calcext:value-type="float">
            <text:p>-1.5046163158</text:p>
          </table:table-cell>
        </table:table-row>
        <table:table-row table:style-name="ro1">
          <table:table-cell office:value-type="string" calcext:value-type="string">
            <text:p>iter45</text:p>
          </table:table-cell>
          <table:table-cell office:value-type="float" office:value="0.1271297931" calcext:value-type="float">
            <text:p>0.1271297931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-0.3751988968" calcext:value-type="float">
            <text:p>-0.3751988968</text:p>
          </table:table-cell>
          <table:table-cell office:value-type="float" office:value="-0.3873344023" calcext:value-type="float">
            <text:p>-0.3873344023</text:p>
          </table:table-cell>
          <table:table-cell office:value-type="float" office:value="-0.6452006847" calcext:value-type="float">
            <text:p>-0.6452006847</text:p>
          </table:table-cell>
          <table:table-cell office:value-type="float" office:value="0.6272872203" calcext:value-type="float">
            <text:p>0.6272872203</text:p>
          </table:table-cell>
          <table:table-cell office:value-type="float" office:value="-0.3338321974" calcext:value-type="float">
            <text:p>-0.3338321974</text:p>
          </table:table-cell>
          <table:table-cell office:value-type="float" office:value="-0.4222494621" calcext:value-type="float">
            <text:p>-0.4222494621</text:p>
          </table:table-cell>
          <table:table-cell office:value-type="float" office:value="-0.7923112519" calcext:value-type="float">
            <text:p>-0.7923112519</text:p>
          </table:table-cell>
          <table:table-cell office:value-type="float" office:value="0.4474580116" calcext:value-type="float">
            <text:p>0.4474580116</text:p>
          </table:table-cell>
          <table:table-cell office:value-type="float" office:value="-0.3200432976" calcext:value-type="float">
            <text:p>-0.3200432976</text:p>
          </table:table-cell>
          <table:table-cell office:value-type="float" office:value="-0.3524193425" calcext:value-type="float">
            <text:p>-0.3524193425</text:p>
          </table:table-cell>
        </table:table-row>
        <table:table-row table:style-name="ro1">
          <table:table-cell office:value-type="string" calcext:value-type="string">
            <text:p>iter46</text:p>
          </table:table-cell>
          <table:table-cell office:value-type="float" office:value="0.9362379126" calcext:value-type="float">
            <text:p>0.9362379126</text:p>
          </table:table-cell>
          <table:table-cell office:value-type="float" office:value="1.3722939421" calcext:value-type="float">
            <text:p>1.3722939421</text:p>
          </table:table-cell>
          <table:table-cell office:value-type="float" office:value="0.0522569972" calcext:value-type="float">
            <text:p>0.0522569972</text:p>
          </table:table-cell>
          <table:table-cell office:value-type="float" office:value="0.7124899812" calcext:value-type="float">
            <text:p>0.7124899812</text:p>
          </table:table-cell>
          <table:table-cell office:value-type="float" office:value="0.7339608827" calcext:value-type="float">
            <text:p>0.7339608827</text:p>
          </table:table-cell>
          <table:table-cell office:value-type="float" office:value="0.6272872203" calcext:value-type="float">
            <text:p>0.6272872203</text:p>
          </table:table-cell>
          <table:table-cell office:value-type="float" office:value="-0.0856320009" calcext:value-type="float">
            <text:p>-0.0856320009</text:p>
          </table:table-cell>
          <table:table-cell office:value-type="float" office:value="0.6426598616" calcext:value-type="float">
            <text:p>0.6426598616</text:p>
          </table:table-cell>
          <table:table-cell office:value-type="float" office:value="0.6604055991" calcext:value-type="float">
            <text:p>0.6604055991</text:p>
          </table:table-cell>
          <table:table-cell office:value-type="float" office:value="0.6786669942" calcext:value-type="float">
            <text:p>0.6786669942</text:p>
          </table:table-cell>
          <table:table-cell office:value-type="float" office:value="-0.0166875018" calcext:value-type="float">
            <text:p>-0.0166875018</text:p>
          </table:table-cell>
          <table:table-cell office:value-type="float" office:value="0.7997776307" calcext:value-type="float">
            <text:p>0.7997776307</text:p>
          </table:table-cell>
        </table:table-row>
        <table:table-row table:style-name="ro1">
          <table:table-cell office:value-type="string" calcext:value-type="string">
            <text:p>iter47</text:p>
          </table:table-cell>
          <table:table-cell office:value-type="float" office:value="-0.222257804" calcext:value-type="float">
            <text:p>-0.222257804</text:p>
          </table:table-cell>
          <table:table-cell office:value-type="float" office:value="0.6529771073" calcext:value-type="float">
            <text:p>0.6529771073</text:p>
          </table:table-cell>
          <table:table-cell office:value-type="float" office:value="-1.0094882879" calcext:value-type="float">
            <text:p>-1.0094882879</text:p>
          </table:table-cell>
          <table:table-cell office:value-type="float" office:value="-1.1554657179" calcext:value-type="float">
            <text:p>-1.1554657179</text:p>
          </table:table-cell>
          <table:table-cell office:value-type="float" office:value="-0.222257804" calcext:value-type="float">
            <text:p>-0.222257804</text:p>
          </table:table-cell>
          <table:table-cell office:value-type="float" office:value="0.7557366551" calcext:value-type="float">
            <text:p>0.7557366551</text:p>
          </table:table-cell>
          <table:table-cell office:value-type="float" office:value="-1.1887439854" calcext:value-type="float">
            <text:p>-1.1887439854</text:p>
          </table:table-cell>
          <table:table-cell office:value-type="float" office:value="-1.3300410168" calcext:value-type="float">
            <text:p>-1.3300410168</text:p>
          </table:table-cell>
          <table:table-cell office:value-type="float" office:value="-0.3142019085" calcext:value-type="float">
            <text:p>-0.3142019085</text:p>
          </table:table-cell>
          <table:table-cell office:value-type="float" office:value="0.832806316" calcext:value-type="float">
            <text:p>0.832806316</text:p>
          </table:table-cell>
          <table:table-cell office:value-type="float" office:value="-1.0370660875" calcext:value-type="float">
            <text:p>-1.0370660875</text:p>
          </table:table-cell>
          <table:table-cell office:value-type="float" office:value="-1.1903807777" calcext:value-type="float">
            <text:p>-1.1903807777</text:p>
          </table:table-cell>
        </table:table-row>
        <table:table-row table:style-name="ro1">
          <table:table-cell office:value-type="string" calcext:value-type="string">
            <text:p>iter48</text:p>
          </table:table-cell>
          <table:table-cell office:value-type="float" office:value="2.131511271" calcext:value-type="float">
            <text:p>2.131511271</text:p>
          </table:table-cell>
          <table:table-cell office:value-type="float" office:value="2.2971298727" calcext:value-type="float">
            <text:p>2.2971298727</text:p>
          </table:table-cell>
          <table:table-cell office:value-type="float" office:value="1.4035691782" calcext:value-type="float">
            <text:p>1.4035691782</text:p>
          </table:table-cell>
          <table:table-cell office:value-type="float" office:value="1.3409610576" calcext:value-type="float">
            <text:p>1.3409610576</text:p>
          </table:table-cell>
          <table:table-cell office:value-type="float" office:value="0.7339608827" calcext:value-type="float">
            <text:p>0.7339608827</text:p>
          </table:table-cell>
          <table:table-cell office:value-type="float" office:value="1.1153950725" calcext:value-type="float">
            <text:p>1.1153950725</text:p>
          </table:table-cell>
          <table:table-cell office:value-type="float" office:value="1.417358078" calcext:value-type="float">
            <text:p>1.417358078</text:p>
          </table:table-cell>
          <table:table-cell office:value-type="float" office:value="1.3758761173" calcext:value-type="float">
            <text:p>1.3758761173</text:p>
          </table:table-cell>
          <table:table-cell office:value-type="float" office:value="0.9178490917" calcext:value-type="float">
            <text:p>0.9178490917</text:p>
          </table:table-cell>
          <table:table-cell office:value-type="float" office:value="1.2695343943" calcext:value-type="float">
            <text:p>1.2695343943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1.2885884679" calcext:value-type="float">
            <text:p>1.2885884679</text:p>
          </table:table-cell>
        </table:table-row>
        <table:table-row table:style-name="ro1">
          <table:table-cell office:value-type="string" calcext:value-type="string">
            <text:p>iter49</text:p>
          </table:table-cell>
          <table:table-cell office:value-type="float" office:value="0.0719633304" calcext:value-type="float">
            <text:p>0.0719633304</text:p>
          </table:table-cell>
          <table:table-cell office:value-type="float" office:value="0.0877995942" calcext:value-type="float">
            <text:p>0.0877995942</text:p>
          </table:table-cell>
          <table:table-cell office:value-type="float" office:value="0.1625681956" calcext:value-type="float">
            <text:p>0.1625681956</text:p>
          </table:table-cell>
          <table:table-cell office:value-type="float" office:value="-0.5444521714" calcext:value-type="float">
            <text:p>-0.5444521714</text:p>
          </table:table-cell>
          <table:table-cell office:value-type="float" office:value="-0.9026441773" calcext:value-type="float">
            <text:p>-0.9026441773</text:p>
          </table:table-cell>
          <table:table-cell office:value-type="float" office:value="0.3190085768" calcext:value-type="float">
            <text:p>0.3190085768</text:p>
          </table:table-cell>
          <table:table-cell office:value-type="float" office:value="0.1074125964" calcext:value-type="float">
            <text:p>0.1074125964</text:p>
          </table:table-cell>
          <table:table-cell office:value-type="float" office:value="-0.5444521714" calcext:value-type="float">
            <text:p>-0.5444521714</text:p>
          </table:table-cell>
          <table:table-cell office:value-type="float" office:value="-0.5716454011" calcext:value-type="float">
            <text:p>-0.5716454011</text:p>
          </table:table-cell>
          <table:table-cell office:value-type="float" office:value="0.6529771073" calcext:value-type="float">
            <text:p>0.6529771073</text:p>
          </table:table-cell>
          <table:table-cell office:value-type="float" office:value="0.066045897" calcext:value-type="float">
            <text:p>0.066045897</text:p>
          </table:table-cell>
          <table:table-cell office:value-type="float" office:value="-0.5619097013" calcext:value-type="float">
            <text:p>-0.5619097013</text:p>
          </table:table-cell>
        </table:table-row>
        <table:table-row table:style-name="ro1">
          <table:table-cell office:value-type="string" calcext:value-type="string">
            <text:p>iter50</text:p>
          </table:table-cell>
          <table:table-cell office:value-type="float" office:value="1.1936814052" calcext:value-type="float">
            <text:p>1.1936814052</text:p>
          </table:table-cell>
          <table:table-cell office:value-type="float" office:value="-0.3489284841" calcext:value-type="float">
            <text:p>-0.3489284841</text:p>
          </table:table-cell>
          <table:table-cell office:value-type="float" office:value="0.5900240896" calcext:value-type="float">
            <text:p>0.5900240896</text:p>
          </table:table-cell>
          <table:table-cell office:value-type="float" office:value="0.6950324513" calcext:value-type="float">
            <text:p>0.6950324513</text:p>
          </table:table-cell>
          <table:table-cell office:value-type="float" office:value="2.4257324054" calcext:value-type="float">
            <text:p>2.4257324054</text:p>
          </table:table-cell>
          <table:table-cell office:value-type="float" office:value="0.5245276725" calcext:value-type="float">
            <text:p>0.5245276725</text:p>
          </table:table-cell>
          <table:table-cell office:value-type="float" office:value="0.5900240896" calcext:value-type="float">
            <text:p>0.5900240896</text:p>
          </table:table-cell>
          <table:table-cell office:value-type="float" office:value="0.6601173915" calcext:value-type="float">
            <text:p>0.6601173915</text:p>
          </table:table-cell>
          <table:table-cell office:value-type="float" office:value="2.6463982562" calcext:value-type="float">
            <text:p>2.6463982562</text:p>
          </table:table-cell>
          <table:table-cell office:value-type="float" office:value="0.832806316" calcext:value-type="float">
            <text:p>0.832806316</text:p>
          </table:table-cell>
          <table:table-cell office:value-type="float" office:value="0.4797128912" calcext:value-type="float">
            <text:p>0.4797128912</text:p>
          </table:table-cell>
          <table:table-cell office:value-type="float" office:value="0.572829742" calcext:value-type="float">
            <text:p>0.572829742</text:p>
          </table:table-cell>
        </table:table-row>
        <table:table-row table:style-name="ro1">
          <table:table-cell office:value-type="string" calcext:value-type="string">
            <text:p>iter51</text:p>
          </table:table-cell>
          <table:table-cell office:value-type="float" office:value="-0.1119248786" calcext:value-type="float">
            <text:p>-0.1119248786</text:p>
          </table:table-cell>
          <table:table-cell office:value-type="float" office:value="1.2695343943" calcext:value-type="float">
            <text:p>1.2695343943</text:p>
          </table:table-cell>
          <table:table-cell office:value-type="float" office:value="-0.2510987986" calcext:value-type="float">
            <text:p>-0.2510987986</text:p>
          </table:table-cell>
          <table:table-cell office:value-type="float" office:value="-0.1254714539" calcext:value-type="float">
            <text:p>-0.1254714539</text:p>
          </table:table-cell>
          <table:table-cell office:value-type="float" office:value="-0.2038689831" calcext:value-type="float">
            <text:p>-0.2038689831</text:p>
          </table:table-cell>
          <table:table-cell office:value-type="float" office:value="-0.3746183711" calcext:value-type="float">
            <text:p>-0.3746183711</text:p>
          </table:table-cell>
          <table:table-cell office:value-type="float" office:value="-0.2373098988" calcext:value-type="float">
            <text:p>-0.2373098988</text:p>
          </table:table-cell>
          <table:table-cell office:value-type="float" office:value="-0.1603865137" calcext:value-type="float">
            <text:p>-0.1603865137</text:p>
          </table:table-cell>
          <table:table-cell office:value-type="float" office:value="-0.1487025204" calcext:value-type="float">
            <text:p>-0.1487025204</text:p>
          </table:table-cell>
          <table:table-cell office:value-type="float" office:value="-0.0663397276" calcext:value-type="float">
            <text:p>-0.0663397276</text:p>
          </table:table-cell>
          <table:table-cell office:value-type="float" office:value="-0.3476210972" calcext:value-type="float">
            <text:p>-0.3476210972</text:p>
          </table:table-cell>
          <table:table-cell office:value-type="float" office:value="-0.3000467529" calcext:value-type="float">
            <text:p>-0.3000467529</text:p>
          </table:table-cell>
        </table:table-row>
        <table:table-row table:style-name="ro1">
          <table:table-cell office:value-type="string" calcext:value-type="string">
            <text:p>iter52</text:p>
          </table:table-cell>
          <table:table-cell office:value-type="float" office:value="-0.773922431" calcext:value-type="float">
            <text:p>-0.773922431</text:p>
          </table:table-cell>
          <table:table-cell office:value-type="float" office:value="1.0383254117" calcext:value-type="float">
            <text:p>1.0383254117</text:p>
          </table:table-cell>
          <table:table-cell office:value-type="float" office:value="-0.5544545943" calcext:value-type="float">
            <text:p>-0.5544545943</text:p>
          </table:table-cell>
          <table:table-cell office:value-type="float" office:value="-0.5793672312" calcext:value-type="float">
            <text:p>-0.5793672312</text:p>
          </table:table-cell>
          <table:table-cell office:value-type="float" office:value="0.0903521513" calcext:value-type="float">
            <text:p>0.0903521513</text:p>
          </table:table-cell>
          <table:table-cell office:value-type="float" office:value="1.6548826987" calcext:value-type="float">
            <text:p>1.6548826987</text:p>
          </table:table-cell>
          <table:table-cell office:value-type="float" office:value="-0.3751988968" calcext:value-type="float">
            <text:p>-0.3751988968</text:p>
          </table:table-cell>
          <table:table-cell office:value-type="float" office:value="-0.3524193425" calcext:value-type="float">
            <text:p>-0.3524193425</text:p>
          </table:table-cell>
          <table:table-cell office:value-type="float" office:value="-0.1670913413" calcext:value-type="float">
            <text:p>-0.1670913413</text:p>
          </table:table-cell>
          <table:table-cell office:value-type="float" office:value="1.3209141682" calcext:value-type="float">
            <text:p>1.3209141682</text:p>
          </table:table-cell>
          <table:table-cell office:value-type="float" office:value="-0.5268767947" calcext:value-type="float">
            <text:p>-0.5268767947</text:p>
          </table:table-cell>
          <table:table-cell office:value-type="float" office:value="-0.5793672312" calcext:value-type="float">
            <text:p>-0.5793672312</text:p>
          </table:table-cell>
        </table:table-row>
        <table:table-row table:style-name="ro1">
          <table:table-cell office:value-type="string" calcext:value-type="string">
            <text:p>iter53</text:p>
          </table:table-cell>
          <table:table-cell office:value-type="float" office:value="0.3661844647" calcext:value-type="float">
            <text:p>0.3661844647</text:p>
          </table:table-cell>
          <table:table-cell office:value-type="float" office:value="0.807116429" calcext:value-type="float">
            <text:p>0.807116429</text:p>
          </table:table-cell>
          <table:table-cell office:value-type="float" office:value="0.7141241879" calcext:value-type="float">
            <text:p>0.7141241879</text:p>
          </table:table-cell>
          <table:table-cell office:value-type="float" office:value="0.7997776307" calcext:value-type="float">
            <text:p>0.7997776307</text:p>
          </table:table-cell>
          <table:table-cell office:value-type="float" office:value="-0.0751472368" calcext:value-type="float">
            <text:p>-0.0751472368</text:p>
          </table:table-cell>
          <table:table-cell office:value-type="float" office:value="0.6272872203" calcext:value-type="float">
            <text:p>0.6272872203</text:p>
          </table:table-cell>
          <table:table-cell office:value-type="float" office:value="0.8244353864" calcext:value-type="float">
            <text:p>0.8244353864</text:p>
          </table:table-cell>
          <table:table-cell office:value-type="float" office:value="0.9568953998" calcext:value-type="float">
            <text:p>0.9568953998</text:p>
          </table:table-cell>
          <table:table-cell office:value-type="float" office:value="-0.0567584159" calcext:value-type="float">
            <text:p>-0.0567584159</text:p>
          </table:table-cell>
          <table:table-cell office:value-type="float" office:value="0.5759074464" calcext:value-type="float">
            <text:p>0.5759074464</text:p>
          </table:table-cell>
          <table:table-cell office:value-type="float" office:value="0.9623243844" calcext:value-type="float">
            <text:p>0.9623243844</text:p>
          </table:table-cell>
          <table:table-cell office:value-type="float" office:value="1.2013008184" calcext:value-type="float">
            <text:p>1.2013008184</text:p>
          </table:table-cell>
        </table:table-row>
        <table:table-row table:style-name="ro1">
          <table:table-cell office:value-type="string" calcext:value-type="string">
            <text:p>iter54</text:p>
          </table:table-cell>
          <table:table-cell office:value-type="float" office:value="0.1271297931" calcext:value-type="float">
            <text:p>0.1271297931</text:p>
          </table:table-cell>
          <table:table-cell office:value-type="float" office:value="-2.8408475192" calcext:value-type="float">
            <text:p>-2.8408475192</text:p>
          </table:table-cell>
          <table:table-cell office:value-type="float" office:value="0.8933798854" calcext:value-type="float">
            <text:p>0.8933798854</text:p>
          </table:table-cell>
          <table:table-cell office:value-type="float" office:value="-1.1729232478" calcext:value-type="float">
            <text:p>-1.1729232478</text:p>
          </table:table-cell>
          <table:table-cell office:value-type="float" office:value="1.230459047" calcext:value-type="float">
            <text:p>1.230459047</text:p>
          </table:table-cell>
          <table:table-cell office:value-type="float" office:value="-2.2499801191" calcext:value-type="float">
            <text:p>-2.2499801191</text:p>
          </table:table-cell>
          <table:table-cell office:value-type="float" office:value="0.989902184" calcext:value-type="float">
            <text:p>0.989902184</text:p>
          </table:table-cell>
          <table:table-cell office:value-type="float" office:value="-1.1554657179" calcext:value-type="float">
            <text:p>-1.1554657179</text:p>
          </table:table-cell>
          <table:table-cell office:value-type="float" office:value="1.414347256" calcext:value-type="float">
            <text:p>1.414347256</text:p>
          </table:table-cell>
          <table:table-cell office:value-type="float" office:value="-1.9673913626" calcext:value-type="float">
            <text:p>-1.9673913626</text:p>
          </table:table-cell>
          <table:table-cell office:value-type="float" office:value="1.0864244827" calcext:value-type="float">
            <text:p>1.0864244827</text:p>
          </table:table-cell>
          <table:table-cell office:value-type="float" office:value="-1.0507205385" calcext:value-type="float">
            <text:p>-1.0507205385</text:p>
          </table:table-cell>
        </table:table-row>
        <table:table-row table:style-name="ro1">
          <table:table-cell office:value-type="string" calcext:value-type="string">
            <text:p>iter55</text:p>
          </table:table-cell>
          <table:table-cell office:value-type="float" office:value="2.0763448083" calcext:value-type="float">
            <text:p>2.0763448083</text:p>
          </table:table-cell>
          <table:table-cell office:value-type="float" office:value="2.091610777" calcext:value-type="float">
            <text:p>2.091610777</text:p>
          </table:table-cell>
          <table:table-cell office:value-type="float" office:value="1.2243134808" calcext:value-type="float">
            <text:p>1.2243134808</text:p>
          </table:table-cell>
          <table:table-cell office:value-type="float" office:value="1.9170595442" calcext:value-type="float">
            <text:p>1.9170595442</text:p>
          </table:table-cell>
          <table:table-cell office:value-type="float" office:value="1.5246801813" calcext:value-type="float">
            <text:p>1.5246801813</text:p>
          </table:table-cell>
          <table:table-cell office:value-type="float" office:value="1.0897051856" calcext:value-type="float">
            <text:p>1.0897051856</text:p>
          </table:table-cell>
          <table:table-cell office:value-type="float" office:value="1.1277911821" calcext:value-type="float">
            <text:p>1.1277911821</text:p>
          </table:table-cell>
          <table:table-cell office:value-type="float" office:value="1.8996020143" calcext:value-type="float">
            <text:p>1.8996020143</text:p>
          </table:table-cell>
          <table:table-cell office:value-type="float" office:value="1.8189013157" calcext:value-type="float">
            <text:p>1.8189013157</text:p>
          </table:table-cell>
          <table:table-cell office:value-type="float" office:value="1.3466040552" calcext:value-type="float">
            <text:p>1.3466040552</text:p>
          </table:table-cell>
          <table:table-cell office:value-type="float" office:value="1.0036910838" calcext:value-type="float">
            <text:p>1.0036910838</text:p>
          </table:table-cell>
          <table:table-cell office:value-type="float" office:value="1.8472294246" calcext:value-type="float">
            <text:p>1.8472294246</text:p>
          </table:table-cell>
        </table:table-row>
        <table:table-row table:style-name="ro1">
          <table:table-cell office:value-type="string" calcext:value-type="string">
            <text:p>iter56</text:p>
          </table:table-cell>
          <table:table-cell office:value-type="float" office:value="1.4879025396" calcext:value-type="float">
            <text:p>1.4879025396</text:p>
          </table:table-cell>
          <table:table-cell office:value-type="float" office:value="1.0897051856" calcext:value-type="float">
            <text:p>1.0897051856</text:p>
          </table:table-cell>
          <table:table-cell office:value-type="float" office:value="1.0174799837" calcext:value-type="float">
            <text:p>1.0174799837</text:p>
          </table:table-cell>
          <table:table-cell office:value-type="float" office:value="0.3982544431" calcext:value-type="float">
            <text:p>0.3982544431</text:p>
          </table:table-cell>
          <table:table-cell office:value-type="float" office:value="0.8994602708" calcext:value-type="float">
            <text:p>0.8994602708</text:p>
          </table:table-cell>
          <table:table-cell office:value-type="float" office:value="-0.3489284841" calcext:value-type="float">
            <text:p>-0.3489284841</text:p>
          </table:table-cell>
          <table:table-cell office:value-type="float" office:value="1.0726355829" calcext:value-type="float">
            <text:p>1.0726355829</text:p>
          </table:table-cell>
          <table:table-cell office:value-type="float" office:value="0.4506270328" calcext:value-type="float">
            <text:p>0.4506270328</text:p>
          </table:table-cell>
          <table:table-cell office:value-type="float" office:value="0.8075161663" calcext:value-type="float">
            <text:p>0.8075161663</text:p>
          </table:table-cell>
          <table:table-cell office:value-type="float" office:value="-0.425998145" calcext:value-type="float">
            <text:p>-0.425998145</text:p>
          </table:table-cell>
          <table:table-cell office:value-type="float" office:value="1.0864244827" calcext:value-type="float">
            <text:p>1.0864244827</text:p>
          </table:table-cell>
          <table:table-cell office:value-type="float" office:value="0.4855420926" calcext:value-type="float">
            <text:p>0.4855420926</text:p>
          </table:table-cell>
        </table:table-row>
        <table:table-row table:style-name="ro1">
          <table:table-cell office:value-type="string" calcext:value-type="string">
            <text:p>iter57</text:p>
          </table:table-cell>
          <table:table-cell office:value-type="float" office:value="-1.307198237" calcext:value-type="float">
            <text:p>-1.307198237</text:p>
          </table:table-cell>
          <table:table-cell office:value-type="float" office:value="-2.0701509104" calcext:value-type="float">
            <text:p>-2.0701509104</text:p>
          </table:table-cell>
          <table:table-cell office:value-type="float" office:value="-0.8578103901" calcext:value-type="float">
            <text:p>-0.8578103901</text:p>
          </table:table-cell>
          <table:table-cell office:value-type="float" office:value="-0.7190274704" calcext:value-type="float">
            <text:p>-0.7190274704</text:p>
          </table:table-cell>
          <table:table-cell office:value-type="float" office:value="-0.3325907294" calcext:value-type="float">
            <text:p>-0.3325907294</text:p>
          </table:table-cell>
          <table:table-cell office:value-type="float" office:value="-1.1196250929" calcext:value-type="float">
            <text:p>-1.1196250929</text:p>
          </table:table-cell>
          <table:table-cell office:value-type="float" office:value="-0.9956993881" calcext:value-type="float">
            <text:p>-0.9956993881</text:p>
          </table:table-cell>
          <table:table-cell office:value-type="float" office:value="-0.8761452395" calcext:value-type="float">
            <text:p>-0.8761452395</text:p>
          </table:table-cell>
          <table:table-cell office:value-type="float" office:value="-0.2590354458" calcext:value-type="float">
            <text:p>-0.2590354458</text:p>
          </table:table-cell>
          <table:table-cell office:value-type="float" office:value="-0.8370363364" calcext:value-type="float">
            <text:p>-0.8370363364</text:p>
          </table:table-cell>
          <table:table-cell office:value-type="float" office:value="-0.8302325904" calcext:value-type="float">
            <text:p>-0.8302325904</text:p>
          </table:table-cell>
          <table:table-cell office:value-type="float" office:value="-0.6841124106" calcext:value-type="float">
            <text:p>-0.6841124106</text:p>
          </table:table-cell>
        </table:table-row>
        <table:table-row table:style-name="ro1">
          <table:table-cell office:value-type="string" calcext:value-type="string">
            <text:p>iter58</text:p>
          </table:table-cell>
          <table:table-cell office:value-type="float" office:value="-0.4980901175" calcext:value-type="float">
            <text:p>-0.4980901175</text:p>
          </table:table-cell>
          <table:table-cell office:value-type="float" office:value="0.2419389159" calcext:value-type="float">
            <text:p>0.2419389159</text:p>
          </table:table-cell>
          <table:table-cell office:value-type="float" office:value="0.3969794924" calcext:value-type="float">
            <text:p>0.3969794924</text:p>
          </table:table-cell>
          <table:table-cell office:value-type="float" office:value="0.0840189049" calcext:value-type="float">
            <text:p>0.0840189049</text:p>
          </table:table-cell>
          <table:table-cell office:value-type="float" office:value="1.3591807933" calcext:value-type="float">
            <text:p>1.3591807933</text:p>
          </table:table-cell>
          <table:table-cell office:value-type="float" office:value="2.4769590814" calcext:value-type="float">
            <text:p>2.4769590814</text:p>
          </table:table-cell>
          <table:table-cell office:value-type="float" office:value="0.4521350916" calcext:value-type="float">
            <text:p>0.4521350916</text:p>
          </table:table-cell>
          <table:table-cell office:value-type="float" office:value="0.1538490245" calcext:value-type="float">
            <text:p>0.1538490245</text:p>
          </table:table-cell>
          <table:table-cell office:value-type="float" office:value="1.2488478679" calcext:value-type="float">
            <text:p>1.2488478679</text:p>
          </table:table-cell>
          <table:table-cell office:value-type="float" office:value="2.1686804379" calcext:value-type="float">
            <text:p>2.1686804379</text:p>
          </table:table-cell>
          <table:table-cell office:value-type="float" office:value="0.424557292" calcext:value-type="float">
            <text:p>0.424557292</text:p>
          </table:table-cell>
          <table:table-cell office:value-type="float" office:value="0.0141887853" calcext:value-type="float">
            <text:p>0.0141887853</text:p>
          </table:table-cell>
        </table:table-row>
        <table:table-row table:style-name="ro1">
          <table:table-cell office:value-type="string" calcext:value-type="string">
            <text:p>iter59</text:p>
          </table:table-cell>
          <table:table-cell office:value-type="float" office:value="0.3661844647" calcext:value-type="float">
            <text:p>0.3661844647</text:p>
          </table:table-cell>
          <table:table-cell office:value-type="float" office:value="3.4274848989" calcext:value-type="float">
            <text:p>3.4274848989</text:p>
          </table:table-cell>
          <table:table-cell office:value-type="float" office:value="1.8448139721" calcext:value-type="float">
            <text:p>1.8448139721</text:p>
          </table:table-cell>
          <table:table-cell office:value-type="float" office:value="2.9645113381" calcext:value-type="float">
            <text:p>2.9645113381</text:p>
          </table:table-cell>
          <table:table-cell office:value-type="float" office:value="0.8994602708" calcext:value-type="float">
            <text:p>0.8994602708</text:p>
          </table:table-cell>
          <table:table-cell office:value-type="float" office:value="3.6843837685" calcext:value-type="float">
            <text:p>3.6843837685</text:p>
          </table:table-cell>
          <table:table-cell office:value-type="float" office:value="1.8448139721" calcext:value-type="float">
            <text:p>1.8448139721</text:p>
          </table:table-cell>
          <table:table-cell office:value-type="float" office:value="2.9994263979" calcext:value-type="float">
            <text:p>2.9994263979</text:p>
          </table:table-cell>
          <table:table-cell office:value-type="float" office:value="0.8075161663" calcext:value-type="float">
            <text:p>0.8075161663</text:p>
          </table:table-cell>
          <table:table-cell office:value-type="float" office:value="3.5559343337" calcext:value-type="float">
            <text:p>3.5559343337</text:p>
          </table:table-cell>
          <table:table-cell office:value-type="float" office:value="1.9689140703" calcext:value-type="float">
            <text:p>1.9689140703</text:p>
          </table:table-cell>
          <table:table-cell office:value-type="float" office:value="3.1914592267" calcext:value-type="float">
            <text:p>3.1914592267</text:p>
          </table:table-cell>
        </table:table-row>
        <table:table-row table:style-name="ro1">
          <table:table-cell office:value-type="string" calcext:value-type="string">
            <text:p>iter60</text:p>
          </table:table-cell>
          <table:table-cell office:value-type="float" office:value="1.4695137187" calcext:value-type="float">
            <text:p>1.4695137187</text:p>
          </table:table-cell>
          <table:table-cell office:value-type="float" office:value="1.7833321335" calcext:value-type="float">
            <text:p>1.7833321335</text:p>
          </table:table-cell>
          <table:table-cell office:value-type="float" office:value="1.0312688835" calcext:value-type="float">
            <text:p>1.0312688835</text:p>
          </table:table-cell>
          <table:table-cell office:value-type="float" office:value="2.1963800226" calcext:value-type="float">
            <text:p>2.1963800226</text:p>
          </table:table-cell>
          <table:table-cell office:value-type="float" office:value="1.3224031515" calcext:value-type="float">
            <text:p>1.3224031515</text:p>
          </table:table-cell>
          <table:table-cell office:value-type="float" office:value="2.2971298727" calcext:value-type="float">
            <text:p>2.2971298727</text:p>
          </table:table-cell>
          <table:table-cell office:value-type="float" office:value="0.9071687852" calcext:value-type="float">
            <text:p>0.9071687852</text:p>
          </table:table-cell>
          <table:table-cell office:value-type="float" office:value="2.126549903" calcext:value-type="float">
            <text:p>2.126549903</text:p>
          </table:table-cell>
          <table:table-cell office:value-type="float" office:value="1.3591807933" calcext:value-type="float">
            <text:p>1.3591807933</text:p>
          </table:table-cell>
          <table:table-cell office:value-type="float" office:value="2.4255793075" calcext:value-type="float">
            <text:p>2.4255793075</text:p>
          </table:table-cell>
          <table:table-cell office:value-type="float" office:value="1.0174799837" calcext:value-type="float">
            <text:p>1.0174799837</text:p>
          </table:table-cell>
          <table:table-cell office:value-type="float" office:value="2.2138375524" calcext:value-type="float">
            <text:p>2.2138375524</text:p>
          </table:table-cell>
        </table:table-row>
        <table:table-row table:style-name="ro1">
          <table:table-cell office:value-type="string" calcext:value-type="string">
            <text:p>iter61</text:p>
          </table:table-cell>
          <table:table-cell office:value-type="float" office:value="2.9957858532" calcext:value-type="float">
            <text:p>2.9957858532</text:p>
          </table:table-cell>
          <table:table-cell office:value-type="float" office:value="2.3485096466" calcext:value-type="float">
            <text:p>2.3485096466</text:p>
          </table:table-cell>
          <table:table-cell office:value-type="float" office:value="2.6721479605" calcext:value-type="float">
            <text:p>2.6721479605</text:p>
          </table:table-cell>
          <table:table-cell office:value-type="float" office:value="2.9994263979" calcext:value-type="float">
            <text:p>2.9994263979</text:p>
          </table:table-cell>
          <table:table-cell office:value-type="float" office:value="1.1201261216" calcext:value-type="float">
            <text:p>1.1201261216</text:p>
          </table:table-cell>
          <table:table-cell office:value-type="float" office:value="0.7043568812" calcext:value-type="float">
            <text:p>0.7043568812</text:p>
          </table:table-cell>
          <table:table-cell office:value-type="float" office:value="2.8238258583" calcext:value-type="float">
            <text:p>2.8238258583</text:p>
          </table:table-cell>
          <table:table-cell office:value-type="float" office:value="3.1216291071" calcext:value-type="float">
            <text:p>3.1216291071</text:p>
          </table:table-cell>
          <table:table-cell office:value-type="float" office:value="1.1385149425" calcext:value-type="float">
            <text:p>1.1385149425</text:p>
          </table:table-cell>
          <table:table-cell office:value-type="float" office:value="0.8584962029" calcext:value-type="float">
            <text:p>0.8584962029</text:p>
          </table:table-cell>
          <table:table-cell office:value-type="float" office:value="2.6583590606" calcext:value-type="float">
            <text:p>2.6583590606</text:p>
          </table:table-cell>
          <table:table-cell office:value-type="float" office:value="2.9470538082" calcext:value-type="float">
            <text:p>2.9470538082</text:p>
          </table:table-cell>
        </table:table-row>
        <table:table-row table:style-name="ro1">
          <table:table-cell office:value-type="string" calcext:value-type="string">
            <text:p>iter62</text:p>
          </table:table-cell>
          <table:table-cell office:value-type="float" office:value="-1.5094752669" calcext:value-type="float">
            <text:p>-1.5094752669</text:p>
          </table:table-cell>
          <table:table-cell office:value-type="float" office:value="0.3960782377" calcext:value-type="float">
            <text:p>0.3960782377</text:p>
          </table:table-cell>
          <table:table-cell office:value-type="float" office:value="-1.078432787" calcext:value-type="float">
            <text:p>-1.078432787</text:p>
          </table:table-cell>
          <table:table-cell office:value-type="float" office:value="-0.5269946415" calcext:value-type="float">
            <text:p>-0.5269946415</text:p>
          </table:table-cell>
          <table:table-cell office:value-type="float" office:value="0.5868503155" calcext:value-type="float">
            <text:p>0.5868503155</text:p>
          </table:table-cell>
          <table:table-cell office:value-type="float" office:value="1.5264332639" calcext:value-type="float">
            <text:p>1.5264332639</text:p>
          </table:table-cell>
          <table:table-cell office:value-type="float" office:value="-1.0508549873" calcext:value-type="float">
            <text:p>-1.0508549873</text:p>
          </table:table-cell>
          <table:table-cell office:value-type="float" office:value="-0.5444521714" calcext:value-type="float">
            <text:p>-0.5444521714</text:p>
          </table:table-cell>
          <table:table-cell office:value-type="float" office:value="0.5132950319" calcext:value-type="float">
            <text:p>0.5132950319</text:p>
          </table:table-cell>
          <table:table-cell office:value-type="float" office:value="1.47505349" calcext:value-type="float">
            <text:p>1.47505349</text:p>
          </table:table-cell>
          <table:table-cell office:value-type="float" office:value="-1.0370660875" calcext:value-type="float">
            <text:p>-1.0370660875</text:p>
          </table:table-cell>
          <table:table-cell office:value-type="float" office:value="-0.4920795817" calcext:value-type="float">
            <text:p>-0.4920795817</text:p>
          </table:table-cell>
        </table:table-row>
        <table:table-row table:style-name="ro1">
          <table:table-cell office:value-type="string" calcext:value-type="string">
            <text:p>iter63</text:p>
          </table:table-cell>
          <table:table-cell office:value-type="float" office:value="-0.0015919532" calcext:value-type="float">
            <text:p>-0.0015919532</text:p>
          </table:table-cell>
          <table:table-cell office:value-type="float" office:value="0.7557366551" calcext:value-type="float">
            <text:p>0.7557366551</text:p>
          </table:table-cell>
          <table:table-cell office:value-type="float" office:value="0.134990396" calcext:value-type="float">
            <text:p>0.134990396</text:p>
          </table:table-cell>
          <table:table-cell office:value-type="float" office:value="0.5379146822" calcext:value-type="float">
            <text:p>0.5379146822</text:p>
          </table:table-cell>
          <table:table-cell office:value-type="float" office:value="-0.0935360577" calcext:value-type="float">
            <text:p>-0.0935360577</text:p>
          </table:table-cell>
          <table:table-cell office:value-type="float" office:value="-1.0168655451" calcext:value-type="float">
            <text:p>-1.0168655451</text:p>
          </table:table-cell>
          <table:table-cell office:value-type="float" office:value="0.0246791976" calcext:value-type="float">
            <text:p>0.0246791976</text:p>
          </table:table-cell>
          <table:table-cell office:value-type="float" office:value="0.3284243235" calcext:value-type="float">
            <text:p>0.3284243235</text:p>
          </table:table-cell>
          <table:table-cell office:value-type="float" office:value="0.1639074348" calcext:value-type="float">
            <text:p>0.1639074348</text:p>
          </table:table-cell>
          <table:table-cell office:value-type="float" office:value="-0.8370363364" calcext:value-type="float">
            <text:p>-0.8370363364</text:p>
          </table:table-cell>
          <table:table-cell office:value-type="float" office:value="0.4521350916" calcext:value-type="float">
            <text:p>0.4521350916</text:p>
          </table:table-cell>
          <table:table-cell office:value-type="float" office:value="0.7648625709" calcext:value-type="float">
            <text:p>0.7648625709</text:p>
          </table:table-cell>
        </table:table-row>
        <table:table-row table:style-name="ro1">
          <table:table-cell office:value-type="string" calcext:value-type="string">
            <text:p>iter64</text:p>
          </table:table-cell>
          <table:table-cell office:value-type="float" office:value="-1.1968653116" calcext:value-type="float">
            <text:p>-1.1968653116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-0.9543326887" calcext:value-type="float">
            <text:p>-0.9543326887</text:p>
          </table:table-cell>
          <table:table-cell office:value-type="float" office:value="-0.9459753591" calcext:value-type="float">
            <text:p>-0.9459753591</text:p>
          </table:table-cell>
          <table:table-cell office:value-type="float" office:value="-2.0059734312" calcext:value-type="float">
            <text:p>-2.0059734312</text:p>
          </table:table-cell>
          <table:table-cell office:value-type="float" office:value="0.0107299333" calcext:value-type="float">
            <text:p>0.0107299333</text:p>
          </table:table-cell>
          <table:table-cell office:value-type="float" office:value="-0.9543326887" calcext:value-type="float">
            <text:p>-0.9543326887</text:p>
          </table:table-cell>
          <table:table-cell office:value-type="float" office:value="-0.9459753591" calcext:value-type="float">
            <text:p>-0.9459753591</text:p>
          </table:table-cell>
          <table:table-cell office:value-type="float" office:value="-1.9875846103" calcext:value-type="float">
            <text:p>-1.9875846103</text:p>
          </table:table-cell>
          <table:table-cell office:value-type="float" office:value="0.1134894811" calcext:value-type="float">
            <text:p>0.1134894811</text:p>
          </table:table-cell>
          <table:table-cell office:value-type="float" office:value="-0.9129659893" calcext:value-type="float">
            <text:p>-0.9129659893</text:p>
          </table:table-cell>
          <table:table-cell office:value-type="float" office:value="-0.8412301797" calcext:value-type="float">
            <text:p>-0.8412301797</text:p>
          </table:table-cell>
        </table:table-row>
        <table:table-row table:style-name="ro1">
          <table:table-cell office:value-type="string" calcext:value-type="string">
            <text:p>iter65</text:p>
          </table:table-cell>
          <table:table-cell office:value-type="float" office:value="-0.7555336101" calcext:value-type="float">
            <text:p>-0.7555336101</text:p>
          </table:table-cell>
          <table:table-cell office:value-type="float" office:value="0.6272872203" calcext:value-type="float">
            <text:p>0.6272872203</text:p>
          </table:table-cell>
          <table:table-cell office:value-type="float" office:value="-0.9129659893" calcext:value-type="float">
            <text:p>-0.9129659893</text:p>
          </table:table-cell>
          <table:table-cell office:value-type="float" office:value="-1.2252958374" calcext:value-type="float">
            <text:p>-1.2252958374</text:p>
          </table:table-cell>
          <table:table-cell office:value-type="float" office:value="-0.5532565802" calcext:value-type="float">
            <text:p>-0.5532565802</text:p>
          </table:table-cell>
          <table:table-cell office:value-type="float" office:value="0.3446984638" calcext:value-type="float">
            <text:p>0.3446984638</text:p>
          </table:table-cell>
          <table:table-cell office:value-type="float" office:value="-1.0370660875" calcext:value-type="float">
            <text:p>-1.0370660875</text:p>
          </table:table-cell>
          <table:table-cell office:value-type="float" office:value="-1.4347861962" calcext:value-type="float">
            <text:p>-1.4347861962</text:p>
          </table:table-cell>
          <table:table-cell office:value-type="float" office:value="-0.5716454011" calcext:value-type="float">
            <text:p>-0.5716454011</text:p>
          </table:table-cell>
          <table:table-cell office:value-type="float" office:value="0.190559142" calcext:value-type="float">
            <text:p>0.190559142</text:p>
          </table:table-cell>
          <table:table-cell office:value-type="float" office:value="-0.9681215885" calcext:value-type="float">
            <text:p>-0.9681215885</text:p>
          </table:table-cell>
          <table:table-cell office:value-type="float" office:value="-1.2602108972" calcext:value-type="float">
            <text:p>-1.2602108972</text:p>
          </table:table-cell>
        </table:table-row>
        <table:table-row table:style-name="ro1">
          <table:table-cell office:value-type="string" calcext:value-type="string">
            <text:p>iter66</text:p>
          </table:table-cell>
          <table:table-cell office:value-type="float" office:value="-0.0751472368" calcext:value-type="float">
            <text:p>-0.0751472368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-0.430354496" calcext:value-type="float">
            <text:p>-0.430354496</text:p>
          </table:table-cell>
          <table:table-cell office:value-type="float" office:value="0.1538490245" calcext:value-type="float">
            <text:p>0.1538490245</text:p>
          </table:table-cell>
          <table:table-cell office:value-type="float" office:value="-1.1049212072" calcext:value-type="float">
            <text:p>-1.1049212072</text:p>
          </table:table-cell>
          <table:table-cell office:value-type="float" office:value="-0.6572071277" calcext:value-type="float">
            <text:p>-0.6572071277</text:p>
          </table:table-cell>
          <table:table-cell office:value-type="float" office:value="-0.3476210972" calcext:value-type="float">
            <text:p>-0.3476210972</text:p>
          </table:table-cell>
          <table:table-cell office:value-type="float" office:value="0.1887640843" calcext:value-type="float">
            <text:p>0.1887640843</text:p>
          </table:table-cell>
          <table:table-cell office:value-type="float" office:value="-0.9026441773" calcext:value-type="float">
            <text:p>-0.9026441773</text:p>
          </table:table-cell>
          <table:table-cell office:value-type="float" office:value="-0.1177195015" calcext:value-type="float">
            <text:p>-0.1177195015</text:p>
          </table:table-cell>
          <table:table-cell office:value-type="float" office:value="-0.5820323939" calcext:value-type="float">
            <text:p>-0.5820323939</text:p>
          </table:table-cell>
          <table:table-cell office:value-type="float" office:value="-0.0032687446" calcext:value-type="float">
            <text:p>-0.0032687446</text:p>
          </table:table-cell>
        </table:table-row>
        <table:table-row table:style-name="ro1">
          <table:table-cell office:value-type="string" calcext:value-type="string">
            <text:p>iter67</text:p>
          </table:table-cell>
          <table:table-cell office:value-type="float" office:value="-1.6198081923" calcext:value-type="float">
            <text:p>-1.6198081923</text:p>
          </table:table-cell>
          <table:table-cell office:value-type="float" office:value="-1.7875621539" calcext:value-type="float">
            <text:p>-1.7875621539</text:p>
          </table:table-cell>
          <table:table-cell office:value-type="float" office:value="-1.1197994864" calcext:value-type="float">
            <text:p>-1.1197994864</text:p>
          </table:table-cell>
          <table:table-cell office:value-type="float" office:value="-2.2203750416" calcext:value-type="float">
            <text:p>-2.2203750416</text:p>
          </table:table-cell>
          <table:table-cell office:value-type="float" office:value="-0.4980901175" calcext:value-type="float">
            <text:p>-0.4980901175</text:p>
          </table:table-cell>
          <table:table-cell office:value-type="float" office:value="-0.6315172407" calcext:value-type="float">
            <text:p>-0.6315172407</text:p>
          </table:table-cell>
          <table:table-cell office:value-type="float" office:value="-1.0508549873" calcext:value-type="float">
            <text:p>-1.0508549873</text:p>
          </table:table-cell>
          <table:table-cell office:value-type="float" office:value="-2.0807148024" calcext:value-type="float">
            <text:p>-2.0807148024</text:p>
          </table:table-cell>
          <table:table-cell office:value-type="float" office:value="-0.2590354458" calcext:value-type="float">
            <text:p>-0.2590354458</text:p>
          </table:table-cell>
          <table:table-cell office:value-type="float" office:value="-0.2975487102" calcext:value-type="float">
            <text:p>-0.2975487102</text:p>
          </table:table-cell>
          <table:table-cell office:value-type="float" office:value="-1.2025328852" calcext:value-type="float">
            <text:p>-1.2025328852</text:p>
          </table:table-cell>
          <table:table-cell office:value-type="float" office:value="-2.1680024519" calcext:value-type="float">
            <text:p>-2.1680024519</text:p>
          </table:table-cell>
        </table:table-row>
        <table:table-row table:style-name="ro1">
          <table:table-cell office:value-type="string" calcext:value-type="string">
            <text:p>iter68</text:p>
          </table:table-cell>
          <table:table-cell office:value-type="float" office:value="1.2120702261" calcext:value-type="float">
            <text:p>1.2120702261</text:p>
          </table:table-cell>
          <table:table-cell office:value-type="float" office:value="1.2181546204" calcext:value-type="float">
            <text:p>1.2181546204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1.3060459978" calcext:value-type="float">
            <text:p>1.3060459978</text:p>
          </table:table-cell>
          <table:table-cell office:value-type="float" office:value="0.9362379126" calcext:value-type="float">
            <text:p>0.9362379126</text:p>
          </table:table-cell>
          <table:table-cell office:value-type="float" office:value="0.7300467682" calcext:value-type="float">
            <text:p>0.7300467682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1.271130938" calcext:value-type="float">
            <text:p>1.271130938</text:p>
          </table:table-cell>
          <table:table-cell office:value-type="float" office:value="1.1569037634" calcext:value-type="float">
            <text:p>1.1569037634</text:p>
          </table:table-cell>
          <table:table-cell office:value-type="float" office:value="0.9612557508" calcext:value-type="float">
            <text:p>0.9612557508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1.2885884679" calcext:value-type="float">
            <text:p>1.2885884679</text:p>
          </table:table-cell>
        </table:table-row>
        <table:table-row table:style-name="ro1">
          <table:table-cell office:value-type="string" calcext:value-type="string">
            <text:p>iter69</text:p>
          </table:table-cell>
          <table:table-cell office:value-type="float" office:value="-0.0751472368" calcext:value-type="float">
            <text:p>-0.0751472368</text:p>
          </table:table-cell>
          <table:table-cell office:value-type="float" office:value="0.7557366551" calcext:value-type="float">
            <text:p>0.7557366551</text:p>
          </table:table-cell>
          <table:table-cell office:value-type="float" office:value="-0.4441433959" calcext:value-type="float">
            <text:p>-0.4441433959</text:p>
          </table:table-cell>
          <table:table-cell office:value-type="float" office:value="0.1014764348" calcext:value-type="float">
            <text:p>0.1014764348</text:p>
          </table:table-cell>
          <table:table-cell office:value-type="float" office:value="-0.3325907294" calcext:value-type="float">
            <text:p>-0.3325907294</text:p>
          </table:table-cell>
          <table:table-cell office:value-type="float" office:value="-0.3489284841" calcext:value-type="float">
            <text:p>-0.3489284841</text:p>
          </table:table-cell>
          <table:table-cell office:value-type="float" office:value="-0.5130878949" calcext:value-type="float">
            <text:p>-0.5130878949</text:p>
          </table:table-cell>
          <table:table-cell office:value-type="float" office:value="0.0316463152" calcext:value-type="float">
            <text:p>0.0316463152</text:p>
          </table:table-cell>
          <table:table-cell office:value-type="float" office:value="-0.2958130876" calcext:value-type="float">
            <text:p>-0.2958130876</text:p>
          </table:table-cell>
          <table:table-cell office:value-type="float" office:value="-0.451688032" calcext:value-type="float">
            <text:p>-0.451688032</text:p>
          </table:table-cell>
          <table:table-cell office:value-type="float" office:value="-0.5130878949" calcext:value-type="float">
            <text:p>-0.5130878949</text:p>
          </table:table-cell>
          <table:table-cell office:value-type="float" office:value="0.0316463152" calcext:value-type="float">
            <text:p>0.0316463152</text:p>
          </table:table-cell>
        </table:table-row>
        <table:table-row table:style-name="ro1">
          <table:table-cell office:value-type="string" calcext:value-type="string">
            <text:p>iter70</text:p>
          </table:table-cell>
          <table:table-cell office:value-type="float" office:value="1.5982354649" calcext:value-type="float">
            <text:p>1.5982354649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1.4449358777" calcext:value-type="float">
            <text:p>1.4449358777</text:p>
          </table:table-cell>
          <table:table-cell office:value-type="float" office:value="1.3060459978" calcext:value-type="float">
            <text:p>1.3060459978</text:p>
          </table:table-cell>
          <table:table-cell office:value-type="float" office:value="1.0649596589" calcext:value-type="float">
            <text:p>1.0649596589</text:p>
          </table:table-cell>
          <table:table-cell office:value-type="float" office:value="1.9374714552" calcext:value-type="float">
            <text:p>1.9374714552</text:p>
          </table:table-cell>
          <table:table-cell office:value-type="float" office:value="1.3759913786" calcext:value-type="float">
            <text:p>1.3759913786</text:p>
          </table:table-cell>
          <table:table-cell office:value-type="float" office:value="1.3060459978" calcext:value-type="float">
            <text:p>1.3060459978</text:p>
          </table:table-cell>
          <table:table-cell office:value-type="float" office:value="0.8442938081" calcext:value-type="float">
            <text:p>0.8442938081</text:p>
          </table:table-cell>
          <table:table-cell office:value-type="float" office:value="1.6805725857" calcext:value-type="float">
            <text:p>1.6805725857</text:p>
          </table:table-cell>
          <table:table-cell office:value-type="float" office:value="1.3208357794" calcext:value-type="float">
            <text:p>1.3208357794</text:p>
          </table:table-cell>
          <table:table-cell office:value-type="float" office:value="1.271130938" calcext:value-type="float">
            <text:p>1.271130938</text:p>
          </table:table-cell>
        </table:table-row>
        <table:table-row table:style-name="ro1">
          <table:table-cell office:value-type="string" calcext:value-type="string">
            <text:p>iter71</text:p>
          </table:table-cell>
          <table:table-cell office:value-type="float" office:value="0.0167968677" calcext:value-type="float">
            <text:p>0.0167968677</text:p>
          </table:table-cell>
          <table:table-cell office:value-type="float" office:value="0.9098759769" calcext:value-type="float">
            <text:p>0.9098759769</text:p>
          </table:table-cell>
          <table:table-cell office:value-type="float" office:value="-0.1132098005" calcext:value-type="float">
            <text:p>-0.1132098005</text:p>
          </table:table-cell>
          <table:table-cell office:value-type="float" office:value="0.5204571523" calcext:value-type="float">
            <text:p>0.5204571523</text:p>
          </table:table-cell>
          <table:table-cell office:value-type="float" office:value="-0.4797012966" calcext:value-type="float">
            <text:p>-0.4797012966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-0.0994209007" calcext:value-type="float">
            <text:p>-0.0994209007</text:p>
          </table:table-cell>
          <table:table-cell office:value-type="float" office:value="0.5553722121" calcext:value-type="float">
            <text:p>0.5553722121</text:p>
          </table:table-cell>
          <table:table-cell office:value-type="float" office:value="-0.2958130876" calcext:value-type="float">
            <text:p>-0.2958130876</text:p>
          </table:table-cell>
          <table:table-cell office:value-type="float" office:value="0.7300467682" calcext:value-type="float">
            <text:p>0.7300467682</text:p>
          </table:table-cell>
          <table:table-cell office:value-type="float" office:value="-0.0442653015" calcext:value-type="float">
            <text:p>-0.0442653015</text:p>
          </table:table-cell>
          <table:table-cell office:value-type="float" office:value="0.7124899812" calcext:value-type="float">
            <text:p>0.7124899812</text:p>
          </table:table-cell>
        </table:table-row>
        <table:table-row table:style-name="ro1">
          <table:table-cell office:value-type="string" calcext:value-type="string">
            <text:p>iter72</text:p>
          </table:table-cell>
          <table:table-cell office:value-type="float" office:value="0.4029621065" calcext:value-type="float">
            <text:p>0.4029621065</text:p>
          </table:table-cell>
          <table:table-cell office:value-type="float" office:value="1.6035029248" calcext:value-type="float">
            <text:p>1.6035029248</text:p>
          </table:table-cell>
          <table:table-cell office:value-type="float" office:value="-0.1269987003" calcext:value-type="float">
            <text:p>-0.1269987003</text:p>
          </table:table-cell>
          <table:table-cell office:value-type="float" office:value="0.2236791441" calcext:value-type="float">
            <text:p>0.2236791441</text:p>
          </table:table-cell>
          <table:table-cell office:value-type="float" office:value="-0.6635895056" calcext:value-type="float">
            <text:p>-0.6635895056</text:p>
          </table:table-cell>
          <table:table-cell office:value-type="float" office:value="0.2419389159" calcext:value-type="float">
            <text:p>0.2419389159</text:p>
          </table:table-cell>
          <table:table-cell office:value-type="float" office:value="-0.2786765982" calcext:value-type="float">
            <text:p>-0.2786765982</text:p>
          </table:table-cell>
          <table:table-cell office:value-type="float" office:value="0.0141887853" calcext:value-type="float">
            <text:p>0.0141887853</text:p>
          </table:table-cell>
          <table:table-cell office:value-type="float" office:value="-0.3877571921" calcext:value-type="float">
            <text:p>-0.3877571921</text:p>
          </table:table-cell>
          <table:table-cell office:value-type="float" office:value="0.6015973334" calcext:value-type="float">
            <text:p>0.6015973334</text:p>
          </table:table-cell>
          <table:table-cell office:value-type="float" office:value="-0.2648876984" calcext:value-type="float">
            <text:p>-0.2648876984</text:p>
          </table:table-cell>
          <table:table-cell office:value-type="float" office:value="0.0840189049" calcext:value-type="float">
            <text:p>0.0840189049</text:p>
          </table:table-cell>
        </table:table-row>
        <table:table-row table:style-name="ro1">
          <table:table-cell office:value-type="string" calcext:value-type="string">
            <text:p>iter73</text:p>
          </table:table-cell>
          <table:table-cell office:value-type="float" office:value="-0.6268118638" calcext:value-type="float">
            <text:p>-0.6268118638</text:p>
          </table:table-cell>
          <table:table-cell office:value-type="float" office:value="-0.5030678059" calcext:value-type="float">
            <text:p>-0.5030678059</text:p>
          </table:table-cell>
          <table:table-cell office:value-type="float" office:value="-0.9956993881" calcext:value-type="float">
            <text:p>-0.9956993881</text:p>
          </table:table-cell>
          <table:table-cell office:value-type="float" office:value="-0.8237726498" calcext:value-type="float">
            <text:p>-0.8237726498</text:p>
          </table:table-cell>
          <table:table-cell office:value-type="float" office:value="-1.491086446" calcext:value-type="float">
            <text:p>-1.491086446</text:p>
          </table:table-cell>
          <table:table-cell office:value-type="float" office:value="-1.9930812496" calcext:value-type="float">
            <text:p>-1.9930812496</text:p>
          </table:table-cell>
          <table:table-cell office:value-type="float" office:value="-0.9956993881" calcext:value-type="float">
            <text:p>-0.9956993881</text:p>
          </table:table-cell>
          <table:table-cell office:value-type="float" office:value="-0.8586877096" calcext:value-type="float">
            <text:p>-0.8586877096</text:p>
          </table:table-cell>
          <table:table-cell office:value-type="float" office:value="-1.2336429534" calcext:value-type="float">
            <text:p>-1.2336429534</text:p>
          </table:table-cell>
          <table:table-cell office:value-type="float" office:value="-1.73618238" calcext:value-type="float">
            <text:p>-1.73618238</text:p>
          </table:table-cell>
          <table:table-cell office:value-type="float" office:value="-0.9267548891" calcext:value-type="float">
            <text:p>-0.9267548891</text:p>
          </table:table-cell>
          <table:table-cell office:value-type="float" office:value="-0.7190274704" calcext:value-type="float">
            <text:p>-0.7190274704</text:p>
          </table:table-cell>
        </table:table-row>
        <table:table-row table:style-name="ro1">
          <table:table-cell office:value-type="string" calcext:value-type="string">
            <text:p>iter74</text:p>
          </table:table-cell>
          <table:table-cell office:value-type="float" office:value="-1.2152541325" calcext:value-type="float">
            <text:p>-1.2152541325</text:p>
          </table:table-cell>
          <table:table-cell office:value-type="float" office:value="-3.1748160497" calcext:value-type="float">
            <text:p>-3.1748160497</text:p>
          </table:table-cell>
          <table:table-cell office:value-type="float" office:value="-0.8991770895" calcext:value-type="float">
            <text:p>-0.8991770895</text:p>
          </table:table-cell>
          <table:table-cell office:value-type="float" office:value="-1.3300410168" calcext:value-type="float">
            <text:p>-1.3300410168</text:p>
          </table:table-cell>
          <table:table-cell office:value-type="float" office:value="-0.2958130876" calcext:value-type="float">
            <text:p>-0.2958130876</text:p>
          </table:table-cell>
          <table:table-cell office:value-type="float" office:value="-0.6572071277" calcext:value-type="float">
            <text:p>-0.6572071277</text:p>
          </table:table-cell>
          <table:table-cell office:value-type="float" office:value="-1.0232771877" calcext:value-type="float">
            <text:p>-1.0232771877</text:p>
          </table:table-cell>
          <table:table-cell office:value-type="float" office:value="-1.4173286663" calcext:value-type="float">
            <text:p>-1.4173286663</text:p>
          </table:table-cell>
          <table:table-cell office:value-type="float" office:value="0.0167968677" calcext:value-type="float">
            <text:p>0.0167968677</text:p>
          </table:table-cell>
          <table:table-cell office:value-type="float" office:value="-0.4003082581" calcext:value-type="float">
            <text:p>-0.4003082581</text:p>
          </table:table-cell>
          <table:table-cell office:value-type="float" office:value="-1.078432787" calcext:value-type="float">
            <text:p>-1.078432787</text:p>
          </table:table-cell>
          <table:table-cell office:value-type="float" office:value="-1.4173286663" calcext:value-type="float">
            <text:p>-1.4173286663</text:p>
          </table:table-cell>
        </table:table-row>
        <table:table-row table:style-name="ro1">
          <table:table-cell office:value-type="string" calcext:value-type="string">
            <text:p>iter75</text:p>
          </table:table-cell>
          <table:table-cell office:value-type="float" office:value="2.1499000919" calcext:value-type="float">
            <text:p>2.1499000919</text:p>
          </table:table-cell>
          <table:table-cell office:value-type="float" office:value="2.5540287423" calcext:value-type="float">
            <text:p>2.5540287423</text:p>
          </table:table-cell>
          <table:table-cell office:value-type="float" office:value="2.134380868" calcext:value-type="float">
            <text:p>2.134380868</text:p>
          </table:table-cell>
          <table:table-cell office:value-type="float" office:value="1.4980788266" calcext:value-type="float">
            <text:p>1.4980788266</text:p>
          </table:table-cell>
          <table:table-cell office:value-type="float" office:value="2.6096206144" calcext:value-type="float">
            <text:p>2.6096206144</text:p>
          </table:table-cell>
          <table:table-cell office:value-type="float" office:value="2.2714399857" calcext:value-type="float">
            <text:p>2.2714399857</text:p>
          </table:table-cell>
          <table:table-cell office:value-type="float" office:value="2.0516474692" calcext:value-type="float">
            <text:p>2.0516474692</text:p>
          </table:table-cell>
          <table:table-cell office:value-type="float" office:value="1.4457062369" calcext:value-type="float">
            <text:p>1.4457062369</text:p>
          </table:table-cell>
          <table:table-cell office:value-type="float" office:value="2.8118976443" calcext:value-type="float">
            <text:p>2.8118976443</text:p>
          </table:table-cell>
          <table:table-cell office:value-type="float" office:value="2.4512691944" calcext:value-type="float">
            <text:p>2.4512691944</text:p>
          </table:table-cell>
          <table:table-cell office:value-type="float" office:value="2.1619586676" calcext:value-type="float">
            <text:p>2.1619586676</text:p>
          </table:table-cell>
          <table:table-cell office:value-type="float" office:value="1.5329938864" calcext:value-type="float">
            <text:p>1.5329938864</text:p>
          </table:table-cell>
        </table:table-row>
        <table:table-row table:style-name="ro1">
          <table:table-cell office:value-type="string" calcext:value-type="string">
            <text:p>iter76</text:p>
          </table:table-cell>
          <table:table-cell office:value-type="float" office:value="1.2488478679" calcext:value-type="float">
            <text:p>1.2488478679</text:p>
          </table:table-cell>
          <table:table-cell office:value-type="float" office:value="-0.0149599537" calcext:value-type="float">
            <text:p>-0.0149599537</text:p>
          </table:table-cell>
          <table:table-cell office:value-type="float" office:value="2.2171142668" calcext:value-type="float">
            <text:p>2.2171142668</text:p>
          </table:table-cell>
          <table:table-cell office:value-type="float" office:value="1.4806212967" calcext:value-type="float">
            <text:p>1.4806212967</text:p>
          </table:table-cell>
          <table:table-cell office:value-type="float" office:value="-0.3142019085" calcext:value-type="float">
            <text:p>-0.3142019085</text:p>
          </table:table-cell>
          <table:table-cell office:value-type="float" office:value="-1.0168655451" calcext:value-type="float">
            <text:p>-1.0168655451</text:p>
          </table:table-cell>
          <table:table-cell office:value-type="float" office:value="2.2722698661" calcext:value-type="float">
            <text:p>2.2722698661</text:p>
          </table:table-cell>
          <table:table-cell office:value-type="float" office:value="1.5155363565" calcext:value-type="float">
            <text:p>1.5155363565</text:p>
          </table:table-cell>
          <table:table-cell office:value-type="float" office:value="-0.3142019085" calcext:value-type="float">
            <text:p>-0.3142019085</text:p>
          </table:table-cell>
          <table:table-cell office:value-type="float" office:value="-0.9911756581" calcext:value-type="float">
            <text:p>-0.9911756581</text:p>
          </table:table-cell>
          <table:table-cell office:value-type="float" office:value="2.0102807697" calcext:value-type="float">
            <text:p>2.0102807697</text:p>
          </table:table-cell>
          <table:table-cell office:value-type="float" office:value="1.1663857586" calcext:value-type="float">
            <text:p>1.1663857586</text:p>
          </table:table-cell>
        </table:table-row>
        <table:table-row table:style-name="ro1">
          <table:table-cell office:value-type="string" calcext:value-type="string">
            <text:p>iter77</text:p>
          </table:table-cell>
          <table:table-cell office:value-type="float" office:value="-0.4797012966" calcext:value-type="float">
            <text:p>-0.4797012966</text:p>
          </table:table-cell>
          <table:table-cell office:value-type="float" office:value="-1.068245319" calcext:value-type="float">
            <text:p>-1.068245319</text:p>
          </table:table-cell>
          <table:table-cell office:value-type="float" office:value="-0.4165655962" calcext:value-type="float">
            <text:p>-0.4165655962</text:p>
          </table:table-cell>
          <table:table-cell office:value-type="float" office:value="0.4855420926" calcext:value-type="float">
            <text:p>0.4855420926</text:p>
          </table:table-cell>
          <table:table-cell office:value-type="float" office:value="-1.6014193714" calcext:value-type="float">
            <text:p>-1.6014193714</text:p>
          </table:table-cell>
          <table:table-cell office:value-type="float" office:value="-2.0958407974" calcext:value-type="float">
            <text:p>-2.0958407974</text:p>
          </table:table-cell>
          <table:table-cell office:value-type="float" office:value="-0.430354496" calcext:value-type="float">
            <text:p>-0.430354496</text:p>
          </table:table-cell>
          <table:table-cell office:value-type="float" office:value="0.4680845627" calcext:value-type="float">
            <text:p>0.4680845627</text:p>
          </table:table-cell>
          <table:table-cell office:value-type="float" office:value="-1.8036964013" calcext:value-type="float">
            <text:p>-1.8036964013</text:p>
          </table:table-cell>
          <table:table-cell office:value-type="float" office:value="-2.2756700061" calcext:value-type="float">
            <text:p>-2.2756700061</text:p>
          </table:table-cell>
          <table:table-cell office:value-type="float" office:value="-0.3889877966" calcext:value-type="float">
            <text:p>-0.3889877966</text:p>
          </table:table-cell>
          <table:table-cell office:value-type="float" office:value="0.572829742" calcext:value-type="float">
            <text:p>0.572829742</text:p>
          </table:table-cell>
        </table:table-row>
        <table:table-row table:style-name="ro1">
          <table:table-cell office:value-type="string" calcext:value-type="string">
            <text:p>iter78</text:p>
          </table:table-cell>
          <table:table-cell office:value-type="float" office:value="1.0097931962" calcext:value-type="float">
            <text:p>1.0097931962</text:p>
          </table:table-cell>
          <table:table-cell office:value-type="float" office:value="0.7043568812" calcext:value-type="float">
            <text:p>0.7043568812</text:p>
          </table:table-cell>
          <table:table-cell office:value-type="float" office:value="0.2039348951" calcext:value-type="float">
            <text:p>0.2039348951</text:p>
          </table:table-cell>
          <table:table-cell office:value-type="float" office:value="1.271130938" calcext:value-type="float">
            <text:p>1.271130938</text:p>
          </table:table-cell>
          <table:table-cell office:value-type="float" office:value="1.579846644" calcext:value-type="float">
            <text:p>1.579846644</text:p>
          </table:table-cell>
          <table:table-cell office:value-type="float" office:value="2.091610777" calcext:value-type="float">
            <text:p>2.091610777</text:p>
          </table:table-cell>
          <table:table-cell office:value-type="float" office:value="0.2315126947" calcext:value-type="float">
            <text:p>0.2315126947</text:p>
          </table:table-cell>
          <table:table-cell office:value-type="float" office:value="1.3060459978" calcext:value-type="float">
            <text:p>1.3060459978</text:p>
          </table:table-cell>
          <table:table-cell office:value-type="float" office:value="1.414347256" calcext:value-type="float">
            <text:p>1.414347256</text:p>
          </table:table-cell>
          <table:table-cell office:value-type="float" office:value="2.0145411161" calcext:value-type="float">
            <text:p>2.0145411161</text:p>
          </table:table-cell>
          <table:table-cell office:value-type="float" office:value="0.1487792958" calcext:value-type="float">
            <text:p>0.1487792958</text:p>
          </table:table-cell>
          <table:table-cell office:value-type="float" office:value="1.271130938" calcext:value-type="float">
            <text:p>1.271130938</text:p>
          </table:table-cell>
        </table:table-row>
        <table:table-row table:style-name="ro1">
          <table:table-cell office:value-type="string" calcext:value-type="string">
            <text:p>iter79</text:p>
          </table:table-cell>
          <table:table-cell office:value-type="float" office:value="-1.4543088042" calcext:value-type="float">
            <text:p>-1.4543088042</text:p>
          </table:table-cell>
          <table:table-cell office:value-type="float" office:value="-1.4022138495" calcext:value-type="float">
            <text:p>-1.4022138495</text:p>
          </table:table-cell>
          <table:table-cell office:value-type="float" office:value="-0.4027766964" calcext:value-type="float">
            <text:p>-0.4027766964</text:p>
          </table:table-cell>
          <table:table-cell office:value-type="float" office:value="-0.5269946415" calcext:value-type="float">
            <text:p>-0.5269946415</text:p>
          </table:table-cell>
          <table:table-cell office:value-type="float" office:value="-1.1233100281" calcext:value-type="float">
            <text:p>-1.1233100281</text:p>
          </table:table-cell>
          <table:table-cell office:value-type="float" office:value="-1.1453149799" calcext:value-type="float">
            <text:p>-1.1453149799</text:p>
          </table:table-cell>
          <table:table-cell office:value-type="float" office:value="-0.3476210972" calcext:value-type="float">
            <text:p>-0.3476210972</text:p>
          </table:table-cell>
          <table:table-cell office:value-type="float" office:value="-0.4746220518" calcext:value-type="float">
            <text:p>-0.4746220518</text:p>
          </table:table-cell>
          <table:table-cell office:value-type="float" office:value="-0.7555336101" calcext:value-type="float">
            <text:p>-0.7555336101</text:p>
          </table:table-cell>
          <table:table-cell office:value-type="float" office:value="-0.7856565625" calcext:value-type="float">
            <text:p>-0.7856565625</text:p>
          </table:table-cell>
          <table:table-cell office:value-type="float" office:value="-0.3476210972" calcext:value-type="float">
            <text:p>-0.3476210972</text:p>
          </table:table-cell>
          <table:table-cell office:value-type="float" office:value="-0.4746220518" calcext:value-type="float">
            <text:p>-0.4746220518</text:p>
          </table:table-cell>
        </table:table-row>
        <table:table-row table:style-name="ro1">
          <table:table-cell office:value-type="string" calcext:value-type="string">
            <text:p>iter80</text:p>
          </table:table-cell>
          <table:table-cell office:value-type="float" office:value="-0.8842553564" calcext:value-type="float">
            <text:p>-0.8842553564</text:p>
          </table:table-cell>
          <table:table-cell office:value-type="float" office:value="-1.2994543016" calcext:value-type="float">
            <text:p>-1.2994543016</text:p>
          </table:table-cell>
          <table:table-cell office:value-type="float" office:value="-0.5820323939" calcext:value-type="float">
            <text:p>-0.5820323939</text:p>
          </table:table-cell>
          <table:table-cell office:value-type="float" office:value="-0.4222494621" calcext:value-type="float">
            <text:p>-0.4222494621</text:p>
          </table:table-cell>
          <table:table-cell office:value-type="float" office:value="0.5132950319" calcext:value-type="float">
            <text:p>0.5132950319</text:p>
          </table:table-cell>
          <table:table-cell office:value-type="float" office:value="-0.1177195015" calcext:value-type="float">
            <text:p>-0.1177195015</text:p>
          </table:table-cell>
          <table:table-cell office:value-type="float" office:value="-0.6233990933" calcext:value-type="float">
            <text:p>-0.6233990933</text:p>
          </table:table-cell>
          <table:table-cell office:value-type="float" office:value="-0.5444521714" calcext:value-type="float">
            <text:p>-0.5444521714</text:p>
          </table:table-cell>
          <table:table-cell office:value-type="float" office:value="0.494906211" calcext:value-type="float">
            <text:p>0.494906211</text:p>
          </table:table-cell>
          <table:table-cell office:value-type="float" office:value="-0.0149599537" calcext:value-type="float">
            <text:p>-0.0149599537</text:p>
          </table:table-cell>
          <table:table-cell office:value-type="float" office:value="-0.6923435924" calcext:value-type="float">
            <text:p>-0.6923435924</text:p>
          </table:table-cell>
          <table:table-cell office:value-type="float" office:value="-0.5968247611" calcext:value-type="float">
            <text:p>-0.5968247611</text:p>
          </table:table-cell>
        </table:table-row>
        <table:table-row table:style-name="ro1">
          <table:table-cell office:value-type="string" calcext:value-type="string">
            <text:p>iter81</text:p>
          </table:table-cell>
          <table:table-cell office:value-type="float" office:value="1.763734853" calcext:value-type="float">
            <text:p>1.763734853</text:p>
          </table:table-cell>
          <table:table-cell office:value-type="float" office:value="2.1943703248" calcext:value-type="float">
            <text:p>2.1943703248</text:p>
          </table:table-cell>
          <table:table-cell office:value-type="float" office:value="1.9275473709" calcext:value-type="float">
            <text:p>1.9275473709</text:p>
          </table:table-cell>
          <table:table-cell office:value-type="float" office:value="1.9345170741" calcext:value-type="float">
            <text:p>1.9345170741</text:p>
          </table:table-cell>
          <table:table-cell office:value-type="float" office:value="1.0281820171" calcext:value-type="float">
            <text:p>1.0281820171</text:p>
          </table:table-cell>
          <table:table-cell office:value-type="float" office:value="0.807116429" calcext:value-type="float">
            <text:p>0.807116429</text:p>
          </table:table-cell>
          <table:table-cell office:value-type="float" office:value="1.8586028719" calcext:value-type="float">
            <text:p>1.8586028719</text:p>
          </table:table-cell>
          <table:table-cell office:value-type="float" office:value="1.8821444844" calcext:value-type="float">
            <text:p>1.8821444844</text:p>
          </table:table-cell>
          <table:table-cell office:value-type="float" office:value="1.1569037634" calcext:value-type="float">
            <text:p>1.1569037634</text:p>
          </table:table-cell>
          <table:table-cell office:value-type="float" office:value="0.9355658638" calcext:value-type="float">
            <text:p>0.9355658638</text:p>
          </table:table-cell>
          <table:table-cell office:value-type="float" office:value="1.8034472726" calcext:value-type="float">
            <text:p>1.8034472726</text:p>
          </table:table-cell>
          <table:table-cell office:value-type="float" office:value="1.8472294246" calcext:value-type="float">
            <text:p>1.8472294246</text:p>
          </table:table-cell>
        </table:table-row>
        <table:table-row table:style-name="ro1">
          <table:table-cell office:value-type="string" calcext:value-type="string">
            <text:p>iter82</text:p>
          </table:table-cell>
          <table:table-cell office:value-type="float" office:value="0.2926291811" calcext:value-type="float">
            <text:p>0.2926291811</text:p>
          </table:table-cell>
          <table:table-cell office:value-type="float" office:value="-1.4535936234" calcext:value-type="float">
            <text:p>-1.4535936234</text:p>
          </table:table-cell>
          <table:table-cell office:value-type="float" office:value="-0.8302325904" calcext:value-type="float">
            <text:p>-0.8302325904</text:p>
          </table:table-cell>
          <table:table-cell office:value-type="float" office:value="-0.1603865137" calcext:value-type="float">
            <text:p>-0.1603865137</text:p>
          </table:table-cell>
          <table:table-cell office:value-type="float" office:value="-0.9761994609" calcext:value-type="float">
            <text:p>-0.9761994609</text:p>
          </table:table-cell>
          <table:table-cell office:value-type="float" office:value="-2.0444610235" calcext:value-type="float">
            <text:p>-2.0444610235</text:p>
          </table:table-cell>
          <table:table-cell office:value-type="float" office:value="-0.8715992899" calcext:value-type="float">
            <text:p>-0.8715992899</text:p>
          </table:table-cell>
          <table:table-cell office:value-type="float" office:value="-0.2476741632" calcext:value-type="float">
            <text:p>-0.2476741632</text:p>
          </table:table-cell>
          <table:table-cell office:value-type="float" office:value="-0.6819783265" calcext:value-type="float">
            <text:p>-0.6819783265</text:p>
          </table:table-cell>
          <table:table-cell office:value-type="float" office:value="-1.684802606" calcext:value-type="float">
            <text:p>-1.684802606</text:p>
          </table:table-cell>
          <table:table-cell office:value-type="float" office:value="-0.788865891" calcext:value-type="float">
            <text:p>-0.788865891</text:p>
          </table:table-cell>
          <table:table-cell office:value-type="float" office:value="-0.2127591034" calcext:value-type="float">
            <text:p>-0.2127591034</text:p>
          </table:table-cell>
        </table:table-row>
        <table:table-row table:style-name="ro1">
          <table:table-cell office:value-type="string" calcext:value-type="string">
            <text:p>iter83</text:p>
          </table:table-cell>
          <table:table-cell office:value-type="float" office:value="2.1131224501" calcext:value-type="float">
            <text:p>2.1131224501</text:p>
          </table:table-cell>
          <table:table-cell office:value-type="float" office:value="-0.7342767885" calcext:value-type="float">
            <text:p>-0.7342767885</text:p>
          </table:table-cell>
          <table:table-cell office:value-type="float" office:value="1.1553689817" calcext:value-type="float">
            <text:p>1.1553689817</text:p>
          </table:table-cell>
          <table:table-cell office:value-type="float" office:value="0.5204571523" calcext:value-type="float">
            <text:p>0.5204571523</text:p>
          </table:table-cell>
          <table:table-cell office:value-type="float" office:value="0.1271297931" calcext:value-type="float">
            <text:p>0.1271297931</text:p>
          </table:table-cell>
          <table:table-cell office:value-type="float" office:value="-1.73618238" calcext:value-type="float">
            <text:p>-1.73618238</text:p>
          </table:table-cell>
          <table:table-cell office:value-type="float" office:value="1.0312688835" calcext:value-type="float">
            <text:p>1.0312688835</text:p>
          </table:table-cell>
          <table:table-cell office:value-type="float" office:value="0.3633393833" calcext:value-type="float">
            <text:p>0.3633393833</text:p>
          </table:table-cell>
          <table:table-cell office:value-type="float" office:value="-0.2406466249" calcext:value-type="float">
            <text:p>-0.2406466249</text:p>
          </table:table-cell>
          <table:table-cell office:value-type="float" office:value="-2.1986003452" calcext:value-type="float">
            <text:p>-2.1986003452</text:p>
          </table:table-cell>
          <table:table-cell office:value-type="float" office:value="1.2518912804" calcext:value-type="float">
            <text:p>1.2518912804</text:p>
          </table:table-cell>
          <table:table-cell office:value-type="float" office:value="0.6077448018" calcext:value-type="float">
            <text:p>0.6077448018</text:p>
          </table:table-cell>
        </table:table-row>
        <table:table-row table:style-name="ro1">
          <table:table-cell office:value-type="string" calcext:value-type="string">
            <text:p>iter84</text:p>
          </table:table-cell>
          <table:table-cell office:value-type="float" office:value="-2.3369722074" calcext:value-type="float">
            <text:p>-2.3369722074</text:p>
          </table:table-cell>
          <table:table-cell office:value-type="float" office:value="-2.2499801191" calcext:value-type="float">
            <text:p>-2.2499801191</text:p>
          </table:table-cell>
          <table:table-cell office:value-type="float" office:value="-1.933344575" calcext:value-type="float">
            <text:p>-1.933344575</text:p>
          </table:table-cell>
          <table:table-cell office:value-type="float" office:value="-2.3600352808" calcext:value-type="float">
            <text:p>-2.3600352808</text:p>
          </table:table-cell>
          <table:table-cell office:value-type="float" office:value="-1.9324181476" calcext:value-type="float">
            <text:p>-1.9324181476</text:p>
          </table:table-cell>
          <table:table-cell office:value-type="float" office:value="-2.1986003452" calcext:value-type="float">
            <text:p>-2.1986003452</text:p>
          </table:table-cell>
          <table:table-cell office:value-type="float" office:value="-1.9471334748" calcext:value-type="float">
            <text:p>-1.9471334748</text:p>
          </table:table-cell>
          <table:table-cell office:value-type="float" office:value="-2.3774928107" calcext:value-type="float">
            <text:p>-2.3774928107</text:p>
          </table:table-cell>
          <table:table-cell office:value-type="float" office:value="-1.6198081923" calcext:value-type="float">
            <text:p>-1.6198081923</text:p>
          </table:table-cell>
          <table:table-cell office:value-type="float" office:value="-2.0187711365" calcext:value-type="float">
            <text:p>-2.0187711365</text:p>
          </table:table-cell>
          <table:table-cell office:value-type="float" office:value="-2.0298668736" calcext:value-type="float">
            <text:p>-2.0298668736</text:p>
          </table:table-cell>
          <table:table-cell office:value-type="float" office:value="-2.4647804602" calcext:value-type="float">
            <text:p>-2.4647804602</text:p>
          </table:table-cell>
        </table:table-row>
        <table:table-row table:style-name="ro1">
          <table:table-cell office:value-type="string" calcext:value-type="string">
            <text:p>iter85</text:p>
          </table:table-cell>
          <table:table-cell office:value-type="float" office:value="1.4511248978" calcext:value-type="float">
            <text:p>1.4511248978</text:p>
          </table:table-cell>
          <table:table-cell office:value-type="float" office:value="-0.0663397276" calcext:value-type="float">
            <text:p>-0.0663397276</text:p>
          </table:table-cell>
          <table:table-cell office:value-type="float" office:value="0.3004571937" calcext:value-type="float">
            <text:p>0.3004571937</text:p>
          </table:table-cell>
          <table:table-cell office:value-type="float" office:value="1.1838432885" calcext:value-type="float">
            <text:p>1.1838432885</text:p>
          </table:table-cell>
          <table:table-cell office:value-type="float" office:value="-1.0313659236" calcext:value-type="float">
            <text:p>-1.0313659236</text:p>
          </table:table-cell>
          <table:table-cell office:value-type="float" office:value="-2.1215306844" calcext:value-type="float">
            <text:p>-2.1215306844</text:p>
          </table:table-cell>
          <table:table-cell office:value-type="float" office:value="0.3142460935" calcext:value-type="float">
            <text:p>0.3142460935</text:p>
          </table:table-cell>
          <table:table-cell office:value-type="float" office:value="1.1663857586" calcext:value-type="float">
            <text:p>1.1663857586</text:p>
          </table:table-cell>
          <table:table-cell office:value-type="float" office:value="-1.2152541325" calcext:value-type="float">
            <text:p>-1.2152541325</text:p>
          </table:table-cell>
          <table:table-cell office:value-type="float" office:value="-2.4554992148" calcext:value-type="float">
            <text:p>-2.4554992148</text:p>
          </table:table-cell>
          <table:table-cell office:value-type="float" office:value="0.1487792958" calcext:value-type="float">
            <text:p>0.1487792958</text:p>
          </table:table-cell>
          <table:table-cell office:value-type="float" office:value="1.096555639" calcext:value-type="float">
            <text:p>1.096555639</text:p>
          </table:table-cell>
        </table:table-row>
        <table:table-row table:style-name="ro1">
          <table:table-cell office:value-type="string" calcext:value-type="string">
            <text:p>iter86</text:p>
          </table:table-cell>
          <table:table-cell office:value-type="float" office:value="-0.3142019085" calcext:value-type="float">
            <text:p>-0.3142019085</text:p>
          </table:table-cell>
          <table:table-cell office:value-type="float" office:value="1.8860916813" calcext:value-type="float">
            <text:p>1.8860916813</text:p>
          </table:table-cell>
          <table:table-cell office:value-type="float" office:value="0.2039348951" calcext:value-type="float">
            <text:p>0.2039348951</text:p>
          </table:table-cell>
          <table:table-cell office:value-type="float" office:value="0.2585942039" calcext:value-type="float">
            <text:p>0.2585942039</text:p>
          </table:table-cell>
          <table:table-cell office:value-type="float" office:value="-1.0865323863" calcext:value-type="float">
            <text:p>-1.0865323863</text:p>
          </table:table-cell>
          <table:table-cell office:value-type="float" office:value="0.2676288029" calcext:value-type="float">
            <text:p>0.2676288029</text:p>
          </table:table-cell>
          <table:table-cell office:value-type="float" office:value="0.2177237949" calcext:value-type="float">
            <text:p>0.2177237949</text:p>
          </table:table-cell>
          <table:table-cell office:value-type="float" office:value="0.2760517338" calcext:value-type="float">
            <text:p>0.2760517338</text:p>
          </table:table-cell>
          <table:table-cell office:value-type="float" office:value="-1.0681435654" calcext:value-type="float">
            <text:p>-1.0681435654</text:p>
          </table:table-cell>
          <table:table-cell office:value-type="float" office:value="0.2419389159" calcext:value-type="float">
            <text:p>0.2419389159</text:p>
          </table:table-cell>
          <table:table-cell office:value-type="float" office:value="0.1487792958" calcext:value-type="float">
            <text:p>0.1487792958</text:p>
          </table:table-cell>
          <table:table-cell office:value-type="float" office:value="0.3284243235" calcext:value-type="float">
            <text:p>0.3284243235</text:p>
          </table:table-cell>
        </table:table-row>
        <table:table-row table:style-name="ro1">
          <table:table-cell office:value-type="string" calcext:value-type="string">
            <text:p>iter87</text:p>
          </table:table-cell>
          <table:table-cell office:value-type="float" office:value="0.494906211" calcext:value-type="float">
            <text:p>0.494906211</text:p>
          </table:table-cell>
          <table:table-cell office:value-type="float" office:value="1.2695343943" calcext:value-type="float">
            <text:p>1.2695343943</text:p>
          </table:table-cell>
          <table:table-cell office:value-type="float" office:value="0.7830686869" calcext:value-type="float">
            <text:p>0.7830686869</text:p>
          </table:table-cell>
          <table:table-cell office:value-type="float" office:value="0.572829742" calcext:value-type="float">
            <text:p>0.572829742</text:p>
          </table:table-cell>
          <table:table-cell office:value-type="float" office:value="-0.590034222" calcext:value-type="float">
            <text:p>-0.590034222</text:p>
          </table:table-cell>
          <table:table-cell office:value-type="float" office:value="0.4988377855" calcext:value-type="float">
            <text:p>0.4988377855</text:p>
          </table:table-cell>
          <table:table-cell office:value-type="float" office:value="0.493501791" calcext:value-type="float">
            <text:p>0.493501791</text:p>
          </table:table-cell>
          <table:table-cell office:value-type="float" office:value="0.3284243235" calcext:value-type="float">
            <text:p>0.3284243235</text:p>
          </table:table-cell>
          <table:table-cell office:value-type="float" office:value="-0.7003671474" calcext:value-type="float">
            <text:p>-0.7003671474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0.493501791" calcext:value-type="float">
            <text:p>0.493501791</text:p>
          </table:table-cell>
          <table:table-cell office:value-type="float" office:value="0.2935092637" calcext:value-type="float">
            <text:p>0.2935092637</text:p>
          </table:table-cell>
        </table:table-row>
        <table:table-row table:style-name="ro1">
          <table:table-cell office:value-type="string" calcext:value-type="string">
            <text:p>iter88</text:p>
          </table:table-cell>
          <table:table-cell office:value-type="float" office:value="-1.6381970132" calcext:value-type="float">
            <text:p>-1.6381970132</text:p>
          </table:table-cell>
          <table:table-cell office:value-type="float" office:value="-1.9160115887" calcext:value-type="float">
            <text:p>-1.9160115887</text:p>
          </table:table-cell>
          <table:table-cell office:value-type="float" office:value="-2.0988113727" calcext:value-type="float">
            <text:p>-2.0988113727</text:p>
          </table:table-cell>
          <table:table-cell office:value-type="float" office:value="-2.6568132891" calcext:value-type="float">
            <text:p>-2.6568132891</text:p>
          </table:table-cell>
          <table:table-cell office:value-type="float" office:value="0.0351856886" calcext:value-type="float">
            <text:p>0.0351856886</text:p>
          </table:table-cell>
          <table:table-cell office:value-type="float" office:value="-0.3489284841" calcext:value-type="float">
            <text:p>-0.3489284841</text:p>
          </table:table-cell>
          <table:table-cell office:value-type="float" office:value="-2.1126002725" calcext:value-type="float">
            <text:p>-2.1126002725</text:p>
          </table:table-cell>
          <table:table-cell office:value-type="float" office:value="-2.6218982293" calcext:value-type="float">
            <text:p>-2.6218982293</text:p>
          </table:table-cell>
          <table:table-cell office:value-type="float" office:value="0.0351856886" calcext:value-type="float">
            <text:p>0.0351856886</text:p>
          </table:table-cell>
          <table:table-cell office:value-type="float" office:value="-0.4773779189" calcext:value-type="float">
            <text:p>-0.4773779189</text:p>
          </table:table-cell>
          <table:table-cell office:value-type="float" office:value="-2.1401780721" calcext:value-type="float">
            <text:p>-2.1401780721</text:p>
          </table:table-cell>
          <table:table-cell office:value-type="float" office:value="-2.6393557592" calcext:value-type="float">
            <text:p>-2.6393557592</text:p>
          </table:table-cell>
        </table:table-row>
        <table:table-row table:style-name="ro1">
          <table:table-cell office:value-type="string" calcext:value-type="string">
            <text:p>iter89</text:p>
          </table:table-cell>
          <table:table-cell office:value-type="float" office:value="0.9362379126" calcext:value-type="float">
            <text:p>0.9362379126</text:p>
          </table:table-cell>
          <table:table-cell office:value-type="float" office:value="2.091610777" calcext:value-type="float">
            <text:p>2.091610777</text:p>
          </table:table-cell>
          <table:table-cell office:value-type="float" office:value="0.7830686869" calcext:value-type="float">
            <text:p>0.7830686869</text:p>
          </table:table-cell>
          <table:table-cell office:value-type="float" office:value="0.7124899812" calcext:value-type="float">
            <text:p>0.7124899812</text:p>
          </table:table-cell>
          <table:table-cell office:value-type="float" office:value="0.3845732856" calcext:value-type="float">
            <text:p>0.3845732856</text:p>
          </table:table-cell>
          <table:table-cell office:value-type="float" office:value="0.3703883507" calcext:value-type="float">
            <text:p>0.3703883507</text:p>
          </table:table-cell>
          <table:table-cell office:value-type="float" office:value="0.8658020858" calcext:value-type="float">
            <text:p>0.8658020858</text:p>
          </table:table-cell>
          <table:table-cell office:value-type="float" office:value="0.8521502204" calcext:value-type="float">
            <text:p>0.8521502204</text:p>
          </table:table-cell>
          <table:table-cell office:value-type="float" office:value="0.1822962557" calcext:value-type="float">
            <text:p>0.1822962557</text:p>
          </table:table-cell>
          <table:table-cell office:value-type="float" office:value="0.2419389159" calcext:value-type="float">
            <text:p>0.2419389159</text:p>
          </table:table-cell>
          <table:table-cell office:value-type="float" office:value="0.8106464866" calcext:value-type="float">
            <text:p>0.8106464866</text:p>
          </table:table-cell>
          <table:table-cell office:value-type="float" office:value="0.8346926905" calcext:value-type="float">
            <text:p>0.8346926905</text:p>
          </table:table-cell>
        </table:table-row>
        <table:table-row table:style-name="ro1">
          <table:table-cell office:value-type="string" calcext:value-type="string">
            <text:p>iter90</text:p>
          </table:table-cell>
          <table:table-cell office:value-type="float" office:value="-2.410527491" calcext:value-type="float">
            <text:p>-2.410527491</text:p>
          </table:table-cell>
          <table:table-cell office:value-type="float" office:value="-1.8132520408" calcext:value-type="float">
            <text:p>-1.8132520408</text:p>
          </table:table-cell>
          <table:table-cell office:value-type="float" office:value="-1.9471334748" calcext:value-type="float">
            <text:p>-1.9471334748</text:p>
          </table:table-cell>
          <table:table-cell office:value-type="float" office:value="-1.8712244437" calcext:value-type="float">
            <text:p>-1.8712244437</text:p>
          </table:table-cell>
          <table:table-cell office:value-type="float" office:value="-2.0243622521" calcext:value-type="float">
            <text:p>-2.0243622521</text:p>
          </table:table-cell>
          <table:table-cell office:value-type="float" office:value="-0.9141059973" calcext:value-type="float">
            <text:p>-0.9141059973</text:p>
          </table:table-cell>
          <table:table-cell office:value-type="float" office:value="-1.8368222763" calcext:value-type="float">
            <text:p>-1.8368222763</text:p>
          </table:table-cell>
          <table:table-cell office:value-type="float" office:value="-1.8013943241" calcext:value-type="float">
            <text:p>-1.8013943241</text:p>
          </table:table-cell>
          <table:table-cell office:value-type="float" office:value="-1.9875846103" calcext:value-type="float">
            <text:p>-1.9875846103</text:p>
          </table:table-cell>
          <table:table-cell office:value-type="float" office:value="-0.9911756581" calcext:value-type="float">
            <text:p>-0.9911756581</text:p>
          </table:table-cell>
          <table:table-cell office:value-type="float" office:value="-1.8368222763" calcext:value-type="float">
            <text:p>-1.8368222763</text:p>
          </table:table-cell>
          <table:table-cell office:value-type="float" office:value="-1.7664792643" calcext:value-type="float">
            <text:p>-1.7664792643</text:p>
          </table:table-cell>
        </table:table-row>
        <table:table-row table:style-name="ro1">
          <table:table-cell office:value-type="string" calcext:value-type="string">
            <text:p>iter91</text:p>
          </table:table-cell>
          <table:table-cell office:value-type="float" office:value="-1.3807535206" calcext:value-type="float">
            <text:p>-1.3807535206</text:p>
          </table:table-cell>
          <table:table-cell office:value-type="float" office:value="-0.4003082581" calcext:value-type="float">
            <text:p>-0.4003082581</text:p>
          </table:table-cell>
          <table:table-cell office:value-type="float" office:value="-0.3338321974" calcext:value-type="float">
            <text:p>-0.3338321974</text:p>
          </table:table-cell>
          <table:table-cell office:value-type="float" office:value="-0.5793672312" calcext:value-type="float">
            <text:p>-0.5793672312</text:p>
          </table:table-cell>
          <table:table-cell office:value-type="float" office:value="-2.6311933417" calcext:value-type="float">
            <text:p>-2.6311933417</text:p>
          </table:table-cell>
          <table:table-cell office:value-type="float" office:value="0.1134894811" calcext:value-type="float">
            <text:p>0.1134894811</text:p>
          </table:table-cell>
          <table:table-cell office:value-type="float" office:value="-0.3751988968" calcext:value-type="float">
            <text:p>-0.3751988968</text:p>
          </table:table-cell>
          <table:table-cell office:value-type="float" office:value="-0.6841124106" calcext:value-type="float">
            <text:p>-0.6841124106</text:p>
          </table:table-cell>
          <table:table-cell office:value-type="float" office:value="-2.759915088" calcext:value-type="float">
            <text:p>-2.759915088</text:p>
          </table:table-cell>
          <table:table-cell office:value-type="float" office:value="-0.0406498406" calcext:value-type="float">
            <text:p>-0.0406498406</text:p>
          </table:table-cell>
          <table:table-cell office:value-type="float" office:value="-0.2648876984" calcext:value-type="float">
            <text:p>-0.2648876984</text:p>
          </table:table-cell>
          <table:table-cell office:value-type="float" office:value="-0.614282291" calcext:value-type="float">
            <text:p>-0.614282291</text:p>
          </table:table-cell>
        </table:table-row>
        <table:table-row table:style-name="ro1">
          <table:table-cell office:value-type="string" calcext:value-type="string">
            <text:p>iter92</text:p>
          </table:table-cell>
          <table:table-cell office:value-type="float" office:value="2.3337883009" calcext:value-type="float">
            <text:p>2.3337883009</text:p>
          </table:table-cell>
          <table:table-cell office:value-type="float" office:value="-0.3232385972" calcext:value-type="float">
            <text:p>-0.3232385972</text:p>
          </table:table-cell>
          <table:table-cell office:value-type="float" office:value="1.0312688835" calcext:value-type="float">
            <text:p>1.0312688835</text:p>
          </table:table-cell>
          <table:table-cell office:value-type="float" office:value="1.4806212967" calcext:value-type="float">
            <text:p>1.4806212967</text:p>
          </table:table-cell>
          <table:table-cell office:value-type="float" office:value="1.1201261216" calcext:value-type="float">
            <text:p>1.1201261216</text:p>
          </table:table-cell>
          <table:table-cell office:value-type="float" office:value="-0.8113464494" calcext:value-type="float">
            <text:p>-0.8113464494</text:p>
          </table:table-cell>
          <table:table-cell office:value-type="float" office:value="1.2518912804" calcext:value-type="float">
            <text:p>1.2518912804</text:p>
          </table:table-cell>
          <table:table-cell office:value-type="float" office:value="1.6551965957" calcext:value-type="float">
            <text:p>1.6551965957</text:p>
          </table:table-cell>
          <table:table-cell office:value-type="float" office:value="1.1936814052" calcext:value-type="float">
            <text:p>1.1936814052</text:p>
          </table:table-cell>
          <table:table-cell office:value-type="float" office:value="-0.8884161103" calcext:value-type="float">
            <text:p>-0.8884161103</text:p>
          </table:table-cell>
          <table:table-cell office:value-type="float" office:value="0.920957685" calcext:value-type="float">
            <text:p>0.920957685</text:p>
          </table:table-cell>
          <table:table-cell office:value-type="float" office:value="1.3933336472" calcext:value-type="float">
            <text:p>1.3933336472</text:p>
          </table:table-cell>
        </table:table-row>
        <table:table-row table:style-name="ro1">
          <table:table-cell office:value-type="string" calcext:value-type="string">
            <text:p>iter93</text:p>
          </table:table-cell>
          <table:table-cell office:value-type="float" office:value="1.4695137187" calcext:value-type="float">
            <text:p>1.4695137187</text:p>
          </table:table-cell>
          <table:table-cell office:value-type="float" office:value="2.8109276119" calcext:value-type="float">
            <text:p>2.8109276119</text:p>
          </table:table-cell>
          <table:table-cell office:value-type="float" office:value="0.852013186" calcext:value-type="float">
            <text:p>0.852013186</text:p>
          </table:table-cell>
          <table:table-cell office:value-type="float" office:value="1.3235035277" calcext:value-type="float">
            <text:p>1.3235035277</text:p>
          </table:table-cell>
          <table:table-cell office:value-type="float" office:value="0.7155720618" calcext:value-type="float">
            <text:p>0.7155720618</text:p>
          </table:table-cell>
          <table:table-cell office:value-type="float" office:value="1.7062624726" calcext:value-type="float">
            <text:p>1.7062624726</text:p>
          </table:table-cell>
          <table:table-cell office:value-type="float" office:value="0.7830686869" calcext:value-type="float">
            <text:p>0.7830686869</text:p>
          </table:table-cell>
          <table:table-cell office:value-type="float" office:value="1.271130938" calcext:value-type="float">
            <text:p>1.271130938</text:p>
          </table:table-cell>
          <table:table-cell office:value-type="float" office:value="0.7707385245" calcext:value-type="float">
            <text:p>0.7707385245</text:p>
          </table:table-cell>
          <table:table-cell office:value-type="float" office:value="1.7833321335" calcext:value-type="float">
            <text:p>1.7833321335</text:p>
          </table:table-cell>
          <table:table-cell office:value-type="float" office:value="0.7968575867" calcext:value-type="float">
            <text:p>0.7968575867</text:p>
          </table:table-cell>
          <table:table-cell office:value-type="float" office:value="1.2536734081" calcext:value-type="float">
            <text:p>1.2536734081</text:p>
          </table:table-cell>
        </table:table-row>
        <table:table-row table:style-name="ro1">
          <table:table-cell office:value-type="string" calcext:value-type="string">
            <text:p>iter94</text:p>
          </table:table-cell>
          <table:table-cell office:value-type="float" office:value="0.6236279573" calcext:value-type="float">
            <text:p>0.6236279573</text:p>
          </table:table-cell>
          <table:table-cell office:value-type="float" office:value="1.3722939421" calcext:value-type="float">
            <text:p>1.3722939421</text:p>
          </table:table-cell>
          <table:table-cell office:value-type="float" office:value="0.8106464866" calcext:value-type="float">
            <text:p>0.8106464866</text:p>
          </table:table-cell>
          <table:table-cell office:value-type="float" office:value="0.7823201008" calcext:value-type="float">
            <text:p>0.7823201008</text:p>
          </table:table-cell>
          <table:table-cell office:value-type="float" office:value="-0.0015919532" calcext:value-type="float">
            <text:p>-0.0015919532</text:p>
          </table:table-cell>
          <table:table-cell office:value-type="float" office:value="0.7300467682" calcext:value-type="float">
            <text:p>0.7300467682</text:p>
          </table:table-cell>
          <table:table-cell office:value-type="float" office:value="0.8244353864" calcext:value-type="float">
            <text:p>0.8244353864</text:p>
          </table:table-cell>
          <table:table-cell office:value-type="float" office:value="0.747405041" calcext:value-type="float">
            <text:p>0.747405041</text:p>
          </table:table-cell>
          <table:table-cell office:value-type="float" office:value="0.0167968677" calcext:value-type="float">
            <text:p>0.0167968677</text:p>
          </table:table-cell>
          <table:table-cell office:value-type="float" office:value="0.9355658638" calcext:value-type="float">
            <text:p>0.9355658638</text:p>
          </table:table-cell>
          <table:table-cell office:value-type="float" office:value="0.7279130877" calcext:value-type="float">
            <text:p>0.7279130877</text:p>
          </table:table-cell>
          <table:table-cell office:value-type="float" office:value="0.5553722121" calcext:value-type="float">
            <text:p>0.5553722121</text:p>
          </table:table-cell>
        </table:table-row>
        <table:table-row table:style-name="ro1">
          <table:table-cell office:value-type="string" calcext:value-type="string">
            <text:p>iter95</text:p>
          </table:table-cell>
          <table:table-cell office:value-type="float" office:value="1.6534019276" calcext:value-type="float">
            <text:p>1.6534019276</text:p>
          </table:table-cell>
          <table:table-cell office:value-type="float" office:value="3.0935163684" calcext:value-type="float">
            <text:p>3.0935163684</text:p>
          </table:table-cell>
          <table:table-cell office:value-type="float" office:value="1.8310250722" calcext:value-type="float">
            <text:p>1.8310250722</text:p>
          </table:table-cell>
          <table:table-cell office:value-type="float" office:value="2.0916348432" calcext:value-type="float">
            <text:p>2.0916348432</text:p>
          </table:table-cell>
          <table:table-cell office:value-type="float" office:value="2.31539948" calcext:value-type="float">
            <text:p>2.31539948</text:p>
          </table:table-cell>
          <table:table-cell office:value-type="float" office:value="4.5064601512" calcext:value-type="float">
            <text:p>4.5064601512</text:p>
          </table:table-cell>
          <table:table-cell office:value-type="float" office:value="1.8861806715" calcext:value-type="float">
            <text:p>1.8861806715</text:p>
          </table:table-cell>
          <table:table-cell office:value-type="float" office:value="2.1440074329" calcext:value-type="float">
            <text:p>2.1440074329</text:p>
          </table:table-cell>
          <table:table-cell office:value-type="float" office:value="2.5912317935" calcext:value-type="float">
            <text:p>2.5912317935</text:p>
          </table:table-cell>
          <table:table-cell office:value-type="float" office:value="4.8147387947" calcext:value-type="float">
            <text:p>4.8147387947</text:p>
          </table:table-cell>
          <table:table-cell office:value-type="float" office:value="1.9689140703" calcext:value-type="float">
            <text:p>1.9689140703</text:p>
          </table:table-cell>
          <table:table-cell office:value-type="float" office:value="2.2138375524" calcext:value-type="float">
            <text:p>2.2138375524</text:p>
          </table:table-cell>
        </table:table-row>
        <table:table-row table:style-name="ro1">
          <table:table-cell office:value-type="string" calcext:value-type="string">
            <text:p>iter96</text:p>
          </table:table-cell>
          <table:table-cell office:value-type="float" office:value="0.5868503155" calcext:value-type="float">
            <text:p>0.5868503155</text:p>
          </table:table-cell>
          <table:table-cell office:value-type="float" office:value="0.9355658638" calcext:value-type="float">
            <text:p>0.9355658638</text:p>
          </table:table-cell>
          <table:table-cell office:value-type="float" office:value="0.4797128912" calcext:value-type="float">
            <text:p>0.4797128912</text:p>
          </table:table-cell>
          <table:table-cell office:value-type="float" office:value="0.7124899812" calcext:value-type="float">
            <text:p>0.7124899812</text:p>
          </table:table-cell>
          <table:table-cell office:value-type="float" office:value="0.3477956438" calcext:value-type="float">
            <text:p>0.3477956438</text:p>
          </table:table-cell>
          <table:table-cell office:value-type="float" office:value="-0.1690992754" calcext:value-type="float">
            <text:p>-0.1690992754</text:p>
          </table:table-cell>
          <table:table-cell office:value-type="float" office:value="0.3142460935" calcext:value-type="float">
            <text:p>0.3142460935</text:p>
          </table:table-cell>
          <table:table-cell office:value-type="float" office:value="0.572829742" calcext:value-type="float">
            <text:p>0.572829742</text:p>
          </table:table-cell>
          <table:table-cell office:value-type="float" office:value="0.4213509274" calcext:value-type="float">
            <text:p>0.4213509274</text:p>
          </table:table-cell>
          <table:table-cell office:value-type="float" office:value="-0.0406498406" calcext:value-type="float">
            <text:p>-0.0406498406</text:p>
          </table:table-cell>
          <table:table-cell office:value-type="float" office:value="0.4107683922" calcext:value-type="float">
            <text:p>0.4107683922</text:p>
          </table:table-cell>
          <table:table-cell office:value-type="float" office:value="0.5902872719" calcext:value-type="float">
            <text:p>0.5902872719</text:p>
          </table:table-cell>
        </table:table-row>
        <table:table-row table:style-name="ro1">
          <table:table-cell office:value-type="string" calcext:value-type="string">
            <text:p>iter97</text:p>
          </table:table-cell>
          <table:table-cell office:value-type="float" office:value="-1.9140293267" calcext:value-type="float">
            <text:p>-1.9140293267</text:p>
          </table:table-cell>
          <table:table-cell office:value-type="float" office:value="-2.994986841" calcext:value-type="float">
            <text:p>-2.994986841</text:p>
          </table:table-cell>
          <table:table-cell office:value-type="float" office:value="-0.7750769912" calcext:value-type="float">
            <text:p>-0.7750769912</text:p>
          </table:table-cell>
          <table:table-cell office:value-type="float" office:value="-1.1903807777" calcext:value-type="float">
            <text:p>-1.1903807777</text:p>
          </table:table-cell>
          <table:table-cell office:value-type="float" office:value="-0.0567584159" calcext:value-type="float">
            <text:p>-0.0567584159</text:p>
          </table:table-cell>
          <table:table-cell office:value-type="float" office:value="-1.4792835104" calcext:value-type="float">
            <text:p>-1.4792835104</text:p>
          </table:table-cell>
          <table:table-cell office:value-type="float" office:value="-0.8026547908" calcext:value-type="float">
            <text:p>-0.8026547908</text:p>
          </table:table-cell>
          <table:table-cell office:value-type="float" office:value="-1.2427533673" calcext:value-type="float">
            <text:p>-1.2427533673</text:p>
          </table:table-cell>
          <table:table-cell office:value-type="float" office:value="-0.1670913413" calcext:value-type="float">
            <text:p>-0.1670913413</text:p>
          </table:table-cell>
          <table:table-cell office:value-type="float" office:value="-1.5820430582" calcext:value-type="float">
            <text:p>-1.5820430582</text:p>
          </table:table-cell>
          <table:table-cell office:value-type="float" office:value="-1.0508549873" calcext:value-type="float">
            <text:p>-1.0508549873</text:p>
          </table:table-cell>
          <table:table-cell office:value-type="float" office:value="-1.5046163158" calcext:value-type="float">
            <text:p>-1.5046163158</text:p>
          </table:table-cell>
        </table:table-row>
        <table:table-row table:style-name="ro1">
          <table:table-cell office:value-type="string" calcext:value-type="string">
            <text:p>iter98</text:p>
          </table:table-cell>
          <table:table-cell office:value-type="float" office:value="-0.4429236548" calcext:value-type="float">
            <text:p>-0.4429236548</text:p>
          </table:table-cell>
          <table:table-cell office:value-type="float" office:value="-0.1690992754" calcext:value-type="float">
            <text:p>-0.1690992754</text:p>
          </table:table-cell>
          <table:table-cell office:value-type="float" office:value="0.134990396" calcext:value-type="float">
            <text:p>0.134990396</text:p>
          </table:table-cell>
          <table:table-cell office:value-type="float" office:value="-0.1254714539" calcext:value-type="float">
            <text:p>-0.1254714539</text:p>
          </table:table-cell>
          <table:table-cell office:value-type="float" office:value="-1.1233100281" calcext:value-type="float">
            <text:p>-1.1233100281</text:p>
          </table:table-cell>
          <table:table-cell office:value-type="float" office:value="-0.6828970146" calcext:value-type="float">
            <text:p>-0.6828970146</text:p>
          </table:table-cell>
          <table:table-cell office:value-type="float" office:value="-0.002898602" calcext:value-type="float">
            <text:p>-0.002898602</text:p>
          </table:table-cell>
          <table:table-cell office:value-type="float" office:value="-0.2476741632" calcext:value-type="float">
            <text:p>-0.2476741632</text:p>
          </table:table-cell>
          <table:table-cell office:value-type="float" office:value="-0.9945882818" calcext:value-type="float">
            <text:p>-0.9945882818</text:p>
          </table:table-cell>
          <table:table-cell office:value-type="float" office:value="-0.6058273537" calcext:value-type="float">
            <text:p>-0.6058273537</text:p>
          </table:table-cell>
          <table:table-cell office:value-type="float" office:value="-0.0442653015" calcext:value-type="float">
            <text:p>-0.0442653015</text:p>
          </table:table-cell>
          <table:table-cell office:value-type="float" office:value="-0.282589223" calcext:value-type="float">
            <text:p>-0.282589223</text:p>
          </table:table-cell>
        </table:table-row>
        <table:table-row table:style-name="ro1">
          <table:table-cell office:value-type="string" calcext:value-type="string">
            <text:p>iter99</text:p>
          </table:table-cell>
          <table:table-cell office:value-type="float" office:value="-0.0567584159" calcext:value-type="float">
            <text:p>-0.0567584159</text:p>
          </table:table-cell>
          <table:table-cell office:value-type="float" office:value="0.3190085768" calcext:value-type="float">
            <text:p>0.3190085768</text:p>
          </table:table-cell>
          <table:table-cell office:value-type="float" office:value="-0.6923435924" calcext:value-type="float">
            <text:p>-0.6923435924</text:p>
          </table:table-cell>
          <table:table-cell office:value-type="float" office:value="-1.2776684271" calcext:value-type="float">
            <text:p>-1.2776684271</text:p>
          </table:table-cell>
          <table:table-cell office:value-type="float" office:value="0.0535745095" calcext:value-type="float">
            <text:p>0.0535745095</text:p>
          </table:table-cell>
          <table:table-cell office:value-type="float" office:value="-0.0663397276" calcext:value-type="float">
            <text:p>-0.0663397276</text:p>
          </table:table-cell>
          <table:table-cell office:value-type="float" office:value="-0.6647657928" calcext:value-type="float">
            <text:p>-0.6647657928</text:p>
          </table:table-cell>
          <table:table-cell office:value-type="float" office:value="-1.2427533673" calcext:value-type="float">
            <text:p>-1.2427533673</text:p>
          </table:table-cell>
          <table:table-cell office:value-type="float" office:value="-0.1303136995" calcext:value-type="float">
            <text:p>-0.1303136995</text:p>
          </table:table-cell>
          <table:table-cell office:value-type="float" office:value="-0.2975487102" calcext:value-type="float">
            <text:p>-0.2975487102</text:p>
          </table:table-cell>
          <table:table-cell office:value-type="float" office:value="-0.6785546926" calcext:value-type="float">
            <text:p>-0.6785546926</text:p>
          </table:table-cell>
          <table:table-cell office:value-type="float" office:value="-1.2602108972" calcext:value-type="float">
            <text:p>-1.2602108972</text:p>
          </table:table-cell>
        </table:table-row>
        <table:table-row table:style-name="ro1">
          <table:table-cell office:value-type="string" calcext:value-type="string">
            <text:p>iter100</text:p>
          </table:table-cell>
          <table:table-cell office:value-type="float" office:value="1.1936814052" calcext:value-type="float">
            <text:p>1.1936814052</text:p>
          </table:table-cell>
          <table:table-cell office:value-type="float" office:value="0.6529771073" calcext:value-type="float">
            <text:p>0.6529771073</text:p>
          </table:table-cell>
          <table:table-cell office:value-type="float" office:value="1.4311469779" calcext:value-type="float">
            <text:p>1.4311469779</text:p>
          </table:table-cell>
          <table:table-cell office:value-type="float" office:value="1.3409610576" calcext:value-type="float">
            <text:p>1.3409610576</text:p>
          </table:table-cell>
          <table:table-cell office:value-type="float" office:value="0.2374627184" calcext:value-type="float">
            <text:p>0.2374627184</text:p>
          </table:table-cell>
          <table:table-cell office:value-type="float" office:value="-0.2204790493" calcext:value-type="float">
            <text:p>-0.2204790493</text:p>
          </table:table-cell>
          <table:table-cell office:value-type="float" office:value="1.3070468796" calcext:value-type="float">
            <text:p>1.3070468796</text:p>
          </table:table-cell>
          <table:table-cell office:value-type="float" office:value="1.2362158782" calcext:value-type="float">
            <text:p>1.2362158782</text:p>
          </table:table-cell>
          <table:table-cell office:value-type="float" office:value="-0.038369595" calcext:value-type="float">
            <text:p>-0.038369595</text:p>
          </table:table-cell>
          <table:table-cell office:value-type="float" office:value="-0.451688032" calcext:value-type="float">
            <text:p>-0.451688032</text:p>
          </table:table-cell>
          <table:table-cell office:value-type="float" office:value="1.3346246792" calcext:value-type="float">
            <text:p>1.3346246792</text:p>
          </table:table-cell>
          <table:table-cell office:value-type="float" office:value="1.271130938" calcext:value-type="float">
            <text:p>1.271130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65" meta:object-count="0"/>
    <meta:generator>LibreOffice/4.2.8.2$Linux_X86_64 LibreOffice_project/420m0$Build-2</meta:generator>
  </office:meta>
</office:document-meta>
</file>